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Industria-Solid" svg:font-family="Industria-Solid, Cambria"/>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onaco" svg:font-family="Monaco"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son_20_ayet">
      <style:text-properties style:font-name="Lato" fo:language="tr" fo:country="TR"/>
    </style:style>
    <style:style style:name="P4" style:family="paragraph" style:parent-style-name="TR_20_Kitap_20_Adi" style:master-page-name="Standard">
      <style:paragraph-properties style:page-number="auto"/>
      <style:text-properties style:font-name="Lato" fo:language="fr" fo:country="FR"/>
    </style:style>
    <style:style style:name="P5" style:family="paragraph" style:parent-style-name="TR_20_Baslik_20_4">
      <style:text-properties style:font-name="Lato" fo:language="tr" fo:country="TR"/>
    </style:style>
    <style:style style:name="P6" style:family="paragraph" style:parent-style-name="TR_20_Ayet">
      <style:text-properties style:font-name="Lato" fo:language="tr" fo:country="TR"/>
    </style:style>
    <style:style style:name="P7" style:family="paragraph" style:parent-style-name="TR_20_Alinti_20_Italik">
      <style:text-properties style:font-name="Lato" fo:language="tr" fo:country="TR"/>
    </style:style>
    <style:style style:name="P8" style:family="paragraph" style:parent-style-name="Contents_20_2">
      <style:text-properties style:font-name="Lato"/>
    </style:style>
    <style:style style:name="P9" style:family="paragraph" style:parent-style-name="Contents_20_5">
      <style:text-properties style:font-name="Lato"/>
    </style:style>
    <style:style style:name="P10" style:family="paragraph" style:parent-style-name="TR_20_Alinti">
      <style:text-properties style:font-name="Lato"/>
    </style:style>
    <style:style style:name="P11" style:family="paragraph" style:parent-style-name="TR_20_Alinti">
      <style:text-properties style:font-name="Lato" fo:language="tr" fo:country="TR"/>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text-properties style:font-name="Lato" fo:language="fr" fo:country="FR" fo:font-weight="bold" style:font-weight-asian="bold" style:font-name-complex="OptimaTurk" style:font-weight-complex="bold"/>
    </style:style>
    <style:style style:name="P15" style:family="paragraph" style:parent-style-name="TR_20_Ana_20_Metin">
      <style:text-properties style:font-name="Lato" fo:language="tr" fo:country="TR"/>
    </style:style>
    <style:style style:name="P16" style:family="paragraph" style:parent-style-name="TR_20_Ana_20_Metin">
      <style:paragraph-properties fo:text-align="center" style:justify-single-word="false"/>
      <style:text-properties style:font-name="Lato" fo:language="tr" fo:country="TR"/>
    </style:style>
    <style:style style:name="P17" style:family="paragraph" style:parent-style-name="TR_20_Ana_20_Metin">
      <style:text-properties style:font-name="Lato" fo:language="tr" fo:country="TR" style:font-name-complex="PalatinoTurk"/>
    </style:style>
    <style:style style:name="P18" style:family="paragraph" style:parent-style-name="TR_20_Ana_20_Metin">
      <style:text-properties style:font-name="Lato" fo:language="tr" fo:country="TR" fo:font-weight="bold" style:font-weight-asian="bold" style:font-weight-complex="bold"/>
    </style:style>
    <style:style style:name="P19" style:family="paragraph" style:parent-style-name="TR_20_Ana_20_Metin">
      <style:text-properties style:font-name="Lato" fo:font-size="9pt" fo:language="tr" fo:country="TR" style:font-size-asian="9pt" style:font-size-complex="9pt"/>
    </style:style>
    <style:style style:name="P20" style:family="paragraph" style:parent-style-name="TR_20_Ana_20_Metin">
      <style:paragraph-properties fo:text-align="center" style:justify-single-word="false"/>
      <style:text-properties style:font-name="Lato"/>
    </style:style>
    <style:style style:name="P21" style:family="paragraph" style:parent-style-name="TR_20_Ana_20_Metin">
      <style:text-properties style:font-name="Lato" fo:font-size="9.5pt" style:font-size-asian="9.5pt" style:font-size-complex="9.5pt"/>
    </style:style>
    <style:style style:name="P22" style:family="paragraph" style:parent-style-name="TR_20_Ana_20_Metin">
      <style:text-properties style:font-name="Lato" fo:font-size="12pt" style:font-size-asian="12pt" style:font-size-complex="12pt"/>
    </style:style>
    <style:style style:name="P23" style:family="paragraph" style:parent-style-name="TR_20_Ana_20_Metin">
      <style:text-properties style:font-name="Lato" fo:font-size="11.5pt" fo:language="tr" fo:country="TR" style:font-size-asian="11.5pt" style:font-size-complex="11.5pt"/>
    </style:style>
    <style:style style:name="P24" style:family="paragraph" style:parent-style-name="TR_20_Ana_20_Metin">
      <style:text-properties style:font-name="Lato" style:font-name-complex="Helvetica"/>
    </style:style>
    <style:style style:name="P25" style:family="paragraph" style:parent-style-name="TR_20_Ana_20_Metin">
      <style:text-properties style:font-name="Lato" fo:font-weight="bold" style:font-weight-asian="bold" style:font-weight-complex="bold"/>
    </style:style>
    <style:style style:name="P26" style:family="paragraph" style:parent-style-name="TR_20_Ana_20_Metin">
      <style:text-properties style:font-name="Lato" fo:font-size="25pt" fo:letter-spacing="0.088cm" fo:language="tr" fo:country="TR" style:font-size-asian="25pt" style:font-name-complex="Industria-Solid" style:font-size-complex="25pt"/>
    </style:style>
    <style:style style:name="P27" style:family="paragraph" style:parent-style-name="TR_20_Ana_20_Metin">
      <style:text-properties style:font-name="Lato" fo:language="en" fo:country="GB"/>
    </style:style>
    <style:style style:name="P28" style:family="paragraph" style:parent-style-name="TR_20_Ana_20_Metin">
      <style:text-properties style:font-name="Lato" fo:language="en" fo:country="GB" fo:font-style="italic" style:font-style-asian="italic" style:font-style-complex="italic"/>
    </style:style>
    <style:style style:name="P29" style:family="paragraph" style:parent-style-name="TR_20_Ana_20_Metin">
      <style:text-properties style:font-name="Lato" fo:font-size="8pt" fo:language="tr" fo:country="TR" fo:font-weight="bold" style:font-size-asian="8pt" style:font-weight-asian="bold" style:font-name-complex="HelveticaTurk" style:font-size-complex="8pt" style:font-weight-complex="bold"/>
    </style:style>
    <style:style style:name="P30" style:family="paragraph" style:parent-style-name="TR_20_Ana_20_Metin">
      <style:text-properties fo:text-transform="uppercase" style:font-name="Lato" fo:language="tr" fo:country="TR"/>
    </style:style>
    <style:style style:name="P31" style:family="paragraph" style:parent-style-name="TR_20_Ana_20_Metin">
      <style:text-properties style:text-position="super 58%" style:font-name="Lato"/>
    </style:style>
    <style:style style:name="P32" style:family="paragraph" style:parent-style-name="TR_20_Ana_20_Metin_20_Bold">
      <style:text-properties style:font-name="Lato"/>
    </style:style>
    <style:style style:name="P33" style:family="paragraph" style:parent-style-name="TR_20_Ana_20_Metin_20_Bold">
      <style:paragraph-properties fo:text-align="center" style:justify-single-word="false"/>
      <style:text-properties style:font-name="Lato"/>
    </style:style>
    <style:style style:name="P34" style:family="paragraph" style:parent-style-name="TR_20_Ana_20_Metin_20_Italic">
      <style:text-properties style:font-name="Lato"/>
    </style:style>
    <style:style style:name="P35" style:family="paragraph" style:parent-style-name="TR_20_Baslik_20_1">
      <style:paragraph-properties fo:break-before="page"/>
      <style:text-properties style:font-name="Lato"/>
    </style:style>
    <style:style style:name="P36" style:family="paragraph" style:parent-style-name="TR_20_Baslik_20_1">
      <style:paragraph-properties fo:break-before="page"/>
      <style:text-properties style:font-name="Lato" fo:language="tr" fo:country="TR"/>
    </style:style>
    <style:style style:name="P37" style:family="paragraph" style:parent-style-name="TR_20_Baslik_20_1">
      <style:text-properties style:font-name="Lato"/>
    </style:style>
    <style:style style:name="P38" style:family="paragraph" style:parent-style-name="TR_20_Baslik_20_1">
      <style:text-properties style:font-name="Lato" fo:language="tr" fo:country="TR"/>
    </style:style>
    <style:style style:name="P39" style:family="paragraph" style:parent-style-name="TR_20_Baslik_20_2">
      <style:text-properties style:font-name="Lato"/>
    </style:style>
    <style:style style:name="P40" style:family="paragraph" style:parent-style-name="TR_20_Baslik_20_2">
      <style:text-properties style:font-name="Lato" fo:language="tr" fo:country="TR"/>
    </style:style>
    <style:style style:name="P41" style:family="paragraph" style:parent-style-name="TR_20_Baslik_20_2">
      <style:text-properties style:font-name="Lato" fo:language="en" fo:country="GB"/>
    </style:style>
    <style:style style:name="P42" style:family="paragraph" style:parent-style-name="TR_20_Baslik_20_2">
      <style:paragraph-properties fo:break-before="page"/>
      <style:text-properties style:font-name="Lato"/>
    </style:style>
    <style:style style:name="P43" style:family="paragraph" style:parent-style-name="TR_20_Baslik_20_2">
      <style:paragraph-properties fo:break-before="page"/>
      <style:text-properties style:font-name="Lato" fo:language="tr" fo:country="TR"/>
    </style:style>
    <style:style style:name="P44" style:family="paragraph" style:parent-style-name="TR_20_Yazar_20_Adi">
      <style:text-properties style:font-name="Lato" fo:language="fr" fo:country="FR"/>
    </style:style>
    <style:style style:name="P45" style:family="paragraph" style:parent-style-name="Tr_20_Giris_20_1">
      <style:text-properties style:font-name="Lato"/>
    </style:style>
    <style:style style:name="P46" style:family="paragraph" style:parent-style-name="Tr_20_Giris_20_1">
      <style:paragraph-properties fo:text-align="end" style:justify-single-word="false"/>
      <style:text-properties style:font-name="Lato" fo:language="tr" fo:country="TR"/>
    </style:style>
    <style:style style:name="P47" style:family="paragraph" style:parent-style-name="Tr_20_Giris_20_1">
      <style:paragraph-properties fo:text-align="end" style:justify-single-word="false"/>
      <style:text-properties style:font-name="Lato"/>
    </style:style>
    <style:style style:name="T1" style:family="text">
      <style:text-properties fo:language="tr" fo:country="TR"/>
    </style:style>
    <style:style style:name="T2" style:family="text">
      <style:text-properties fo:language="tr" fo:country="TR" fo:font-weight="bold" style:font-weight-asian="bold" style:font-weight-complex="bold"/>
    </style:style>
    <style:style style:name="T3" style:family="text">
      <style:text-properties fo:language="tr" fo:country="TR" fo:font-style="italic" style:font-style-asian="italic"/>
    </style:style>
    <style:style style:name="T4" style:family="text">
      <style:text-properties fo:language="tr" fo:country="TR" fo:font-style="italic" style:font-style-asian="italic" style:font-style-complex="italic"/>
    </style:style>
    <style:style style:name="T5" style:family="text">
      <style:text-properties fo:language="tr" fo:country="TR" style:font-name-complex="Monaco"/>
    </style:style>
    <style:style style:name="T6" style:family="text">
      <style:text-properties fo:language="tr" fo:country="TR" style:font-name-complex="GaramondTurk" style:font-size-complex="11pt"/>
    </style:style>
    <style:style style:name="T7" style:family="text">
      <style:text-properties style:font-name="Zapf Dingbats" style:font-name-complex="Zapf Dingbats"/>
    </style:style>
    <style:style style:name="T8" style:family="text">
      <style:text-properties style:font-name="Monaco" style:font-name-complex="Monaco"/>
    </style:style>
    <style:style style:name="T9" style:family="text">
      <style:text-properties style:font-name="Monaco" fo:language="tr" fo:country="TR" style:font-name-complex="Monaco"/>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style:text-underline-mode="skip-white-space" style:text-overline-mode="skip-white-space" style:text-line-through-mode="skip-white-space"/>
    </style:style>
    <style:style style:name="T12" style:family="text">
      <style:text-properties fo:font-size="11.5pt" fo:language="tr" fo:country="TR" style:font-size-asian="11.5pt" style:font-size-complex="11.5pt"/>
    </style:style>
    <style:style style:name="T13" style:family="text">
      <style:text-properties fo:font-size="11.5pt" fo:language="tr" fo:country="TR" style:font-name-asian="Times New Roman" style:font-size-asian="11.5pt" style:font-size-complex="11.5pt"/>
    </style:style>
    <style:style style:name="T14" style:family="text">
      <style:text-properties fo:font-size="11.5pt" fo:language="tr" fo:country="TR" fo:font-style="italic" style:font-size-asian="11.5pt" style:font-style-asian="italic" style:font-size-complex="11.5pt" style:font-style-complex="italic"/>
    </style:style>
    <style:style style:name="T15" style:family="text">
      <style:text-properties style:font-name-asian="Times New Roman"/>
    </style:style>
    <style:style style:name="T16" style:family="text">
      <style:text-properties style:text-position="super 58%"/>
    </style:style>
    <style:style style:name="T17" style:family="text">
      <style:text-properties style:text-position="super 58%" fo:language="tr" fo:country="TR"/>
    </style:style>
    <style:style style:name="T18" style:family="text">
      <style:text-properties style:text-position="super 58%" fo:language="tr" fo:country="TR" fo:font-weight="bold" style:font-weight-asian="bold" style:font-weight-complex="bold"/>
    </style:style>
    <style:style style:name="T19" style:family="text">
      <style:text-properties style:text-position="super 58%" fo:language="tr" fo:country="TR" style:font-size-complex="11pt"/>
    </style:style>
    <style:style style:name="T20" style:family="text">
      <style:text-properties style:text-position="super 58%" fo:font-size="10pt" fo:language="tr" fo:country="TR" fo:font-weight="bold" style:font-size-asian="10pt" style:font-weight-asian="bold" style:font-weight-complex="bold"/>
    </style:style>
    <style:style style:name="T21" style:family="text">
      <style:text-properties style:text-position="super 58%" fo:font-size="11.5pt" fo:language="tr" fo:country="TR" style:font-size-asian="11.5pt" style:font-size-complex="11.5pt"/>
    </style:style>
    <style:style style:name="T22" style:family="text">
      <style:text-properties fo:font-weight="bold" style:font-weight-asian="bold" style:font-weight-complex="bold"/>
    </style:style>
    <style:style style:name="T23" style:family="text">
      <style:text-properties style:text-position="75% 100%" fo:language="tr" fo:country="TR"/>
    </style:style>
    <style:style style:name="T24" style:family="text">
      <style:text-properties fo:letter-spacing="-0.176cm" fo:language="tr" fo:country="TR"/>
    </style:style>
    <style:style style:name="T25" style:family="text">
      <style:text-properties fo:letter-spacing="-0.265cm" fo:language="tr" fo:country="TR"/>
    </style:style>
    <style:style style:name="T26" style:family="text">
      <style:text-properties style:font-name="GaramondTurk" fo:language="tr" fo:country="TR" style:font-name-complex="GaramondTurk" style:font-size-complex="11pt"/>
    </style:style>
    <style:style style:name="T27" style:family="text">
      <style:text-properties style:text-position="62% 100%" fo:language="tr" fo:country="TR"/>
    </style:style>
    <style:style style:name="T28" style:family="text">
      <style:text-properties fo:language="en" fo:country="GB"/>
    </style:style>
    <style:style style:name="T29" style:family="text">
      <style:text-properties fo:letter-spacing="-0.009cm" fo:language="tr" fo:country="TR"/>
    </style:style>
    <style:style style:name="T30" style:family="text">
      <style:text-properties style:font-name="HelveticaTurk" fo:font-size="8pt" fo:language="tr" fo:country="TR" fo:font-weight="bold" style:font-size-asian="8pt" style:font-weight-asian="bold" style:font-name-complex="HelveticaTurk" style:font-size-complex="8pt" style:font-weight-complex="bold"/>
    </style:style>
    <style:style style:name="T31" style:family="text">
      <style:text-properties style:font-name-complex="Zapf Dingbats"/>
    </style:style>
    <style:style style:name="T32" style:family="text">
      <style:text-properties style:font-name-complex="Monaco"/>
    </style:style>
    <style:style style:name="T33" style:family="text">
      <style:text-properties fo:font-size="8pt" fo:language="tr" fo:country="TR" fo:font-weight="bold" style:font-size-asian="8pt" style:font-weight-asian="bold" style:font-name-complex="HelveticaTurk" style:font-size-complex="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MUCİZELER ZİNCİRİ</text:h>
      <text:p text:style-name="P13"/>
      <text:p text:style-name="P13"/>
      <text:p text:style-name="P44">HARUN YAHYA (ADNAN OKTAR)</text:p>
      <text:p text:style-name="P13"/>
      <text:p text:style-name="P13"/>
      <text:h text:style-name="P35" text:outline-level="1">Yazar ve Eserleri Hakında</text:h>
      <text:p text:style-name="P12"/>
      <text:p text:style-name="P12"/>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5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5">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9"/>
      <text:p text:style-name="P15"/>
      <text:h text:style-name="P35" text:outline-level="1">Okuyucuya</text:h>
      <text:p text:style-name="P12"/>
      <text:p text:style-name="P12"/>
      <text:p text:style-name="P12"><text:span text:style-name="T31"><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2"><text:span text:style-name="T31"><text:tab/></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2"><text:span text:style-name="T31"><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2"><text:span text:style-name="T31"><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2"><text:span text:style-name="T31"><text:tab/></text:span>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2"><text:span text:style-name="T31"><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2"><text:span text:style-name="T31"><text:tab/></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2"/>
      <text:p text:style-name="P12"/>
      <text:p text:style-name="P20">Bu kitapta kullanılan ayetler, Ali Bulaç'ın hazırladığı<text:line-break/>"Kur'an-ı Kerim ve Türkçe Anlamı" isimli mealden alınmıştır.</text:p>
      <text:p text:style-name="P12"/>
      <text:p text:style-name="P12"/>
      <text:p text:style-name="P20"><text:soft-page-break/>1. Baskı: Mart, 2001 / 2. Baskı: Mayıs, 2006 / 3. Baskı: Haziran 2009 <text:line-break/> 4. Baskı: Nisan 2010 / 5. Baskı: Haziran 2014</text:p>
      <text:p text:style-name="P12"/>
      <text:p text:style-name="P12"/>
      <text:p text:style-name="P33">ARAŞTIRMA YAYINCILIK</text:p>
      <text:p text:style-name="P20">Kayışdağı Mah. Değirmen sokak No: 3</text:p>
      <text:p text:style-name="P20">Ataşehir - İstanbul Tel: (0216) 660 00 59</text:p>
      <text:p text:style-name="P12"/>
      <text:p text:style-name="P20">Baskı: Express Basımevi</text:p>
      <text:p text:style-name="P20">Deposite İş Merkezi A6 Blok No: 309</text:p>
      <text:p text:style-name="P20">İkitelli OSB / Küçükçekmece /<text:span text:style-name="T32"> </text:span>İstanbul / Tel: (0 212) 671 61 51</text:p>
      <text:p text:style-name="P21"/>
      <text:p text:style-name="P33">www.harunyahya.org - www.harunyahya.net</text:p>
      <text:p text:style-name="P12"/>
      <text:p text:style-name="P12"/>
      <text:h text:style-name="P35" text:outline-level="1">İçindekiler</text:h>
      <text:p text:style-name="P12"/>
      <text:p text:style-name="P12"/>
      <text:h text:style-name="P9" text:outline-level="1">GİRİŞ<text:tab/>9</text:h>
      <text:h text:style-name="P9" text:outline-level="1"><text:span text:style-name="T10">1. BÖLÜM</text:span> / EVRENİN YARATILIŞINDAKİ MUCİZE ÖRNEKLERİ</text:h>
      <text:h text:style-name="P8" text:outline-level="1">Patlamayla gelen olağanüstü düzen<text:tab/>14</text:h>
      <text:h text:style-name="P8" text:outline-level="1">Evrenin genişleme hızındaki mucize ölçü<text:tab/>16</text:h>
      <text:h text:style-name="P8" text:outline-level="1">Gökcisimlerinin aralarındaki mesafeler<text:tab/>20</text:h>
      <text:h text:style-name="P8" text:outline-level="1">Karbon elementinin mucizevi oluşumu<text:tab/>25</text:h>
      <text:h text:style-name="P8" text:outline-level="1">Yerçekimi kuvvetindeki hassas ölçü<text:tab/>31</text:h>
      <text:h text:style-name="P8" text:outline-level="1">Evrendeki diğer güçler arasındaki olağanüstü denge<text:tab/>34</text:h>
      <text:h text:style-name="P8" text:outline-level="1">Proton ve elektron arasındaki muhteşem uyum<text:tab/>41</text:h>
      <text:h text:style-name="P8" text:outline-level="1">Akıllara durgunluk veren ihtimal<text:tab/>44</text:h>
      <text:h text:style-name="P9" text:outline-level="1"><text:span text:style-name="T10">2. BÖLÜM</text:span> / GÜNEŞ SİSTEMİ VE YERYÜZÜNÜN YARATILIŞINDAKİ MUCİZEVİ DENGELER</text:h>
      <text:h text:style-name="P8" text:outline-level="1">Güneş Sistemi'nin Galaksi'deki yeri<text:tab/>50</text:h>
      <text:h text:style-name="P8" text:outline-level="1">Güneş Sistemi'ndeki hassas dengeler<text:tab/>53</text:h>
      <text:h text:style-name="P8" text:outline-level="1">Yeryüzündeki dengeler<text:tab/>56</text:h>
      <text:h text:style-name="P8" text:outline-level="1">Dünya'nın büyüklüğü ve iç yapısındaki ideal oranlar<text:tab/>60</text:h>
      <text:h text:style-name="P8" text:outline-level="1">Yeryüzünün ısısı çok özel bir aralıkta düzenlenmiştir<text:tab/>63</text:h>
      <text:h text:style-name="P8" text:outline-level="1">Atmosferdeki ideal oranlar<text:tab/>67</text:h>
      <text:h text:style-name="P8" text:outline-level="1">Havanın yoğunluğu<text:tab/>70</text:h>
      <text:h text:style-name="P8" text:outline-level="1"><text:soft-page-break/>Görünen ışık mucizesi<text:tab/>74</text:h>
      <text:h text:style-name="P8" text:outline-level="1">Güneş ışığı ile fotosentez arasındaki olağanüstü uyum<text:tab/>76</text:h>
      <text:h text:style-name="P8" text:outline-level="1">Güneş ışığı ile göz arasındaki olağanüstü uyum<text:tab/>80</text:h>
      <text:h text:style-name="P8" text:outline-level="1">Atmosferin olağanüstü seçici özelliği<text:tab/>82</text:h>
      <text:h text:style-name="P8" text:outline-level="1">Suyun fiziksel özelliklerindeki ince ayarlar<text:tab/>86</text:h>
      <text:h text:style-name="P8" text:outline-level="1">Suyun yüzey gerilimi yaşamın var olması için özel ayarlanmıştır<text:tab/>90</text:h>
      <text:h text:style-name="P8" text:outline-level="1">Sudaki kimyasal mucize<text:tab/>92</text:h>
      <text:h text:style-name="P8" text:outline-level="1">Suyun akışkanlık değeri de belli bir hesaba göredir<text:tab/>93</text:h>
      <text:h text:style-name="P8" text:outline-level="1">Canlılığın temeli olan atomik bağların kurulması<text:line-break/>için gereken ısı yeryüzündeki ısı aralığıdır<text:tab/>98</text:h>
      <text:h text:style-name="P8" text:outline-level="1">Oksijenin çözünürlüğü canlılık için en ideal değere sahiptir<text:tab/>100</text:h>
      <text:h text:style-name="P9" text:outline-level="1"><text:span text:style-name="T10">3. B</text:span><text:span text:style-name="T11">ÖLÜM</text:span> / <text:s/>CANLILIĞIN YARATILIŞINDAKİ MUCİZE ÖRNEKLERİ</text:h>
      <text:h text:style-name="P8" text:outline-level="1">En basit canlı dahi tesadüfen var olamaz<text:tab/>104</text:h>
      <text:h text:style-name="P8" text:outline-level="1">Canlılığın yapı taşlarının kendiliğinden oluşması imkansızdır<text:tab/>105</text:h>
      <text:h text:style-name="P8" text:outline-level="1">Canlılardaki bütün proteinlerin sol-elli olmasını <text:line-break/>rastlantıyla açıklamak mümkün değildir<text:tab/>108</text:h>
      <text:h text:style-name="P8" text:outline-level="1">Canlılar yeryüzünde birdenbire mucizevi bir biçimde ortaya çıkmışlardır<text:tab/>111</text:h>
      <text:h text:style-name="P8" text:outline-level="1">DNA'daki mucize yapı<text:tab/>114</text:h>
      <text:h text:style-name="P8" text:outline-level="1">Hücre farklılaşmasındaki sır<text:tab/>118</text:h>
      <text:h text:style-name="P8" text:outline-level="1">Bakterilerin aklı<text:tab/>120</text:h>
      <text:h text:style-name="P9" text:outline-level="1">SONUÇ<text:tab/>123</text:h>
      <text:h text:style-name="P8" text:outline-level="1">Ek Bölüm:Evrim Yanılgısı<text:tab/>125</text:h>
      <text:p text:style-name="P12"/>
      <text:p text:style-name="P12"/>
      <text:h text:style-name="P35" text:outline-level="1">GİRİŞ</text:h>
      <text:p text:style-name="P22"/>
      <text:p text:style-name="P12"/>
      <text:p text:style-name="P12">E<text:span text:style-name="T1">vrenimizi, içinde yer aldığımız Samanyolu Galaksisi'ni, Güneş Sistemimizi ve üzerinde yaşadığımız Dünya gezegenini kuşatan sayısız kanun, denge ve ölçü vardır. Bu kanun, denge ve ölçülerin her biri insan yaşamına imkan sağlayacak bir evreni oluşturacak "mucizevi" bir biçimde, özel olarak hesaplanmış ve düzenlenmişlerdir. </text:span></text:p>
      <text:p text:style-name="P15">Evrenimizi detaylı olarak incelediğimizde en temel kozmik kanunlardan, en kritik fiziksel değerlere, en küçük dengelerden en ince hesaplara kadar hepsinin ayrı ayrı son derece hassas ölçülere göre ayarlanmış olduklarını görürüz. Bu ayarların ise evrende insanlık diye bir kavramın oluşması için olması gereken en ideal değerlerde olduklarını hayretle farkederiz. </text:p>
      <text:p text:style-name="P15">Evrenin genişleme hızından Dünya'nın Samanyolu Galaksisi'ndeki konumuna, Güneş'in yaydığı ışığın cinsinden suyun akışkanlık değerine, Ay'ın Dünya'ya olan uzaklığından, atmosferdeki gazların oranına kadar daha burada sayamadığımız sayısız faktör insan yaşamının var olması için en ideal ölçülerde ayarlanmışlardır. Öyle ki bu ayarların sadece birindeki en ufak bir sapma dahi evrende canlı yaşamının asla var olmaması anlamına gelecekti.</text:p>
      <text:p text:style-name="P15">Söz konusu ayarlamaların birinin dahi canlılık için gereken ideal değere tesadüfen sahip olması ihtimal dışıdır. Evrendeki binlerce ölçünün hepsinin ayrı ayrı özel olarak ayarlı olması ise insanları hayretler içinde bırakan bir mucizedir. </text:p>
      <text:p text:style-name="P15">Gerçekte, evrende insanoğlunun var olması ve yaşamını sürdürmesi için gereken şartların her biri, "tek tek" birer mucize niteliğindedir. Gereken milyonlarca şartın biraraya gelmesi ise uçsuz bucaksız bir "mucizeler zinciri" oluşturur. Bir şeyin mucize olması ise, elbette onun Allah tarafından yaratıldığının bir delilidir. Her karesi ayrı bir mucize olan evren de, çok açıktır ki onu eşsiz bir ilim, kudret ve sanatla var eden Allah'ın eseridir.</text:p>
      <text:p text:style-name="P15">Son dönemlerde yapılan hesaplamalar göstermiştir ki, evrenimizi kontrol altında tutan ana kanunlar ve temel fiziksel sabitler şimdiki değerlerinden çok az daha farklı olsalardı, bu evrende canlı yaşamı, dolayısıyla insan yaşamı diye bir şey mümkün olmazdı. Normalde bu fiziksel sabitlerin alabilecekleri sayısız farklı değerler olabilirdi. Ne var ki hepsinin birbirinden bağımsız olarak, evrenin insan yaşamı için şu anki ideal yapısına imkan verecek, özel değerlerde ayarlanmış olmalarını yukarıda belirttiğimiz gibi "mucize" deyiminden başka bir deyimle açıklamak mümkün değildir.</text:p>
      <text:p text:style-name="P15">Mucize terimi sözlük anlamı olarak kendiliğinden, doğal şartlarla gerçekleşmesi mümkün olmayan olay, durum demektir. Evrendeki hangi kanuna, hangi ölçüye, hangi fiziksel sabite baksak hiçbirinin tesadüfen ya da kendiliğinden şu an sahip oldukları ideal değerleri almalarının mümkün olmadığını görürüz. Bu da gören gözler için apaçık bir mucizedir. Evrenin her noktasında ve her kanununda kendini gösteren bu mucizeler zinciri ise onu yaratan Allah'ın varlığının ve sonsuz kudretinin bir kanıtıdır.</text:p>
      <text:p text:style-name="P15">Son yıllarda bu konu üzerinde yoğunlaşan evren bilimciler ve teorik fizikçiler evrenin insan yaşamının ortaya çıkmasına yönelik akıllara durgunluk veren bu özel ayara "İnce Ayar" (Fine Tuning) adını verdiler. Ve evrendeki bu ince ayarın sayısız örneklerini tesbit ettiler, hesapladılar. Bu bilim adamlarının vardıkları sonucu dile getirdikleri şaşkınlık ve hayranlık dolu ifadelerinden burada birkaç örnek vermek yerinde olur:</text:p>
      <text:p text:style-name="P12"><text:soft-page-break/><text:span text:style-name="T12">—</text:span><text:span text:style-name="T13"> </text:span><text:span text:style-name="T14">NASA'da astronomi uzmanı Prof. John O'Keefe:</text:span><text:span text:style-name="T12"> </text:span><text:span text:style-name="T1">"Biz astronomik standartlar göz önüne alındığında, çok fazla özen gösterilmiş, kollanmış ve şefkat gösterilmiş bir grup yaratığız... Eğer evren şu anki en hassas kesinliğinde yapılmış olmasaydı hiçbir zaman var olamazdık. Benim görüşüme göre mevcut şartlar, evrenin insanın içinde yaşaması için yaratıldığını gösteriyor".</text:span><text:span text:style-name="T17">1</text:span></text:p>
      <text:p text:style-name="P12"><text:span text:style-name="T13"><text:s/></text:span><text:span text:style-name="T12">—</text:span><text:span text:style-name="T13"> </text:span><text:span text:style-name="T14">İngiliz astrofizikçi Prof. George F. Ellis:</text:span><text:span text:style-name="T12"> </text:span><text:span text:style-name="T1">"(Evrendeki) bu kompleksliği mümkün kılan kanunlarda hayret verici bir ince ayar görünüyor. Evrende var olan bu kompleksliğin gerçekleşmesi, "mucize" kelimesini kullanmamayı çok güçleştiriyor".</text:span><text:span text:style-name="T17">2</text:span></text:p>
      <text:p text:style-name="P12"><text:span text:style-name="T12">—</text:span><text:span text:style-name="T13"> </text:span><text:span text:style-name="T14">İngiliz astrofizikçi Prof. Paul Davies:</text:span><text:span text:style-name="T12"> </text:span><text:span text:style-name="T1">"Fizik kanunları çok üstün bir dehanın ürünü gibi görünüyor... Evrenin bir amacı olmalı".</text:span><text:span text:style-name="T17">3</text:span><text:span text:style-name="T1"> </text:span></text:p>
      <text:p text:style-name="P12"><text:span text:style-name="T12">—</text:span><text:span text:style-name="T13"> </text:span><text:span text:style-name="T14">Matematikçi Prof. Roger Penrose:</text:span><text:span text:style-name="T12"> </text:span><text:span text:style-name="T1">"Demek istediğim şudur ki evrenin bir amacı vardır. Orada öyle, bir şekilde rastlantı eseri var olmamıştır".</text:span><text:span text:style-name="T17">4</text:span></text:p>
      <text:p text:style-name="P15">Bugüne kadar, varılan tüm bilimsel sonuçlar evrenin hiçbir anında, hiçbir noktasında tesadüflere ve rastlantılara yer olmadığını göstermiştir. Evren var olduğu ilk andan şu satırları okuduğunuz andaki son durumuna kadar her karesiyle sonsuz güç ve ilim sahibi Allah tarafından, insanın var olması, Rabbimiz’in kudretini ve sanatını görüp düşünmesi, takdir etmesi için yaratılmıştır. <text:s/></text:p>
      <text:p text:style-name="P6">Şüphesiz, göklerin ve yerin yaratılmasında, gece ile gündüzün ard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5">Bu kitapta evrenin yaratılmasından içinde yaşadığımız ana kadar geçen zaman içinde gerçekleşen ve süregiden sayısız mucizelerden belli başlı örnekleri ele aldık. Bu mucize örneklerini, (1) Evrendeki, (2) Güneş Sistemi ve Dünyamız'daki, (3) Canlı varlıklardaki mucize örnekleri olarak üç ayrı bölümde topladık.</text:p>
      <text:p text:style-name="P15">Bu kitabın amacı evrendeki Yaratılış mucizelerinden çeşitli örnekleri gözler önüne sererek Allah'ın sonsuz kudret ve sanatını okurlara hissettirebilmektir. Kitabın diğer bir amacı ise, hikmet gözüyle bakıldığında, gerçekte insanın çevresinde yer alan herşeyin Allah'ın açık birer mucizesi olduğu bilincini elde etmeye vesile olmaktır.</text:p>
      <text:p text:style-name="P30"/>
      <text:h text:style-name="P40" text:outline-level="2">AKILLI TASARIM YANİ YARATILIŞ</text:h>
      <text:h text:style-name="P40" text:outline-level="2">Allah'ın yaratmak için tasarım yapmaya ihtiyacı yoktur</text:h>
      <text:p text:style-name="P15">Kitap boyunca yer yer kullanılan 'tasarım' ifadesinin doğru anlaşılması önemlidir. Allah'ın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6">Bir şeyi dilediği zaman, O'nun emri yalnızca: "Ol" demesidir; o da hemen oluverir. (Yasin Suresi, 82)</text:p>
      <text:p text:style-name="P6"><text:soft-page-break/>Gökleri ve yeri (bir örnek edinmeksizin) yaratandır. O, bir işin olmasına karar verirse, ona yalnızca "Ol" der, o da hemen olur. (Bakara Suresi, 117)</text:p>
      <text:p text:style-name="P15"/>
      <text:p text:style-name="P15"/>
      <text:h text:style-name="P36" text:outline-level="1">1. BÖLÜM</text:h>
      <text:p text:style-name="P15"/>
      <text:h text:style-name="P38" text:outline-level="1">EVRENİN YARATILIŞINDAKİ MUCİZE ÖRNEKLERİ</text:h>
      <text:p text:style-name="P15"/>
      <text:p text:style-name="P15"/>
      <text:p text:style-name="P46">Göklerin ve yerin mülkü O'nundur; <text:line-break/>çocuk edinmemiştir. O'na mülkünde ortak yoktur, <text:line-break/>her şeyi yaratmış, ona bir düzen vermiş, <text:line-break/>belli bir ölçüyle takdir etmiştir. (Furkan Suresi, 2)</text:p>
      <text:p text:style-name="P15"/>
      <text:p text:style-name="P15"/>
      <text:h text:style-name="P40" text:outline-level="2">Patlamayla gelen olağanüstü düzen</text:h>
      <text:p text:style-name="P15">İçinde yaşadığımız evrenin yaklaşık 15 milyar yıl önce tek bir noktada meydana gelen büyük bir patlama ile ortaya çıktığı ve genişleyerek şimdiki şeklini aldığı, bugün bütün bilim dünyasının onayladığı bir gerçektir. Uzay boşluğu, galaksiler, gezegenler, Güneş, Dünya, kısaca evreni oluşturan tüm gök cisimleri, "Büyük Patlama" ya da diğer adıyla "Big Bang" adı verilen bu patlama sonucunda meydana gelmiştir. </text:p>
      <text:p text:style-name="P15">Burada çok büyük bir sır vardır: Big Bang bir patlama olduğuna göre, beklenmesi gereken, bu patlamanın ardından maddenin atomlar ya da atom altı parçacıklar halinde uzay boşluğunda "rastgele" dağılması olacaktır. Fakat öyle olmamış, tam aksine, son derece sistemli ve düzenli bir evren ortaya çıkmıştır. Bu rastgele dağılan maddenin evrenin belirli noktalarında birikip galaksileri, yıldızları ve yıldız sistemlerini oluşturması bilim adamlarının benzetmesiyle, "bir buğday ambarına atılan el bombasının, buğdayları toplayıp, düzenli balyalara sarıp üst üste istiflemesi" kadar hatta bundan çok daha "olağanüstü" bir durumdur.</text:p>
      <text:p text:style-name="P15">Big Bang teorisine uzun yıllar karşı çıkmış olan Prof. Fred Hoyle, bu durum karşısında duyduğu şaşkınlığı şöyle ifade eder:</text:p>
      <text:p text:style-name="P10"><text:span text:style-name="T1">Big Bang teorisi evrenin tek ve büyük bir patlama ile başladığını kabul eder. Ama bildiğimiz gibi patlamalar maddeyi dağıtır ve düzensizleştirirler. Oysa Big Bang çok gizemli bir biçimde bunun tam aksi bir etki meydana getirmiştir: Maddeyi birbiriyle birleşecek ve galaksileri oluşturacak hale getirmiştir.</text:span><text:span text:style-name="T17">5</text:span><text:span text:style-name="T1"> </text:span></text:p>
      <text:p text:style-name="P15">Elbette ki evrenin tüm maddesini içeren böyle muazzam bir patlamadan sonra bu derece hassas dengeler üzerine kurulu bir sistemin ve düzenin oluşması ancak "mucize" tanımıyla açıklanabilir. Astrofizikçi Alan Sandage da bu gerçeği şöyle ifade etmektedir:</text:p>
      <text:p text:style-name="P10"><text:soft-page-break/><text:span text:style-name="T1">Böyle bir düzenin kaostan gelmiş olduğunu oldukça imkansız buluyorum. </text:span><text:span text:style-name="T2">Allah’ın varlığı</text:span><text:span text:style-name="T1"> ... </text:span><text:span text:style-name="T2">varlık mucizesinin de tek açıklamasıdır</text:span><text:span text:style-name="T1">.</text:span><text:span text:style-name="T17">6</text:span></text:p>
      <text:p text:style-name="P15">Bilim adamlarının da ifade ettiği gibi, bir patlama ile birlikte atomların en uygun şekillerde biraraya gelmeleri, sonsuz düzenlilikteki evreni, evrenin içindeki milyarlarca yıldız barındıran milyarlarca galaksiyi, trilyonlarca gök cisimleri arasındaki hiçbir aksaklık barındırmayan dengeyi oluşturması büyük bir mucizedir. Bu mucizeyi gerçekleştiren ve bizlere gösteren sonsuz kudret sahibi Allah'tır:</text:p>
      <text:p text:style-name="P6">Göklerin ve yerin mülkü O'nundur; çocuk edinmemiştir. O'na mülkünde ortak yoktur, herşeyi yaratmış, ona bir düzen vermiş, belli bir ölçüyle takdir etmiştir. (Furkan Suresi, 2)</text:p>
      <text:p text:style-name="P15"/>
      <text:p text:style-name="P15"/>
      <text:h text:style-name="P43" text:outline-level="2">Evrenin genişleme hızındaki mucize ölçü</text:h>
      <text:p text:style-name="P15">Evrenin genişleme hızı evrenin şu anki yapısının oluşabilmesi açısından son derece kritik bir değere sahiptir. Eğer genişleme hızı çok az daha yavaş olsaydı, bütün evren, daha güneş sistemleri tam anlamıyla düzenlenemeden tekrar içine çökmüş olacaktı. Eğer evren biraz daha hızlı genişliyor olsaydı, madde ne galaksileri ne de yıldızları bir daha asla oluşturamayacak biçimde boşlukta dağılıp gidecekti. Her iki durum da canlılığın ve bizlerin var olamaması anlamına geliyordu.</text:p>
      <text:p text:style-name="P15">Ancak bu ikisi de olmamış, evrenin genişleme hızının sahip olduğu son derece hassas değer sayesinde şimdiki evren ortaya çıkmıştır. Peki bu denge ne kadar hassastır? </text:p>
      <text:p text:style-name="P12"><text:span text:style-name="T1">Avustralya'daki Adelaide Üniversitesi'nden ünlü matematiksel fizik profesörü Paul Davies, bu soruyu cevaplamak için uzun hesaplar yapmış ve şaşırtıcı bir sonuca ulaşmıştır: Davies'e göre, Big Bang'in ardından gerçekleşen genişleme hızı eğer </text:span><text:span text:style-name="T2">milyar kere milyarda bir oranda (1/10</text:span><text:span text:style-name="T18">18</text:span><text:span text:style-name="T2">)</text:span><text:span text:style-name="T1"> bile farklı olsaydı, evren ortaya çıkamazdı. Milyar kere milyarda bir ifadesini rakamsal olarak şöyle yazabiliriz: "</text:span><text:span text:style-name="T2">0,000000000000000001</text:span><text:span text:style-name="T1">". Yani bu derece astronomik küçüklükte bir farklılık dahi evrenin var olamaması demekti. Davies bu sonucu şöyle yorumlar: </text:span></text:p>
      <text:p text:style-name="P10"><text:span text:style-name="T1">Hesaplamalar evrenin genişleme hızının çok kritik bir noktada seyrettiğini göstermektedir. Eğer evren biraz bile daha yavaş genişlese çekim gücü nedeniyle içine çökecek, biraz daha hızlı genişlese kozmik materyal tamamen dağılıp gidecekti. Bu iki felaket arasındaki dengenin ne kadar "iyi hesaplanmış" olduğu sorusunun cevabı çok ilginçtir. Eğer patlama hızının belirli hale geldiği zamanda, bu hız gerçek hızından sadece </text:span><text:span text:style-name="T2">1/10</text:span><text:span text:style-name="T18">18</text:span><text:span text:style-name="T1"> kadar bile farklılaşsaydı, bu gerekli dengeyi yok etmeye yetecekti. Dolayısıyla evrenin patlama hızı inanılmayacak kadar hassas bir kesinlikle belirlenmiştir. Bu nedenle Big Bang herhangi bir patlama değil, her yönüyle çok iyi hesaplanmış ve düzenlenmiş bir oluşumdur.</text:span><text:span text:style-name="T17">7</text:span><text:span text:style-name="T1"> </text:span></text:p>
      <text:p text:style-name="P12"><text:span text:style-name="T1">Evrenin başlangıcındaki bu muhteşem denge, ünlü </text:span><text:span text:style-name="T4">Science</text:span><text:span text:style-name="T1"> dergisindeki bir makalede ise şöyle ifade edilir:</text:span></text:p>
      <text:p text:style-name="P10"><text:span text:style-name="T1">Eğer evrenin yoğunluğu bir parça daha fazla olsaydı, o zaman Einstein'ın genel görecelik kuramına göre evren, atomik parçacıkların birbirini çekme kuvvetleri dolayısıyla bir türlü genişleyemeyecek ve tekrar küçülerek bir noktacığa dönüşecekti. Eğer yoğunluk başlangıçta bir parça daha az olsaydı, o zaman evren son hızla genişleyecek, fakat bu takdirde atomik parçacıklar birbirini çekip yakalayamayacak ve yıldızlarla galaksiler hiçbir zaman oluşamayacaktı. Doğaldır ki biz de olmayacaktık! Yapılan hesaplara göre, evrenimizin başlangıçtaki gerçek yoğunluğu ile ötesinde oluşması imkanı bulunmayan kritik yoğunluğu arasındaki fark, "</text:span><text:span text:style-name="T2">yüzde birin bir kuvadrilyonu</text:span><text:span text:style-name="T1">"ndan azdır. Bu, </text:span><text:span text:style-name="T2">bir kalemi sivri ucu üzerinde bir milyar yıl sonra da durabilecek biçimde</text:span><text:span text:style-name="T1"> yerleştirmeye benzer... Üstelik, evren genişledikçe, bu denge daha da hassaslaşmaktadır.</text:span><text:span text:style-name="T17">8</text:span><text:span text:style-name="T1"> </text:span></text:p>
      <text:p text:style-name="P12"><text:span text:style-name="T1">Stephen Hawking de, her ne kadar evrenin kökenini rastlantılarla açıklamaya çalışsa da, </text:span><text:span text:style-name="T4">Zamanın Kısa Tarihi</text:span><text:span text:style-name="T1"> isimli kitabında evrenin genişleme hızındaki bu olağanüstü dengeyi şöyle kabul eder:</text:span></text:p>
      <text:p text:style-name="P10"><text:span text:style-name="T1">Evrenin genişleme hızı o kadar kritik bir noktadadır ki, Big Bang'ten sonraki birinci saniyede bu oran eğer </text:span><text:span text:style-name="T2">yüz bin milyon kere milyonda bir</text:span><text:span text:style-name="T1"> daha küçük olsaydı evren şimdiki durumuna gelmeden içine çökerdi.</text:span><text:span text:style-name="T17">9</text:span><text:span text:style-name="T1"> </text:span></text:p>
      <text:p text:style-name="P12"><text:span text:style-name="T1">Big Bang için, "şişen evren modeli" (inflationary universe model)nin teorisyeni olan Alan Guth ise geçtiğimiz yıllarda evrenin genişlemesindeki ince ayarla ilgili çok daha şaşırtıcı bir sonuç hesaplamakta ve evrenin genişleme hızının </text:span><text:span text:style-name="T2">10</text:span><text:span text:style-name="T18">55</text:span><text:span text:style-name="T2"> te 1</text:span><text:span text:style-name="T1">'lik bir hassasiyette ayarlanmış olduğunu belirtmektedir.</text:span><text:span text:style-name="T19">10</text:span></text:p>
      <text:p text:style-name="P15"><text:soft-page-break/>Peki bu denli olağanüstü bir denge neyi göstermektedir? Elbette böyle hassas bir ayarlama tesadüfle açıklanamaz. Paul Davies, gerçekte materyalist yaklaşımı benimseyen bir fizikçi olmasına karşın, bu gerçeği şöyle kabul etmektedir:</text:p>
      <text:p text:style-name="P10"><text:span text:style-name="T1">Çok küçük sayısal değişikliklere hassas olan evrenin şu andaki yapısının, çok dikkatli bir bilinç tarafından ortaya çıkarıldığına karşı çıkmak çok zordur... Doğanın en temel dengelerindeki hassas sayısal dengeler, kozmik bir tasarımın varlığını kabul etmek için oldukça güçlü bir delildir.</text:span><text:span text:style-name="T17">11</text:span><text:span text:style-name="T1"> </text:span></text:p>
      <text:p text:style-name="P15">Görüldüğü gibi, bilimin ortaya koyduğu kesin sonuçlar Paul Davies'i her ne kadar kendisi materyalist de olsa, evrenin yaratılmış olduğu gerçeğini ister istemez kabul etmeye yöneltmiştir.</text:p>
      <text:p text:style-name="P15"/>
      <text:p text:style-name="P15"/>
      <text:h text:style-name="P43" text:outline-level="2">Gök cisimlerinin aralarındaki mesafeler</text:h>
      <text:p text:style-name="P15">Dünya gezegeni, bildiğimiz gibi Güneş Sistemi'nin bir parçasıdır. Bu sistem, evrenin içindeki diğer yıldızlara göre orta küçüklükte bir yıldız olan Güneş'in etrafında dönmekte olan dokuz gezegenden ve onların elli dört uydusundan oluşur. Dünya, sistemde Güneş'e en yakın üçüncü gezegendir.</text:p>
      <text:p text:style-name="P15">Önce bu sistemin büyüklüğünü kavramaya çalışalım. Güneş'in çapı, Dünya'nın çapının 103 katı kadardır. Bunu bir benzetmeyle açıklayalım; eğer çapı 12.200 km. olan Dünya'yı bir misket büyüklüğüne getirirsek, Güneş de bildiğimiz futbol toplarının iki katı kadar büyüklükte yuvarlak bir küre haline gelir. Ama asıl ilginç olan, aradaki mesafedir. Gerçeklere uygun bir model kurmamız için, misket büyüklüğündeki Dünya ile top büyüklüğündeki Güneş'in arasını yaklaşık 280 metre yapmamız gerekir. Güneş Sistemi'nin en dışında bulunan gezegenleri ise kilometrelerce öteye taşımamız gerekecektir.</text:p>
      <text:p text:style-name="P15">Ancak bu kadar dev bir boyuta sahip olan Güneş Sistemi, içinde bulunduğu Samanyolu Galaksisi’ne oranla oldukça mütevazidir. Çünkü Samanyolu Galaksisi’nin içinde, Güneş gibi ve çoğu ondan daha büyük olmak üzere yaklaşık 250 milyar yıldız vardır. Bu yıldızların içinde Güneş'e en yakın olanı Alpha Centauri'dir. Eğer Alpha Centauri'yi az önce yaptığımız ölçeğe, yani Dünya'nın misket büyüklüğünde olduğu ve Güneş ile Dünya'nın arasının 280 metre tuttuğu ölçeğe yerleştirirsek, onu Güneş'in 78 bin kilometre uzağına koymamız gerekir!</text:p>
      <text:p text:style-name="P15">Modeli biraz daha küçültelim. Dünya'yı gözle zor görülen bir toz zerresi kadar yapalım. O zaman Güneş ceviz büyüklüğünde olacak ve Dünya'ya üç metre mesafede yer alacaktır. Bu ölçek içinde Alpha Centauri'yi ise Güneş'ten 640 kilometre uzağa koymamız gerekir. Samanyolu Galaksisi, işte aralarında bu denli olağanüstü mesafeler bulunan 250 milyar yıldızı barındırır. Spiral şeklindeki bu galaksinin kollarının birinde, bizim Güneşimiz yer almaktadır.</text:p>
      <text:p text:style-name="P15">Ancak ilginç olan, Samanyolu Galaksisi’nin de uzayın geneli düşünüldüğünde çok "küçük" bir yer oluşudur. Çünkü uzayda başka galaksiler de vardır, hem de tahminlere göre, yaklaşık 300 milyar kadar!.. Bu galaksilerin arasındaki boşluklar ise, Güneş ile Alpha Centauri arasındaki boşluğun milyonlarca katı kadardır. </text:p>
      <text:p text:style-name="P15">Gök cisimlerinin uzaydaki dağılımı ve aralarındaki bu devasa boşluklar Dünya'da canlı hayatının var olabilmesi için zorunludur. Gök cisimleri arasındaki mesafeler Dünya'daki yaşamı destekleyecek biçimde pek çok evrensel güçle uyumlu bir hesap içinde düzenlenmiştir. Bu mesafeler gezegenlerin yörüngelerini hatta varlıklarını doğrudan etkiler. Bu mesafeler biraz daha az olsaydı, yıldızlar arası kütle çekim güçleri gezegenlerin yörüngelerini kararsız hale getirecekti. Bu kararsızlık ise gezegenlerde çok uç sıcaklık değişimlerine yol açacaktı. Eğer uzaklıklar biraz daha fazla olsaydı, süpernovalarla uzaya fırlatılan ağır elementlerin dağılımı çok seyrek olacak ve Dünya gibi dağlık gezegenler oluşamayacaktı. Yıldızlar arasındaki şu an var olan boşluklar bizimki gibi bir gezegen sisteminin var olabilmesi için en ideal mesafeye sahiptir. </text:p>
      <text:p text:style-name="P12"><text:span text:style-name="T1">Ünlü biyokimya profesörü Michael Denton da, </text:span><text:span text:style-name="T4">Nature's Destiny</text:span><text:span text:style-name="T1"> (Doğanın Kaderi) adlı kitabında şöyle yazar: </text:span></text:p>
      <text:p text:style-name="P10"><text:span text:style-name="T1">Süpernovalar ve aslında bütün yıldızlar arasındaki mesafeler çok kritik bir konudur. Galaksimizde yıldızların birbirlerine ortalama uzaklıkları 30 milyon mildir. Eğer bu mesafe biraz daha az olsaydı, gezegenlerin yörüngeleri istikrarsız hale gelirdi. Eğer biraz daha fazla olsaydı, bir süpernova tarafından dağıtılan madde o kadar dağınık hale gelecekti ki, bizimkine benzer gezegen sistemleri büyük olasılıkla asla oluşamayacaktı. Eğer evren yaşam için uygun bir mekan olacaksa, süpernova patlamaları çok belirli bir oranda gerçekleşmeli ve bu patlamalar ile diğer tüm yıldızlar arasındaki uzaklık, çok belirli bir uzaklık olmalıdır. Bu uzaklık, şu an zaten var olan uzaklıktır.</text:span><text:span text:style-name="T17">12</text:span></text:p>
      <text:p text:style-name="P12"><text:soft-page-break/><text:span text:style-name="T1">Prof. George Greenstein da bu şaşırtıcı büyüklükle ilgili, </text:span><text:span text:style-name="T4">The Symbiotic Universe</text:span><text:span text:style-name="T1"> (Simbiyotik Evren) adlı kitabında şöyle yazar:</text:span></text:p>
      <text:p text:style-name="P10"><text:span text:style-name="T1">Eğer yıldızlar birbirlerine biraz daha yakın olsalar, astrofizik çok da farklı olmazdı. Yıldızlarda, nebulalarda ve diğer gök cisimlerinde süregiden temel fiziksel işlemlerde hiçbir değişim gerçekleşmezdi. Uzak bir noktadan bakıldığında, galaksimizin görünüşü de şimdikiyle aynı olurdu. Tek fark, gece çimler üzerine uzanıp da izlediğim gökyüzünde çok daha fazla sayıda yıldız bulunması olurdu. Ama pardon, evet; </text:span><text:span text:style-name="T2">bir fark daha olurdu: Bu manzarayı seyredecek olan "ben" olmazdım</text:span><text:span text:style-name="T1">... Uzaydaki bu devasa boşluk, bizim varlığımızın bir ön şartıdır.</text:span><text:span text:style-name="T17">13</text:span><text:span text:style-name="T1"> </text:span></text:p>
      <text:p text:style-name="P15">Greenstein bunun nedenini de açıklar; uzaydaki büyük boşluklar, bazı fiziksel değişkenlerin tam insan yaşamına uygun biçimde şekillenmesini sağlamaktadır. Ayrıca Dünya'nın, uzay boşluğunda gezinen dev gök cisimleriyle çarpışmasını engelleyen etken de, evrendeki gök cisimlerinin arasının bu denli büyük boşluklarla dolu oluşudur. </text:p>
      <text:p text:style-name="P15">Kısacası evrendeki gök cisimlerinin dağılımı, insanın yaşamı için tam olması gereken ölçülerdedir. Dev boşluklar, rastgele ortaya çıkmamışlardır; üstün ve benzersiz bir Yaratılış’ın sonucudurlar.</text:p>
      <text:p text:style-name="P15">Sonsuz hikmet sahibi olan Allah, Kuran'da, göklerin ve yerin bir amaçla yaratıldığını pek çok ayetiyle haber vermiştir:</text:p>
      <text:p text:style-name="P6">Biz, gökleri, yeri ve her ikisinin arasındakilerini hakkın dışında (herhangi bir amaçla) yaratmadık. Hiç şüphesiz o saat de yaklaşarak-gelmektedir; öyleyse (onlara karşı) güzel davranışlarla davran. (Hicr Suresi, 85)</text:p>
      <text:p text:style-name="P6">Biz, gökleri, yeri ve ikisi arasında bulunanları bir 'oyun ve oyalanma konusu' olsun diye yaratmadık. Biz onları yalnızca hak ile yarattık. Ancak onların çoğu bilmezler. (Duhan Suresi, 38-39)</text:p>
      <text:p text:style-name="P23"/>
      <text:p text:style-name="P15"/>
      <text:h text:style-name="P43" text:outline-level="2">Karbon elementinin mucizevi oluşumu</text:h>
      <text:p text:style-name="P15">Canlılığın temeli olan "karbon" elementi ancak devasa yıldızların merkezinde çok özel ve mucizevi reaksiyonlar sonucunda üretilir. Bu mucizevi reaksiyonlar gerçekleşmese, bugün evrende karbon diye bir element, diğer anlamıyla da canlılık diye bir kavram olmayacaktı. "Mucizevi" diyoruz, çünkü bu reaksiyonlar normalde ihtimal dışı olan şartların aynı anda biraraya gelmesi ile gerçekleşir. Şimdi bu olayı inceleyelim...</text:p>
      <text:p text:style-name="P15">Karbon atomu dev yıldızların çekirdeklerinde iki aşamalı bir işlem sonucunda meydana gelir. Önce iki helyum atomu birbiriyle birleşir ve böylece ortaya dört protona ve dört nötrona sahip bir "ara element" çıkar. Bu ara elemente "berilyum" denir. Üçüncü bir helyum da berilyuma eklendiğinde, ortaya altı protonlu ve altı nötronlu karbon atomu çıkmış olur.</text:p>
      <text:p text:style-name="P12"><text:span text:style-name="T1">Birinci aşamada ortaya çıkan berilyum, berilyumun Dünya'da bulunan normal yapısından farklıdır. Periyodik tabloda yer alan normal berilyum, fazladan bir nötrona sahiptir. Kırmızı devlerin içinde oluşan berilyum ise farklı bir versiyondur. Buna kimya dilinde "izotop" denir. Konuyu inceleyen fizikçileri uzun yıllar boyunca şaşkınlığa düşüren nokta ise, kırmızı devlerin içinde oluşan bu berilyum izotopunun anormal derecede kararsız olmasıdır. O kadar kararsızdır ki, oluştuktan tam 0,000000000000001 (10</text:span><text:span text:style-name="T19">-15</text:span><text:span text:style-name="T1">) saniye gibi çok kısa bir süre sonra parçalanmaktadır!</text:span></text:p>
      <text:p text:style-name="P15">Peki ama nasıl olur da, oluştuğu anda yok olan bu berilyum izotopu, karbona dönüşür? Berilyum izotopunu karbona çevirecek olan helyum atomu, tesadüfen mi gelip birleşmektedir? Elbette böyle bir şey imkansızdır. Bu, tesadüfen üst üste geldiklerinde 0,000000000000001 saniye içinde birbirini fırlatan iki tuğlanın üzerine bunlar dağılmadan bir üçüncü tuğlanın daha eklenmesi ve bu şekilde ortaya bir inşaat çıkması gibi, hatta bundan çok daha imkansız bir olaydır.</text:p>
      <text:p text:style-name="P15">Paul Davies de bu mucizevi olayı şöyle anlatmaktadır:</text:p>
      <text:p text:style-name="P10"><text:span text:style-name="T1">Yeryüzündeki canlılık için son derece hayati önemi olan karbon elementi, evrende yüklü miktarlarda yalnızca "bir rastlantı" sayesinde bulunmaktadır. Karbon çekirdeği, büyük yıldızların merkezlerinde üç helyum çekirdeğinin arka arkaya oldukça hassas bir süreç içinde birbiriyle karşı karşıya gelmesi sonucunda oluşur. Üç çekirdeğin rastlaşmasının nadir bir durum olması nedeniyle bu reaksiyon verimli bir hızda ancak "rezonans" adı verilen çok iyi belirlenmiş enerji seviyelerinde gerçekleşebilir. Bu seviyelerde reaksiyon kuantum etkileriyle büyük ölçüde hızlanır. "İyi tesadüf eseri" bu rezonanslardan biri, helyum çekirdeğinin büyük yıldızlarda sahip olduğuyla aynı tür enerjiye neredeyse tam denk gelecek biçimde ayarlanmıştır.</text:span><text:span text:style-name="T17">14</text:span><text:span text:style-name="T1"> </text:span></text:p>
      <text:p text:style-name="P15">İşte, tesadüflerle oluşması imkansız kavramının dahi ötesinde olan böyle bir olayı, Paul Davies materyalizme körü körüne inanması nedeniyle "iyi rastlantı", "bir tesadüf" gibi anlamsız ve mantıksız ifadelerle tarif etmektedir. Olayın açıkça bir mucize olduğunu kendi de bizzat gördüğü ve bu konuyu hayret verici bir olay şeklinde aktardığı halde Davies, sırf Yaratılış’ı reddetme uğruna "iyi tesadüfler", "rastlantılar" gibi bilim ve akıl dışı açıklamaları benimsemiştir. </text:p>
      <text:p text:style-name="P15">Kırmızı devlerde kimyasal tabiriyle "çifte rezonans" adı verilen bir mucize gerçekleşir. İki helyumun rezonans yaparak birleştiği anda, ortaya çıkan berilyum, 0,000000000000001 saniye içinde bir üçüncü helyumla ayrı bir rezonans yapıp birleşir ve karbonu oluşturur. Bu, normal şartlarda oluşması son derece imkansız bir olaydır. </text:p>
      <text:p text:style-name="P15">George Greenstein, bu "çifte rezonans"ın neden çok olağanüstü bir mekanizma olduğunu şöyle anlatır: </text:p>
      <text:p text:style-name="P10"><text:soft-page-break/><text:span text:style-name="T1">Bu hikayede birbirinden çok farklı üç yapı (helyum, berilyum ve karbon) ile birbirinden çok farklı iki rezonans vardır. Bu atom çekirdeklerinin neden bu denli uyum içinde çalıştıklarını anlamak çok zordur... Başka nükleer reaksiyonlar buradaki gibi .... bir tesadüfler zinciriyle işlemezler... Bu, bir bisiklet, bir araba ve bir kamyon arasında çok derin ve kompleks rezonanslar keşfetmek gibi bir şeydir. Neden bu denli ilgisiz yapılar birbirleriyle uyum sağlasınlar? Bizim ve evrendeki tüm hayat formlarının varlığı, bu olağanüstü işlem sayesinde mümkün olmuştur.</text:span><text:span text:style-name="T17">15 </text:span></text:p>
      <text:p text:style-name="P15">Görüldüğü gibi, bu olağanüstü Yaratılış mucizesi karşısında, bir başka materyalist bilim adamı olan Greenstein da "olağanüstü tesadüfler zinciri" gibi bilimsellikten son derece uzak bir açıklama getirmektedir. Dev yıldızların çekirdeklerinde karbon atomunun oluşmasını, "bir bisiklet, bir araba ve bir kamyon arasında çok derin ve kompleks rezonanslar" olması gibi, kendiliğinden, rastlantı eseri gerçekleşmesi olanaksız bir olaya benzeten Greenstein, taşıdığı materyalist dogma nedeniyle bu durumun açık bir "Yaratılış mucizesi" olduğunu ifade edememektedir.</text:p>
      <text:p text:style-name="P12"><text:span text:style-name="T1">İlerleyen yıllarda oksijen gibi diğer bazı elementlerin de bu gibi olağanüstü rezonanslarla oluştuğu ortaya çıkmıştır. Bu "olağanüstü işlem"leri ilk kez keşfeden Fred Hoyle ise, </text:span><text:span text:style-name="T4">Galaxies, Nuclei and Quasars</text:span><text:span text:style-name="T1"> (Galaksiler, Çekirdekler ve Kuasarlar) adlı kitabında bunun birer tesadüf olamayacak kadar planlı bir işlem olduğu sonucuna varmış ve koyu bir materyalist olmasına rağmen, keşfettiği çifte rezonansın "ayarlanmış bir iş" olduğunu kabul etmiştir.</text:span><text:span text:style-name="T19">16</text:span><text:span text:style-name="T1"> </text:span></text:p>
      <text:p text:style-name="P15">Bir başka makalesinde ise şöyle yazmıştır:</text:p>
      <text:p text:style-name="P10"><text:span text:style-name="T1">Eğer yıldız nükleosentezi (atom çekirdeği birleşimi) yoluyla karbon ya da oksijen üretmek isterseniz, ayarlamanız gereken iki ayrı düzey vardır. Ve yapmanız gereken ayar, tam da şu anda yıldızlarda var olan ayardır... Gerçeklerin akıl süzgecinden geçirilerek yorumlanışı ortaya koymaktadır ki, üstün bir Akıl, fiziğe, kimyaya ve biyolojiye müdahale etmiştir ve doğada varlığından söz etmeye değer bilinçsiz güçler yoktur. Gerçeklerin hesaplanmasıyla ortaya çıkan sayılar o kadar akıl almazdır ki, beni bu sonucu tartışmasız biçimde kabul etmeye götürmektedir.</text:span><text:span text:style-name="T17">17</text:span><text:span text:style-name="T1"> </text:span></text:p>
      <text:p text:style-name="P15">Hoyle bu mucizevi olaydan öyle etkilenmiştir ki, diğer bilim adamlarının da bu açık gerçeği görmezden gelemeyeceklerini şöyle vurgulamıştır:</text:p>
      <text:p text:style-name="P10"><text:span text:style-name="T1">Kanıtları inceleyen herhangi bir bilim adamı kendisini şu sonuca varmaktan alıkoyamaz: Yıldızların içinde meydana getirdikleri sonuçlar göz önüne alındığında nükleer fiziğin kanunları </text:span><text:span text:style-name="T2">kasıtlı olarak</text:span><text:span text:style-name="T1"> </text:span><text:span text:style-name="T2">tasarlanmışlardır</text:span><text:span text:style-name="T1">.</text:span><text:span text:style-name="T17">18</text:span><text:span text:style-name="T1"> </text:span></text:p>
      <text:p text:style-name="P23"/>
      <text:p text:style-name="P15"/>
      <text:h text:style-name="P43" text:outline-level="2">Yerçekimi kuvvetindeki hassas ölçü</text:h>
      <text:p text:style-name="P15">Evrendeki fizik kanunları dört temel kuvvet üzerinde işler. Bunlar, "yerçekimi kuvveti", "elektromanyetik kuvvet", "güçlü nükleer kuvvet" ve "zayıf nükleer kuvvet" lerdir. Bu kuvvetlerin değerleri ise evrenin şimdiki biçimiyle var olabilmesi ve yaşama imkan sağlayabilmesi için mükemmel bir hassasiyette ayarlanmışlardır. </text:p>
      <text:p text:style-name="P15">Evrendeki düzene etki eden kuvvetlerin en önemlilerinden biri "kütle çekimi" veya diğer adıyla "yerçekimi" (gravitasyon) kuvvetidir. Newton, bu gücün yalnızca elmaları ağaçtan düşürmeye değil, aynı zamanda gezegenleri de yörüngelerinde tutmaya yarayan esrarlı bir güç olduğunu söylemişti. Einstein ise olaya daha derin bir boyut getirerek yerçekiminin dev yıldızları nasıl içlerine çökertip kara deliklere dönüştürdüğünden bahsetmişti. Gerçekten de yerçekimi kuvveti evrenin en kritik kuvvetlerinden biridir. Evrenin genişlemesini kontrol altında tutan kuvvet de yine yerçekimi kuvvetidir.</text:p>
      <text:p text:style-name="P15">Bu yerçekimi kuvveti ise sayısal olarak, tam da şu an içinde yaşadığımız evrenin oluşabilmesine olanak verecek bir sabit değere sahiptir.</text:p>
      <text:p text:style-name="P15">Eğer yerçekimi sabiti şimdikinden biraz daha fazla olsaydı, yıldızların oluşumu daha kısa sürede gerçekleşecek ve uzaydaki en küçük yıldızın dahi kütlesi bizim Güneşimizin en az 1,4 katı büyüklüğünde olacaktı. Bu tür büyük yıldızlar ise o derece hızlı ve kararsız biçimde yanarlar ki etraflarındaki gezegenlerde hayatı oluşturacak şartların meydana gelmesi imkansızdır. Yaşam için ancak bizim Güneşimizin küçüklüğünde yıldızlara ihtiyaç vardır. Dahası yerçekimi sabiti şimdikinden biraz daha büyük olsaydı, evrendeki büyük yıldızların hepsi birer kara deliğe dönüşmüş olacaktı. Bu arada en küçük gezegenlerdeki yerçekimi dahi o kadar güçlü olacaktı ki, böceklerden daha büyük hiçbir nesne ayakta kalmayı başaramayacaktı. </text:p>
      <text:p text:style-name="P15">Diğer yandan, eğer yerçekimi sabiti biraz daha küçük olsaydı, o zaman da uzaydaki bütün yıldızlar en fazla bizim Güneşimizin 0,8'i büyüklüğünde bir kütleye sahip olacaklardı. Bu küçüklükteki yıldızlar her ne kadar etraflarındaki gezegenlerde hayatı destekleyecek ölçüde uzun ve kararlı biçimde yansalar da bu sefer gezegenleri ve canlılığı oluşturacak ağır elementler evrende oluşamayacaklardı. Çünkü demir ve daha ağır elementler ancak devasa yıldızların çekirdeklerinde üretilebilir ve ancak bu tür ağır yıldızlar berilyum ve daha ağır elementleri yıldızlar arası uzaya yayabilirler. Bu tür elementler ise gezegenlerin ve hayat formlarının oluşması için zorunludurlar. </text:p>
      <text:p text:style-name="P15">Görüldüğü gibi, kütle çekim kuvvetindeki bu tür çok küçük oynamalar canlılığın, dolayısıyla insanlığın meydana gelmesini doğrudan engelleyecekti. Kütle çekimindeki biraz daha büyük oynamalar ise ortada bütünüyle evren diye bir kavramın kalmamasına neden olacaktı. Kütle çekim gücünün biraz fazla artması halinde evren genişleyemeden içine çökecek, biraz fazla azaldığı takdirde ise hiçbir yıldız ya da galaksi oluşamayacaktı.</text:p>
      <text:p text:style-name="P15">Ama bugün Dünya'da yaşayabiliyor olmamız göstermektedir ki, bu olumsuz ihtimallerin hiçbiri gerçekleşmemiştir. Aksine evrenin her detayı kusursuz bir plan ve denge ile yaratılmıştır. Sonsuz kudret sahibi olan Allah, içinde yaşadığımız evreni olağanüstü bir "mucizeler zinciri" ile ve tam bir uyum içinde yaratmıştır:</text:p>
      <text:p text:style-name="P6">O, biri diğeriyle 'tam bir uyum' içinde yedi gök yaratmış olandır. Rahman'ın yaratmasında hiçbir 'çelişki ve uygunsuzluk' göremezsin. İşte gözü(nü) çevirip-gezdir; herhangi bir çatlaklık görüyor musun? Sonra gözünü iki kere daha çevirip-gezdir; o göz umudunu kesmiş bir halde bitkin olarak sana dönecektir. (Mülk Suresi, 3-4)</text:p>
      <text:p text:style-name="P15"/>
      <text:p text:style-name="P15"/>
      <text:h text:style-name="P43" text:outline-level="2">Evrendeki diğer güçler arasındaki olağanüstü denge</text:h>
      <text:p text:style-name="P15">Yerçekiminden sonra evrensel yasaları düzenleyen diğer kuvvetleri incelediğimizde, bu kuvvetlerin de son derece ince ayarlanmış değerlere sahip olduklarını ve bu değerlerin kendi aralarında son derece kritik oranlarda dengelenmiş olduklarını görürüz.</text:p>
      <text:p text:style-name="P15"/>
      <text:h text:style-name="P5" text:outline-level="4">- Elektromanyetik kuvvet</text:h>
      <text:p text:style-name="P15">Bilindiği gibi, canlı cansız tüm varlıklar atom adını verdiğimiz temel yapı taşlarından meydana gelir. Atom, çekirdekte proton adı verilen parçacıklar ve çekirdeğin etrafındaki yörüngelerde dönen elektronlardan oluşur. Bir atomun çekirdeğinde bulunan proton sayısı o atomun türünü belirler. Örneğin 1 protonu olan atoma "hidrojen" atomu, 2 protonu olan atoma "helyum" atomu ya da 26 protonu olan atoma "demir" atomu adı verilir. Diğer tüm elementler için de aynı durum geçerlidir. </text:p>
      <text:p text:style-name="P15">Atomun çekirdeğinde bulunan protonlar pozitif, etrafında dönen elektronlar ise negatif elektrik yüküne sahiptir. Proton ve elektronun sahip oldukları bu zıt elektrik yükü aralarında bir çekim oluşmasını sağlar ve bu çekim elektronları atom çekirdeğinin çevresindeki yörüngelerinde tutar. İşte zıt elektrik yüklü proton ve elektronları birbirine bağlayan bu kuvvete "elektromanyetik" kuvvet adı verilir. </text:p>
      <text:p text:style-name="P15">Atom çekirdeği etrafındaki elektron yörüngelerinin özellikleri, atomların kendi aralarında ne tür bağlar yaparak ne tür moleküller oluşturabileceklerini belirler. </text:p>
      <text:p text:style-name="P15">Evrendeki dört temel kuvvetten biri olan elektromanyetik kuvvetin değeri çok az daha küçük olsaydı az miktarda elektron, çekirdeğin etrafındaki yörüngelerde tutunabilirdi. Biraz daha büyük olsaydı, o zaman da hiçbir atom diğerleriyle birleşmek üzere yörüngesini paylaşamazdı. Her iki durumda da canlılık için gerekli olan moleküller oluşamazlardı. </text:p>
      <text:p text:style-name="P15"/>
      <text:h text:style-name="P5" text:outline-level="4">- Güçlü nükleer kuvvet</text:h>
      <text:p text:style-name="P15">Güçlü nükleer kuvvet atomun çekirdeğindeki protonları ve nötronları birarada tutan kuvvettir. Az önce de bahsettiğimiz gibi, protonlar artı elektrik yüklü parçacıklardır. Elektromanyetik kanununa göre zıt elektrik yüklü parçacıklar birbirlerini çeker, aynı elektrik yüküne sahip parçacıklar ise birbirlerini kuvvetle iterler. Yani elektron ve protonlar birbirlerini çeker, protonlar diğer protonları, elektronlar da diğer elektronları iterler.</text:p>
      <text:p text:style-name="P15">Pek çok atom türünün çekirdeğinde onlarca proton birbirine yapışık bir şekilde bulunur. Doğal olarak bu protonların biraraya gelir gelmez büyük bir enerjiyle birbirlerini itmeleri ve her birinin uzaklaşarak uzaya dağılmaları gerekirdi. Ancak böyle olmaz, atomun çekirdeğindeki protonlar büyük bir kararlılıkla birbirlerine bitişik bir biçimde dururlar. Çünkü onları birbirine adeta yapıştıran ve elektromanyetik itme kuvvetinden çok daha güçlü olan bir kuvvet vardır: "güçlü nükleer kuvvet".</text:p>
      <text:p text:style-name="P15">Güçlü nükleer kuvvet evrendeki en güçlü kuvvettir. Muazzam gücünü atom bombalarında, hidrojen bombalarında sergiler. Bu enerji kaynağı, Güneş'in 4,5 milyar yıldan bugüne dek tükettiği yakıtı ve bundan sonra da tüketebileceği hesaplanan 5 milyar yıllık yakıtı sağlamaktadır. Bu muhteşem kuvvetin sayısal değeri evrenin en kilit sayılarından biridir. Güçlü nükleer kuvvet sabitinin değerindeki yüzde birkaçlık azalma ya da artmayla <text:soft-page-break/>yaşamın en temel elementi olan karbon var olamazdı. Biraz daha ciddi bir oynama ise tüm fizik kanunlarının değişmesine ve evrendeki denge ve düzenin alt üst olmasına neden olurdu.</text:p>
      <text:p text:style-name="P15">Atom çekirdeğini birarada tutan bu "güçlü nükleer kuvvet"le diğer bir evrensel kuvvet olan "elektromanyetik kuvvet" arasındaki oran da son derece hassas değerlerde düzenlenmiştir.</text:p>
      <text:p text:style-name="P15">Eğer güçlü nükleer kuvvet birazcık bile daha zayıf olsaydı, yukarıda belirttiğimiz gibi atom çekirdeğini oluşturacak protonlar birarada tutunamaz ve elektromanyetik güç nedeniyle birbirlerini iterek uzaya dağılırlardı. O zaman da birden fazla proton içeren başka hiçbir atom oluşamazdı. Dolayısıyla, evrendeki yegane element tek protonlu hidrojen olurdu. </text:p>
      <text:p text:style-name="P12"><text:span text:style-name="T1">Eğer güçlü nükleer kuvvet, elektromanyetik kuvvete göre birazcık daha güçlü olsaydı, bu sefer de evrende tek protonlu atomlar yani "hidrojen" atomları hiçbir zaman oluşamayacaktı. Çünkü nükleer kuvvet elektromanyetik kuvvete çok daha fazla baskın geleceğinden, evrendeki tüm protonlar birbirleriyle birleşme eğilimine girecek ve biraz önce belirttiğimiz gibi tek protonlu hidrojen atomları var olamayacaktı. Bu durumda yıldızlar ve galaksiler, eğer oluşsalar bile, şu anki yapılarından çok farklı olacaklardı. Açıkçası, eğer bu temel güçler ve değişkenler şu anda sahip oldukları değerlere tam tamına sahip olmasalar, hiçbir yıldız, süpernova, gezegen ve atom olmayacaktı. Bunun sonucunda doğal olarak hayat diye bir şey de olmayacaktı.</text:span><text:span text:style-name="T17">19</text:span><text:span text:style-name="T1"> </text:span></text:p>
      <text:p text:style-name="P15"/>
      <text:h text:style-name="P5" text:outline-level="4">- Zayıf nükleer kuvvet</text:h>
      <text:p text:style-name="P15">Evrendeki bir diğer temel kuvvet olan "zayıf nükleer kuvvet" de çok özel hesaplanmış bir değere sahiptir. Zayıf nükleer kuvvet, bazı atom altı parçacıklar tarafından taşınan ve bir tür radyoaktif parçalanmaya sebep olan bir kuvvettir. Zayıf nükleer kuvvetin sebep olduğu radyoaktif parçalanmaya bir örnek olarak nötronların, bir proton, bir elektron ve bir anti-nötrino açığa çıkararak parçalanmasını verebiliriz. </text:p>
      <text:p text:style-name="P15">Bundan da anlaşılacağı gibi, atom çekirdeğindeki temel parçacıklardan biri olan "nötron" aslında bu saydığımız diğer üç parçacığın biraraya gelmesiyle oluşur. Zayıf nükleer kuvvet ise, yukarıda belirttiğimiz gibi, nötronların bu bileşenlerine ayrılarak parçalanmasına neden olur. Fakat zayıf nükleer kuvvetin büyüklüğü bu olayı çok hassas bir dengede tutacak biçimde ayarlanmıştır.</text:p>
      <text:p text:style-name="P15">Eğer zayıf nükleer kuvvetin değeri biraz daha büyük olsaydı, nötronlar daha kolay parçalanacak ve bu nedenle evrende nadiren bulunacaklardı. Bu durumda Big Bang’den bu yana ancak çekirdeğinde 2 nötron bulunduran helyum, o da çok az oluşabilecek ya da hiç oluşamayacaktı. Helyum bilindiği gibi hidrojenden sonra en hafif ikinci elementtir. Gerekli helyum olmadan ise yaşam için zorunlu olan ağır elementler yıldızların çekirdeklerindeki nükleer fırınlarda üretilemezlerdi. Çünkü "karbon", "oksijen", "demir" gibi ağır elementler -az önceki başlıklarda da anlatığımız gibi- helyum çekirdeklerinin dev yıldızların merkezinde birbirleriyle birleşmeleri sonucunda oluşurlar. Yani helyum bir anlamda diğer elementlerin temel yapı taşıdır. Dolayısıyla helyumun olmaması demek, yaşam için zorunlu olan diğer daha ağır elementlerin de oluşamaması demektir.</text:p>
      <text:p text:style-name="P15">Öte yandan, eğer zayıf nükleer kuvvetin değeri biraz daha küçük olsaydı, Big Bang hidrojenin çoğunu, hatta tümünü helyuma çevirecek ve sonuçta yıldızlar tarafından üretilen ağır elementlerin sayısında anormal bir artış olacaktı. Bu durum da hayatın varlığını imkansız kılacak bir unsurdur.</text:p>
      <text:p text:style-name="P15">Zayıf nükleer kuvvetin hassas değerini kritik hale getiren unsurlardan biri de bu kuvvetin nötrino adı verilen atom altı parçacıklar üzerindeki etkisidir. Nötrinolar, yıldızların çekirdeğinde oluşan ve yaşam için zorunlu olan ağır elementlerin süpernova patlamalarında uzaya fırlatılmasında kilit rol oynarlar. Nötrinolar üzerinde etki edebilen tek evrensel kuvvet ise zayıf nükleer kuvvettir. </text:p>
      <text:p text:style-name="P15"><text:soft-page-break/>Eğer zayıf nükleer kuvvet biraz daha küçük olsaydı, nötrinolar hiçbir çekim alanına yakalanmadan çok daha serbest hareket edebileceklerdi. Bunun sonucunda ise, bir süpernova patlaması esnasında, yıldızın dış tabakalarıyla yeterli derecede reaksiyona giremeden kolaylıkla kaçabilecek, bu da ağır elementlerin uzaya atılmalarını engelleyecekti. Bununla birlikte, eğer zayıf nükleer kuvvet daha büyük olsaydı, nötrinolar süpernovaların merkezlerinde tutsak kalacak ve yine hayatın yapı taşı olan ağır elementlerin uzaya fırlatılmasını sağlayamayacaklardı.</text:p>
      <text:p text:style-name="P15">Paul Davies, evrendeki temel fizik yasalarının insan yaşamına en uygun biçimde belirlenmiş olduğunu, eğer evrendeki kuvvetlere ait sayısal değerler biraz daha farklı olsa, evrenin çok daha farklı bir yer olacağını belirtir ve şöyle devam eder:</text:p>
      <text:p text:style-name="P10"><text:span text:style-name="T1">Ve büyük olasılıkla onu görmek için biz burada olamayacaktık... Ve insan kozmolojiyi araştırdıkça, inanılmazlık giderek daha belirgin hale gelir. Evrenin başlangıcı hakkındaki son bulgular, genişlemekte olan evrenin, </text:span><text:span text:style-name="T2">hayranlık uyandırıcı bir hassasiyetle düzenlenmiş olduğunu </text:span><text:span text:style-name="T1">ortaya koymaktadır.</text:span><text:span text:style-name="T17">20</text:span></text:p>
      <text:p text:style-name="P15">Big Bang'in büyük bir delili olan kozmik fon radyasyonunu ilk kez Robert Wilson ile birlikte gözlemleyen ve bu nedenle 1965'te Nobel ödülü kazanan Arno Penzias ise, evrendeki bu olağanüstü düzen karşısında şu yorumu yapmaktadır: </text:p>
      <text:p text:style-name="P10"><text:span text:style-name="T1">Astronomi bizleri çok olağanüstü bir olaya götürmektedir: Hiç yoktan yaratılmış bir evren. Hayatın oluşmasına izin verecek gerekli şartları tam olarak sağlayacak </text:span><text:span text:style-name="T2">hassas bir denge ile kurulmuş</text:span><text:span text:style-name="T1">, bu amaca yönelik bir plana sahip olan bir evren.</text:span><text:span text:style-name="T17">21</text:span><text:span text:style-name="T1"> </text:span></text:p>
      <text:p text:style-name="P12"><text:span text:style-name="T1">Kolombiya Üniversitesi'nden teorik fizik profesörü Robert Jastrow da bu kaçınılmaz gerçeği, "fizikçilere ve astronomlara göre, evren tam insanın içinde yaşayabileceği çok dar bir değerler aralığında inşa edilmiştir. Bu gerçek "insani ilke" (anthropic principle) olarak adlandırılır. Bu, benim görüşüme göre, bilimin bugüne kadar varmış olduğu en metafizik sonuçtur"</text:span><text:span text:style-name="T19">22</text:span><text:span text:style-name="T1"> şeklinde ifade etmektedir. </text:span></text:p>
      <text:p text:style-name="P15">Buraya kadar detaylı olarak anlattığımız gibi, evrendeki kuvvetlerin hem kendi oranları hem de birbirleriyle oluşturdukları dengeler, tesadüfle açıklanması asla mümkün olmayacak derecede mucizevidir. Evrende gördüğümüz bu dengelere ilişkin sayısal değerlerde yüzde birlik, ikilik bile bir oynama olmaması bu olağanüstü durumu gözler önüne sermektedir. Üstelik bu dengelerin dünya ilk oluştuğu andan beri hiç değişmeden varlığını sürdürmesi, hep aynı hassas ayarları koruması, asla bir aksaklık yaşanmaması bu olağanüstü durumu daha da vurgulamaktadır. Yukarıdaki bilim adamlarının da açıkça ifade ettiği gibi, tüm bunlar evrenin "hassasiyetle düzenlenmiş" ve "hassas bir denge ile kurulmuş" olduğunun kesin bir göstergesidir. Elbette böyle mucizevi bir dengenin tesadüfen, kendi kendine kurulduğunu, kendi kendini düzenlediğini iddia etmek son derece büyük bir akılsızlık olacaktır. Bu kusursuz denge sonsuz ilim ve kudret sahibi bir Yaratıcı tarafından kurulmuş ve düzenlenmiştir. Yaratıcımız, gökleri üstün bir kudretle inşa eden Allah'tır.</text:p>
      <text:p text:style-name="P15"/>
      <text:p text:style-name="P15"/>
      <text:h text:style-name="P43" text:outline-level="2">Proton ve elektron arasındaki muhteşem uyum</text:h>
      <text:p text:style-name="P15"/>
      <text:h text:style-name="P5" text:outline-level="4">- Elektrik yüklerindeki uyum</text:h>
      <text:p text:style-name="P15">Proton elektrondan hacim ve kütle olarak çok daha büyüktür. Protonun kütlesi elektronunkinin tam 1836 katıdır. Eğer somut bir karşılaştırma yapmak gerekirse, aralarındaki fark, bir insanla bir fındık tanesi arasındaki fark gibidir. Yani elektronla protonun pek "benzer" bir fiziksel yapıları yoktur.</text:p>
      <text:p text:style-name="P15">Fakat ne ilginçtir ki, bu iki farklı parçacığın elektrik yükleri birbiriyle tam tamına aynı büyüklüktedir! Birisi artı elektrik yüküne, öteki eksi elektrik yüküne sahiptir, ama bu yüklerin şiddeti birbiriyle tamamen eşittir. Bu sayede atomun elektrik yükü dengelenir. Oysa bu eşitliğin olmasını zorlayan hiçbir neden yoktur. Aksine, fiziksel olarak beklenmesi gereken durum, elektronun elektrik yükünün kütlesiyle orantılı olarak protonunkine göre çok daha az olmasıdır.</text:p>
      <text:p text:style-name="P15">Peki acaba durum böyle olsaydı, yani proton ve elektronun elektriksel yükleri eşit olmasaydı ne olurdu?</text:p>
      <text:p text:style-name="P15">Bu durumda evrendeki tüm atomlar, protondaki fazla artı elektrik nedeniyle, artı elektrik yüküne sahip olacaklardı. Bunun sonucunda da evrendeki her atom birbirini itecekti.</text:p>
      <text:p text:style-name="P15">Acaba bu durum şu an gerçekleşse ne olur? Evrendeki atomların her biri birbirini itse neler yaşanır?</text:p>
      <text:p text:style-name="P15">Yaşanacak olanlar çok olağan dışıdır. Öncelikle sizin bedeninizde yaşanacak olan değişikliklerle başlayalım. Atomlardaki bu değişiklik oluştuğu anda, şu anda bu kitabı tutan elleriniz ve kollarınız bir anda paramparça olurlar. Sadece elleriniz ve kollarınız değil, gövdeniz, bacaklarınız, başınız, gözleriniz, dişleriniz, kısaca vücudunuzun her parçası bir anda havaya uçar. İçinde oturduğunuz oda, pencereden gözüken dış dünya da bir anda havaya uçar. Yeryüzündeki tüm denizler, dağlar, Güneş Sistemi'ndeki tüm gezegenler ve evrendeki bütün gök cisimleri aynı anda sonsuz parçaya ayrılıp yok olurlar. Ve bir daha da evrende hiçbir gözle görülür cisim var olmaz. Evren dediğimiz şey, sürekli olarak birbirlerini iten atomların karmaşasından ibaret olur.</text:p>
      <text:p text:style-name="P12"><text:span text:style-name="T1">Peki acaba bu mutlak felaketin yaşanması için, elektron ve protonun elektrik yüklerinde ne kadarlık bir dengesizlik oluşması gerekir? Yüzde bir farklılık olsa yine de bu felaket yaşanır mı? Yoksa kritik sınır binde bir midir? Prof. George Greenstein, </text:span><text:span text:style-name="T4">The Symbiotic Universe</text:span><text:span text:style-name="T1"> (Simbiyotik Evren) adlı kitabında bu konuda şunları söyler:</text:span></text:p>
      <text:p text:style-name="P10"><text:span text:style-name="T1">Eğer iki elektrik yükü </text:span><text:span text:style-name="T2">100 milyarda bir</text:span><text:span text:style-name="T1"> oranında bile farklılaşsaydı bu, insanlar, taşlar gibi küçük cisimlerin parçalanmasına yetecekti. Dünya ve Güneş gibi daha büyük cisimler içinse, bu denge daha hassastır. Gök cisimlerinin ihtiyaç duyacakları denge, </text:span><text:span text:style-name="T2">milyar kere milyarda birlik</text:span><text:span text:style-name="T1"> bir dengedir.</text:span><text:span text:style-name="T17">23</text:span><text:span text:style-name="T1"> </text:span></text:p>
      <text:p text:style-name="P15"/>
      <text:h text:style-name="P5" text:outline-level="4">- Sayılarındaki uyum</text:h>
      <text:p text:style-name="P12"><text:span text:style-name="T1">Evrendeki protonların sayısının elektronlarınkine oranı da çok önemli bir değerdedir. Bu oran kütle çekim gücü ile elektromanyetik güç arasındaki hassas dengeyi sağlar. Evren henüz 1 saniyeden bile daha gençken anti protonlar, karşıtları olan eşit sayıdaki protonu yok ederler, geriye şu anki evrenin yapı taşı olan belli miktardaki proton kalır. Aynı olay elektronlarla pozitronlar (anti-elektronlar) arasında da gerçekleşir. Şaşırtıcı biçimde, geriye kalan proton ve elektronlar 10</text:span><text:span text:style-name="T17">37</text:span><text:span text:style-name="T1"> de 1 gibi hayret verici küçük bir farkla eşit sayılardadır. </text:span></text:p>
      <text:p text:style-name="P15">Bu eşitlik ise evrendeki elektromanyetik dengenin sağlanmasında çok önemli bir unsurdur. Çünkü elektronların ya da protonların sayısında diğerine oranla olacak bir fazlalık aynı elektrik yüküne sahip <text:soft-page-break/>parçacıkların birbirlerini itmelerine ve birbirlerinden uzaklaşmalarına yol açacaktı. Bu durum ise evrendeki atom altı parçacıkların atomları, maddeyi ve tüm gök cisimlerini oluşturmak üzere birbirleriyle birleşmelerini engelleyecekti. Sonuçta ise galaksiler, yıldızlar, gezegenler asla var olmayacaktı. Tabii ki yaşam için en uygun gezegen olan Dünyamız da...</text:p>
      <text:h text:style-name="P43" text:outline-level="2">Akıllara durgunluk veren ihtimal</text:h>
      <text:p text:style-name="P15">Bize hayat imkanı veren böyle bir evrenin tesadüfen oluşması, bütün fiziksel değişkenler birarada düşünüldüğünde, kaçta kaç ihtimaldir? Milyar kere milyarda bir mi? Ya da trilyar kere trilyar kere trilyar ihtimalde bir mi? Ya da daha küçük bir sayı mı?</text:p>
      <text:p text:style-name="P15">Bu sayıyı ünlü İngiliz matematikçi -ve Stephen Hawking'in yakın çalışma arkadaşı- Prof. Roger Penrose hesaplamıştır. Tüm fiziksel değişkenleri hesaba katmış, bunların kaç farklı biçimde dizilebileceğini dikkate almış ve içinde canlıların yaşayabileceği bir ortamın oluşmasının, Big Bang'in diğer muhtemel sonuçları içinde kaçta kaç ihtimale sahip olduğunu tespit etmiştir.</text:p>
      <text:p text:style-name="P12"><text:span text:style-name="T1">Penrose'un bulduğu ihtimal şudur: </text:span><text:span text:style-name="T2">10 üzeri 10</text:span><text:span text:style-name="T20">123</text:span><text:span text:style-name="T2">'de bir</text:span><text:span text:style-name="T1"> ihtimal! Bu sayının ne anlama geldiğini düşünmek bile zordur. Matematikte 10</text:span><text:span text:style-name="T17">123</text:span><text:span text:style-name="T1"> şeklinde yazılan bir rakam, 1 sayısının yanına 123 tane sıfır gelmesiyle oluşur. (Bu evrendeki tüm atomların sayısının toplamından, yani 10</text:span><text:span text:style-name="T17">78</text:span><text:span text:style-name="T1"> 'den bile büyük, astronomik bir sayıdır.) Ama Penrose'un bulduğu sayı, bunun çok çok daha üstündedir. Çünkü Penrose'un bulduğu sayı, 10</text:span><text:span text:style-name="T17">123</text:span><text:span text:style-name="T1"> tane sıfırın 1 rakamının yanına gelmesiyle oluşmaktadır. </text:span></text:p>
      <text:p text:style-name="P12"><text:span text:style-name="T1">Bu sayıyı birkaç örnekle de açıklayabiliriz: 10</text:span><text:span text:style-name="T17">3</text:span><text:span text:style-name="T1">, 1000 sayısını ifade eder. 10 üzeri 10</text:span><text:span text:style-name="T17">3</text:span><text:span text:style-name="T1"> ise, 1 rakamının yanına 1000 tane sıfır gelmesiyle oluşan sayı demektir. 1 rakamının yanına 9 tane sıfır gelse, bu bir milyar yapar. 12 tane sıfır gelse, bu kez 1 trilyon olur. Ama burada 1 rakamının yanına, 10</text:span><text:span text:style-name="T17">123</text:span><text:span text:style-name="T1"> tane sıfır gelmektedir ki, bunun matematikte bile bir adı ya da tanımı yoktur.</text:span></text:p>
      <text:p text:style-name="P12"><text:span text:style-name="T1">Matematikte 10</text:span><text:span text:style-name="T17">50</text:span><text:span text:style-name="T1">'de 1'den daha küçük olasılıklar, "sıfır ihtimal" sayılır. Ama sözünü ettiğimiz sayı, 10</text:span><text:span text:style-name="T17">50</text:span><text:span text:style-name="T1">'de 1'in trilyar kere trilyar kere trilyar katından bile çok daha büyüktür. Kısacası bu sayı bizlere, evrenin tesadüfle açıklanmasının kesinlikle imkansız olduğunu göstermektedir. Prof. Penrose aklın sınırlarını çok aşan bu sayı hakkında şu yorumu yapar:</text:span></text:p>
      <text:p text:style-name="P10"><text:span text:style-name="T1">Bu sayı, yani 10 üzeri 10</text:span><text:span text:style-name="T17">123</text:span><text:span text:style-name="T1"> 'de bir ihtimal, Yaratıcı'nın amacının ne kadar keskin ve belirgin olduğunu bize göstermektedir. Bu gerçekten olağanüstü bir sayıdır. Bir kimse bunu doğal sayılar şeklinde bile yazmayı başaramaz, çünkü 1 rakamının yanına 10</text:span><text:span text:style-name="T17">123</text:span><text:span text:style-name="T1"> tane sıfır koyması gerekecektir. Eğer evrendeki tüm protonların ve tüm nötronların üzerine birer tane sıfır yazsa bile, yine de bu sayıyı yazmaktan çok çok geride kalacaktır.</text:span><text:span text:style-name="T19">24</text:span><text:span text:style-name="T1"> </text:span></text:p>
      <text:p text:style-name="P15">İçinde yaşadığımız evrenin var oluşu ile ilgili matematiksel olarak tanımlanamayacak kadar yüksek sayıda ihtimal içinden, tam olması gereken ihtimalin en mükemmel şekilde oluşmuş olması, Yaratılış’ın apaçık delilidir. Kuşkusuz böyle kusursuz bir evrende yaşıyor olmamız, kör tesadüflerin, şuursuz atomların aldıkları kararların, oluşturdukları düzenin bir eseri değildir. Tüm kainat, içindeki kusursuz sistemler, canlı ve cansız varlıklarla alemlerin Rabbi olan Allah'ın kusursuz yaratışıyla var olmuştur.</text:p>
      <text:p text:style-name="P15"/>
      <text:p text:style-name="P15"/>
      <text:h text:style-name="P35" text:outline-level="1">2. BÖLÜM</text:h>
      <text:p text:style-name="P24"/>
      <text:h text:style-name="P37" text:outline-level="1">GÜNEŞ SİSTEMİ VE YERYÜZÜNÜN YARATILIŞINDAKİ MUCİZEVİ DENGELER</text:h>
      <text:p text:style-name="P12"/>
      <text:p text:style-name="P12"/>
      <text:p text:style-name="P47">Geceyi, gündüzü, Güneş'i ve Ay'ı sizin emrinize verdi; <text:line-break/>yıldızlar da O'nun emriyle emre hazır kılınmıştır. <text:line-break/>Şüphesiz bunda, aklını kullanabilen bir topluluk için ayetler vardır. (Nahl Suresi, 12)</text:p>
      <text:p text:style-name="P12"/>
      <text:p text:style-name="P12"/>
      <text:h text:style-name="P40" text:outline-level="2">Güneş Sistemi’nin Galaksi’deki yeri</text:h>
      <text:p text:style-name="P15">İçerdiği muhteşem denge ve ölçülerin yanı sıra, Güneş Sistemi'nin Samanyolu Galaksisi'ndeki konumu da, kusursuz bir Yaratılış’ın ürünüdür. Yörünge, galaksinin merkezinden çok uzakta ve spiral kolların dışında bulunmaktadır.</text:p>
      <text:p text:style-name="P15">Bilindiği gibi, Samanyolu Galaksisi spiral şeklinde bir yapıya sahiptir. Spiral galaksilerdeki yıldızlar ve gök cisimleri, şişkin yuvarlak bir merkezi ve bu merkezden dışarı doğru aynı düzlemde ve aynı açıda kıvrılan kolları oluşturacak biçimde konumlanmışlardır. Merkezden çıkan bu spiral kolların arasında kalan uzay boşluğunda da bazı yıldız sistemleri bulunur, fakat bunların sayısı yok denecek kadar azdır. İşte bizim Güneş Sistemimiz de bahsettiğimiz bu spiral kolların arasında yer alan ender yıldız sistemlerinden biridir. </text:p>
      <text:p text:style-name="P15">Peki Güneş Sistemi'nin spiral kolların arasında olması neden bu kadar önemlidir? </text:p>
      <text:p text:style-name="P12"><text:span text:style-name="T1">Öncelikle bulunduğumuz nokta itibariyle, spiral kollardaki gazlar ve artıklardan uzak temiz ve net bir uzay görüntüsüne sahibiz. Eğer spiral kollardan birinin içinde olsaydık, görüntümüz dikkate değer ölçüde bozulacaktı. Prof. Michael Denton, </text:span><text:span text:style-name="T4">Nature's Destiny</text:span><text:span text:style-name="T1"> (Doğanın Kaderi) adlı kitabında bu konuda şunları söylemektedir:</text:span></text:p>
      <text:p text:style-name="P10"><text:span text:style-name="T1">Son derece çarpıcı olan bir başka gerçek, evrenin sadece bizim varlığımıza ve biyolojik ihtiyaçlarımıza olağanüstü derecede uygun olması değil, aynı zamanda bizim onu anlamamıza da son derece uygun olmasıdır... Güneş Sistemimizin bir galaktik kolun kıyısında bulunması, bizim geceleri gökyüzünü inceleyerek uzak galaksileri görebilmemizi ve evrenin genel yapısı hakkında bilgi sahibi olmamızı sağlamaktadır. Eğer bir galaksinin merkezinde yer alsaydık, hiçbir zaman bir spiral galaksinin yapısını gözlemleyemez ya da evrenin yapısı hakkında bir fikir sahibi olamazdık.</text:span><text:span text:style-name="T19">25</text:span></text:p>
      <text:p text:style-name="P15"><text:soft-page-break/>Spiral kollar arasında yer alan yıldızlar normalde yerlerinde uzun süre tutunamaz, sonunda bu kolların içerisine çekilirler. Ancak, Güneş Sistemimiz son 4,5 milyar yıldır galaksinin spiral kolları arasındaki sabit yörüngesinde konumunu devam ettirmektedir.</text:p>
      <text:p text:style-name="P15">Konumumuzun sabitliği, Güneş'in "galactic co-rotation radius" (galaktik ortak dönüş yarı çapı) adı verilen bir hat üzerinde yer alan ender yıldızlardan biri olmasından kaynaklanır. </text:p>
      <text:p text:style-name="P12"><text:span text:style-name="T1">Bir yıldızın iki spiral kol arasında sabit kalabilmesi için sadece galaksi merkezinden belli bir mesafede, yani "co-rotation radius" üzerinde olması ve tam olarak galaksi kollarının merkez çevresinde döndüğü hızda yol alması gerekmektedir.</text:span><text:span text:style-name="T19">26</text:span><text:span text:style-name="T1"> İşte galaksideki milyarlarca yıldız arasında yalnızca Güneşimiz, bu çok özel ve ayrıcalıklı konuma ve hıza sahip bir yıldızdır. </text:span></text:p>
      <text:p text:style-name="P15">Bunun yanısıra, spiral kolların dışında olduğumuz için evrenin en güvenli yerinde bulunuyoruz. Çünkü yıldızların yoğun olarak bulunduğu ve bu nedenle çekim güçlerinin gezegen yörüngelerinde aksamalara yol açabileceği bölgelerin dışındayız.</text:p>
      <text:p text:style-name="P15">Ayrıca, süpernova patlamalarının öldürücü etkilerinden de çok uzağız. Aksi takdirde, Dünya'nın 4 milyar yılı aşkın uzun yaşamı (gezegenin insan yaşamına elverişli hale getirilmesi için gerekli olan süre) içinde bulunduğumuz galaksinin başka bölgelerinde mümkün olmazdı. </text:p>
      <text:p text:style-name="P15">İşte ancak Güneş Sistemimizin bu özel ve ayrıcalıklı konumda yaratılması sonucunda canlılık ve tabii ki insanlık Dünya üzerinde varlığını sürdürebilmektedir; insanlar ancak bu sayede içlerinde bulundukları evreni inceleyebilmekte ve Allah'ın yaratmasındaki eşsiz, üstün ve muazzam sanatı ve hikmetleri gözlemleyebilmektedirler.</text:p>
      <text:p text:style-name="P15">Bir başka deyişle, evrenin fiziksel yasaları gibi Güneş Sistemi'nin uzaydaki konumu da, bu evrenin insan yaşamı için yaratılmış olduğunu gösteren apaçık kanıtlar içermektedir.</text:p>
      <text:p text:style-name="P15"/>
      <text:p text:style-name="P15"/>
      <text:h text:style-name="P36" text:outline-level="1">“GÜÇLÜ İMAN İÇİN İMAN HAKİKATLERİ ÇOK ÖNEMLİDİR”</text:h>
      <text:p text:style-name="P15"/>
      <text:p text:style-name="P12"/>
      <text:p text:style-name="P34"><text:span text:style-name="T22">ADNAN OKTAR: </text:span>Harun Yahya eserleri öncelikle iman hakikatlerini hedef alan, iman hakikatlerinin önemine dikkat çeken eserlerdir. Çünkü insanlara bir teklif getirmeden önce onların imanını güçlendirilmesi çok önemlidir. Çok güçlü bir imana sahip olmaları önemlidir. Güçlü iman için de iman hakikatleri çok önemlidir. Yani Yaratılış’taki Allah'ın harikaları. Allah, "Düşünmezler mi, akletmezler mi" der Kuran'da sık sık –şeytandan Allah'a sığınırım-. Bu konu mübarek, büyük alim, Üstad Bediüzzaman Said-i Nursi Hazretleri tarafından çok ehemmiyetle dile getirilmiş bir konudur. Çok çok önemli bir konudur. Yani mesela Türk milleti imanlı bir millettir. Bu imanlı olmanın güzel etkilerini her yerde görüyoruz ama bu onların iman hakikatlerine ağırlık vermeleri, Allah'ın sanatını her yerde görmeleri ve çile ehli olmalarıdır. Bizim milletimiz çile ehlidir. <text:span text:style-name="T22">(Sayın Adnan Oktar'ın 15 Temmuz 2008 Tarihinde Canlı Olarak Yayınlanan Ahi TV (Kırşehir) Röportajı'ndan)</text:span></text:p>
      <text:p text:style-name="P25"/>
      <text:p text:style-name="P12"/>
      <text:h text:style-name="P42" text:outline-level="2"><text:span text:style-name="T1">Güneş Sistemi</text:span><text:span text:style-name="T23">,</text:span><text:span text:style-name="T1">ndeki hassas dengeler</text:span></text:h>
      <text:p text:style-name="P15">Evrendeki hassas denge ve düzeni en açık biçimde gözlemlediğimiz alanlardan biri de, Dünyamızın içinde bulunduğu Güneş Sistemi'dir. Güneş Sistemi'ndeki büyüklü küçüklü gezegenlerin eşsiz düzenleri, sistemin 4 milyar yılı aşkın bir süredir kararlı bir yapıya sahip olmasını sağlamıştır.</text:p>
      <text:p text:style-name="P15">Güneş Sistemi'nde 9 ayrı gezegen ve bu gezegenlere bağlı 54 ayrı uydu yer alır. Bu gezegenler, Güneş'e olan yakınlıklarına göre; Merkür, Venüs, Dünya, Mars, Jüpiter, Satürn, Uranüs, Neptün ve Pluton'dur. Bu gezegenlerin ve 54 uydunun içinde yaşama uygun bir yüzey ve atmosfere sahip olan yegane gök cismi ise Dünya'dır.</text:p>
      <text:p text:style-name="P15">Gezegenleri dış uzaya savrulmaktan koruyan etki, Güneş'in "çekim gücü" ile gezegenin "merkez-kaç kuvveti" arasındaki dengedir. Güneş sahip olduğu büyük çekim gücü nedeniyle tüm gezegenleri çeker, onlar da dönmelerinin verdiği merkez-kaç kuvveti sayesinde bu çekimden kurtulurlar. Ama eğer gezegenlerin dönüş hızları biraz daha yavaş olsaydı, o zaman bu gezegenler hızla Güneş'e doğru çekilirler ve sonunda Güneş tarafından büyük bir patlamayla yutulurlardı.</text:p>
      <text:p text:style-name="P15">Bunun tersi de mümkündür. Eğer gezegenler daha hızlı dönseler, bu sefer de Güneş'in gücü onları tutmaya yetmeyecek ve gezegenler dış uzaya savrulacaklardı. Oysa çok hassas olan bu denge kurulmuştur ve sistem bu dengeyi koruduğu için devam etmektedir.</text:p>
      <text:p text:style-name="P15">Bu arada söz konusu dengenin her gezegen için ayrı ayrı kurulmuş olduğuna da dikkat etmek gerekir. Çünkü gezegenlerin Güneş'e olan uzaklıkları çok farklıdır. Dahası, kütleleri çok farklıdır. Bu nedenle, hepsi için ayrı dönüş hızlarının belirlenmesi lazımdır ki, Güneş'e yapışmaktan ya da Güneş'ten uzaklaşıp uzaya savrulmaktan kurtulsunlar. Elbette tüm bu dengeler Güneş Sistemi'ndeki gezegenlerden biri olan Dünya için de geçerlidir.</text:p>
      <text:p text:style-name="P15">Bunların yanısıra, son astronomik bulgular, sistemdeki diğer gezegenlerin varlığının, Dünya'nın güvenliği ve yörüngesi için büyük önem taşıdığını göstermiştir. Jüpiter'in konumu buna bir örnektir. Güneş Sistemi'nin en büyük gezegeni olan Jüpiter, varlığıyla aslında Dünya'nın dengesini sağlamaktadır. Astrofizik hesaplamalar, Jüpiter'in bulunduğu yörüngedeki varlığının, Güneş Sistemi'ndeki Dünya gibi diğer gezegenlerin yörüngelerinin istikrarlı olmasını sağladığını ortaya çıkarmıştır. </text:p>
      <text:p text:style-name="P12"><text:span text:style-name="T1">Diğer pek çok yıldız sisteminde Jüpiter benzeri gezegenler vardır. Fakat bunlar bulundukları sistemi kararlı hale getirmek ya da sistemlerindeki diğer gezegenleri korumaktan çok uzaktırlar. Washington Üniversitesi'nden Dr. Peter D. Ward'a göre, "</text:span><text:span text:style-name="T4">Bugün gözlemlenebilen bütün Jüpiterler kötüdür. Tek iyi olan yalnızca bizimkidir. Ve öyle de olmak zorundadır, aksi takdirde ya karanlık uzaya ya da Güneşinize doğru fırlardınız.</text:span><text:span text:style-name="T1">" </text:span><text:span text:style-name="T19">27</text:span></text:p>
      <text:p text:style-name="P15">Jüpiter açısından bir diğer önemli nokta da şudur: Jüpiter olmasaydı yüksek sayıdaki kuyruklu yıldız çarpmaları nedeniyle yeryüzünde hayat olamazdı. Fakat Jüpiter devasa kütlesinin oluşturduğu manyetik alan sayesinde Güneş Sistemi'ne giren meteor ve kuyruklu yıldızların yörüngesini saptırarak Dünya'ya yönelmelerini engeller. Böylece, Dünya'ya bir kalkan görevi gören dev bir manyetik koruyucu şemsiye oluşturur.</text:p>
      <text:p text:style-name="P12"><text:span text:style-name="T1">Jüpiter'in Dünya'yı koruyucu bu ikinci işlevini gezegen bilimci George Wetherill, "</text:span><text:span text:style-name="T4">Jüpiter Ne Kadar Özel</text:span><text:span text:style-name="T1">" adlı bir makalede şöyle açıklar:</text:span></text:p>
      <text:p text:style-name="P10"><text:span text:style-name="T1">Jüpiter'in bulunduğu yerde eğer bu büyüklükte bir gezegen var olmasaydı, Dünya, gezegenler arası boşlukta gezinen meteorlara ve kuyruklu yıldızlara yaklaşık bin kat daha fazla hedef olurdu... Eğer Jüpiter olduğu yerde olmasaydı, şu anda biz de Güneş Sistemi'nin kökenini araştırmak için var olamazdık.</text:span><text:span text:style-name="T21">28</text:span></text:p>
      <text:p text:style-name="P15"><text:soft-page-break/>Dünya-Ay ikili gezegen sisteminin de Güneş Sistemi'ndeki dengenin korunmasında çok önemli bir etken olduğu hesaplanmıştır. Dünya-Ay sisteminin yokluğunda, Jüpiter'in muazzam kütlesi Merkür, Venüs gibi iç gezegenlerde çok büyük bir istikrarsızlığa sebep olacaktı. Bu da belli bir zaman sonra Merkür ve Venüs gezegenlerinin yörüngelerinin çok fazla yakınlaşmasına yol açacaktı. Böyle bir yakınlaşma ise Merkür'ün sistemden dışarı atılmasına, Venüs'ün de yörüngesinin değişmesine neden olurdu. Güneş Sistemi'nin bir bilgisayar simülasyonunu yapan bilim adamları sistemde milyarlarca yıldır süre gelen denge ve kararlılığın, ancak bu gezegenlerin sahip oldukları ideal kütle ve konumları sayesinde mümkün olabileceğini, bu dengeden en ufak bir sapmanın dahi Güneş Sistemi'nin, dolayısıyla insanlığın var olmaması anlamına geleceğini belirlemişlerdir.</text:p>
      <text:p text:style-name="P12"><text:span text:style-name="T1">Kasım 1998'de dünyaca ünlü astronomi dergisi "The Astronomical Journal"da yayınlanan son astronomik çalışmalardan birinde de Güneş Sistemimizdeki olağanüstü düzen, "</text:span><text:span text:style-name="T4">temel bulgularımız Güneş Sistemi'ndeki uzun süreli kararlılık ve dengenin sağlanması için bir tür "temel dizayn"a ihtiyaç olduğunu göstermektedir</text:span><text:span text:style-name="T1">"</text:span><text:span text:style-name="T24"> </text:span><text:span text:style-name="T19">29</text:span><text:span text:style-name="T1"> ifadesiyle vurgulanmaktadır:</text:span></text:p>
      <text:p text:style-name="P15">Kısacası Güneş Sistemi'nin yapısı da insan yaşamı için olağanüstü özel bir şekilde düzenlenmiştir. Allah'ın bu üstün yaratışı, Kuran'da birçok ayetle haber verilmiş ve insanlara bu mucizevi yaratılış üzerinde düşünmeleri emredilmiştir:</text:p>
      <text:p text:style-name="P6">Geceyi, gündüzü, Güneş’i ve Ay’ı sizin emrinize verdi; yıldızlar da O'nun emriyle emre hazır kılınmıştır. Şüphesiz bunda, aklını kullanabilen bir topluluk için ayetler vardır. (Nahl Suresi, 12)</text:p>
      <text:p text:style-name="P15"/>
      <text:p text:style-name="P15"/>
      <text:h text:style-name="P43" text:outline-level="2">Dünya’nın büyüklüğü ve iç yapısındaki ideal oranlar</text:h>
      <text:p text:style-name="P15">Dünya'nın Güneş'e olan mesafesi, dönüş hızı ya da yeryüzü şekilleri kadar, büyüklüğü de önemlidir. Dünya'nın büyüklüğü ise, canlılığın var olması ve varlığını sürdürmesi için tam olması gereken ölçüdedir.</text:p>
      <text:p text:style-name="P15">Dünyamızı, Dünya'nın kütlesinin sadece % 8'i kadar bir kütleye sahip olan Merkür'le ya da Dünya'dan 318 kat daha büyük bir kütleye sahip olan Jüpiter'le karşılaştırdığımızda, gezegenlerin çok farklı büyüklüklere sahip olabileceklerini görürüz. Bu kadar farklı büyüklükteki gezegenler içinde, Dünyamızın büyüklüğünün tesadüfen tam olması gerektiği ölçüde oluşamayacağı açıkça görülmektedir.</text:p>
      <text:p text:style-name="P15">Yerkürenin özelliklerini incelediğimizde, üzerinde yaşadığımız bu gök cisminin tam olması gereken büyüklükte olduğunu görürüz. Amerikalı jeologlar Press ve Siever, Dünya'nın bu yönden "uygunluğu" hakkında şu bilgileri verirler:</text:p>
      <text:p text:style-name="P10"><text:span text:style-name="T1">Dünya'nın büyüklüğü tam olması gerektiği kadardır. Daha küçük olsa yerçekimi çok zayıflayacak ve atmosferi Dünya'nın etrafında tutamayacaktı. Daha büyük olsaydı, bu kez de yerçekimi çok artacak ve bazı zehirli gazları da tutarak atmosferi öldürücü hale getirecekti.</text:span><text:span text:style-name="T19">31</text:span><text:span text:style-name="T1"> </text:span></text:p>
      <text:p text:style-name="P15">Dünya'nın kütlesinin yanısıra, iç yapısı da yaşam için özel bir düzene sahiptir. Bu iç yapıdaki tabakalar sayesinde Dünya bir manyetik alana sahiptir ve bu manyetik alan yaşamın korunması için çok önemlidir. Press ve Siever bu konuyu şöyle açıklarlar:</text:p>
      <text:p text:style-name="P10"><text:span text:style-name="T1">Dünya'nın çekirdeği ise çok büyük bir hassasiyetle dengelenmiş ve radyoaktivite tarafından beslenen bir ısı motorudur... Eğer bu motor daha yavaş çalışsaydı, kıtalar şu anki yapılarına ulaşamazlardı... Demir hiçbir zaman erimez ve merkezdeki sıvı çekirdeğe inmezdi ve böylece Dünya'nın manyetik alanı hiçbir zaman oluşmazdı... Eğer Dünya'nın daha fazla radyoaktif yakıtı olsaydı ve dolayısıyla daha hızlı bir ısı motoru bulunsaydı, volkanik bulutlar Güneş'i kapatacak kadar kalın olur, atmosfer aşırı derecede yoğun hale gelir ve Dünya yüzeyi de hemen her gün volkanik patlamalar ve depremlerle sarsılırdı.</text:span><text:span text:style-name="T19">32</text:span></text:p>
      <text:p text:style-name="P15">Press ve Siever'ın sözünü ettikleri manyetik alan, yaşamımız için büyük öneme sahiptir. Bu manyetik alan, yukarıda belirtildiği gibi, yerkürenin çekirdeğinin yapısından kaynaklanır. Çekirdek, demir ve nikel gibi manyetik özelliği olan ağır elementleri içerir. İç çekirdek katı, dış çekirdek ise sıvı haldedir. Çekirdeğin bu iki katmanı birbiri etrafında hareket eder. Bu hareket ağır metaller üzerinde bir çeşit mıknatıslanma etkisi yaparak bir manyetik alan oluşturur. Atmosferin çok daha dışına kadar uzanan bu alan sayesinde Dünya, uzaydan gelebilecek olan tehlikelere karşı korunmuş olur. Güneş dışındaki yıldızlardan kaynaklanan öldürücü kozmik ışınlar, Dünya'nın etrafındaki bu koruyucu kalkanı geçemezler. Özelikle de Dünya'nın on binlerce kilometre uzağında manyetik halkalar çizen Van Allen Kuşakları, Dünya'yı bu öldürücü enerjiden korur. </text:p>
      <text:p text:style-name="P15">Söz konusu plazma bulutlarının kimi zaman, Hiroşima'ya atılan atom bombasının 100 milyar katına eş değer olduğu hesaplanmıştır. Aynı şekilde Dünya zaman zaman çok şiddetli kozmik ışınların da hedefi olabilir. Ama Dünya'nın manyetik alanı, tüm bu öldürücü ışınların sadece %0,1'ini geçirmekte ve kalan bu binde birlik ışınlar da atmosfer tarafından emilmektedir. Bu manyetik alanı üretmek için kullanılan elektrik enerjisi bir milyar amperlik bir akımdır ki, insanlığın tüm tarihi boyunca ürettiği elektrik enerjisinin toplamına yakındır.</text:p>
      <text:p text:style-name="P15"><text:soft-page-break/>Eğer Dünya'nın bu manyetik kalkanı olmasa, yeryüzündeki yaşam sık sık öldürücü ışınlarla tahrip edilecek, belki de hiç var olmayacaktı. Ama Press ve Sevier'in belirttiği gibi, yerkürenin çekirdeği tam olması gerektiği gibi olduğu için, Dünya bu şekilde korunur.</text:p>
      <text:p text:style-name="P15"/>
      <text:h text:style-name="P43" text:outline-level="2">Yeryüzünün ısısı çok özel bir aralıkta düzenlenmiştir</text:h>
      <text:p text:style-name="P12"><text:span text:style-name="T1">Amerikalı jeologlar Frank Press ve Raymond Siever de, Dünya yüzeyinin ısısındaki ince ayara dikkat çekerler. Belirttiklerine göre, "yaşam sadece çok sınırlı bir ısı aralığında mümkündür ve bu ısı aralığı Güneş'in ısısı ile mutlak sıfır arasındaki muhtemel ısıların yaklaşık % 1'lik bir bölümünü oluşturmaktadır. Dünya'nın ısısı ise tam bu dar aralıktadır."</text:span><text:span text:style-name="T25"> </text:span><text:span text:style-name="T19">33</text:span><text:span text:style-name="T1"> </text:span></text:p>
      <text:p text:style-name="P15">Bu ısı aralığının korunması, elbette Güneş ile Dünya arasındaki mesafe kadar, Güneş'in yaydığı ısı enerjisi ile de yakından ilişkilidir. Hesaplara göre Dünya'ya ulaşan Güneş enerjisindeki % 10'luk bir azalma yeryüzünün metrelerce kalınlıkta bir buzul tabakası ile örtülmesiyle sonuçlanacaktır. Enerjinin biraz artması halinde ise tüm canlılar kavrularak öleceklerdir.</text:p>
      <text:p text:style-name="P15">Dünya'nın ideal olan ısısının, gezegen içinde dengeli olarak dağıtımı da son derece önemlidir. Nitekim bu dengenin sağlanması için çok özel bazı tedbirler alınmıştır. Örneğin Dünya'nın ekseninin 23 derece 27 dakikalık eğimi, kutuplarla ekvator arasındaki atmosferin oluşmasında engel oluşturabilecek aşırı sıcaklığı önler. Eğer bu eğim olmasaydı, kutup bölgeleriyle ekvator arasındaki sıcaklık farkı çok daha artacak ve yaşanabilir bir atmosferin var olması imkansızlaşacaktı.</text:p>
      <text:p text:style-name="P12"><text:span text:style-name="T1">Dünya'nın kendi etrafındaki yüksek dönüş hızı da ısının dengeli dağılımına yardımcı olur. Dünya sadece 24 saatlik bir süre içinde kendi etrafını dolaşır ve bu sayede geceler ve gündüzler kısa sürer. Kısa sürdükleri için de gece ile gündüz arasındaki ısı farkı çok azdır. Bu dengenin önemi, bir günü bir yılından daha uzun süren (yani kendi etrafındaki dönüşü, Güneş etrafındaki dönüşünden daha uzun süren) ve bu yüzden gece-gündüz arasındaki ısı farkı 1000</text:span><text:span text:style-name="T17">o</text:span><text:span text:style-name="T1">C'yi bulan Merkür ile karşılaştırıldığında görülebilir.</text:span></text:p>
      <text:p text:style-name="P12"><text:span text:style-name="T1">Yeryüzünün şekilleri de ısının dengeli dağılımına uygun şekilde yaratılmıştır. Dünya'nın ekvatoru ile kutupları arasında yaklaşık 100</text:span><text:span text:style-name="T17">o</text:span><text:span text:style-name="T1">C'lik bir ısı farkı vardır. Eğer böyle bir ısı farkı fazla engebesi olmayan bir yüzeyde gerçekleşmiş olsaydı, hızı saatte 1000 km'ye varan fırtınalar Dünya'yı allak bullak ederdi. Oysa ki yeryüzü, ısı farkından dolayı ortaya çıkması muhtemel kuvvetli hava akımlarını bloke edecek engebelerle donatılmıştır. Bu engebeler, yani sıradağlar, Çin'de Himalayalar'la başlar, Anadolu'da Toroslarla devam eder ve Avrupa'da Alpler'e kadar sıradağlar halinde uzanarak batıda Atlas Okyanusu, doğuda Büyük Okyanus'la birleşir. Okyanuslarda ise ekvatorda oluşan fazla ısı, sıvıların ısı farkını dereceli bir şekilde dengelemesi sayesinde kuzeye ve güneye doğru aktarılır.</text:span></text:p>
      <text:p text:style-name="P15">Bu arada Dünya'nın atmosferinde ısıyı sürekli dengeleyen birtakım otomatik sistemler de var edilmiştir. Örneğin bir bölge çok fazla ısındığında su buharlaşması artar ve bulutlar çoğalır. Bu bulutlar ise Güneş'ten gelen ışınların bir kısmını geri yansıtarak aşağıdaki havanın ve yüzeyin daha fazla ısınmasını engeller.</text:p>
      <text:p text:style-name="P15">Dünya'nın Güneş'e olan uzaklığı, kendi etrafındaki dönüş hızı, ekseninin eğimi, yeryüzü şekilleri gibi birbirinden bağımsız pek çok etken, gezegenin yaşama uygun bir biçimde ısınmasını ve ısının gezegene dengeli bir biçimde yayılmasını sağlar. Dünya ile Güneş arasındaki uzaklığın özel bir yapı olduğu gerçeğini kabul etmek istemeyenler şöyle bir mantık kurarlar: "Evrende Güneş'ten çok daha büyük ya da daha küçük yıldızlar vardır. Bunların da pekala kendi gezegen sistemleri olabilir. Bu yıldızlar eğer Güneş'ten daha büyükse, o zaman yaşam için ideal gezegen, Dünya ile Güneş arasındaki mesafeden çok daha uzakta olacaktır. Örneğin bir kırmızı devin etrafında Pluton'un mesafesinde dönen bir gezegen, bizim Dünyamız gibi ılık bir atmosfere sahip olabilir. Böyle bir gezegen, hayat için Dünya kadar uygun olacaktır." </text:p>
      <text:p text:style-name="P12"><text:soft-page-break/><text:span text:style-name="T1">Bu iddia çok önemli bir yönden geçersizdir: Farklı kütlelerdeki yıldızların farklı ışınlar yayacağını hesaba katmamaktadır. Yıldızların yaydıkları ışınların hangi dalga boylarında olacağını belirleyen etken, bu yıldızların kütleleri ve kütleleri ile doğru orantılı olan yüzey sıcaklıklarıdır. Örneğin Güneş'in yakın mor ötesi, görülebilir ışık ve yakın kızıl ötesi ışınlar yaymasının nedeni, 6000</text:span><text:span text:style-name="T17">o</text:span><text:span text:style-name="T1">C civarında olan yüzey ısısıdır. Eğer Güneş'in kütlesi biraz daha büyük olsaydı, yüzey ısısı daha yüksek olurdu. </text:span></text:p>
      <text:p text:style-name="P15">Bu durumda da Güneş'in yaydığı ışınların enerji seviyeleri artar ve Güneş öldürücü etkiye sahip morötesi ışınları çok daha fazla yaymaya başlardı. Bu durum bizlere, hayatı destekleyecek ışınları yayabilecek olan yıldızların, mutlaka bizim Güneşimize çok yakın bir kütleye sahip olması gerektiğini göstermektedir. Bu yıldızların bir gezegende hayatı destekleyebilmeleri için de, bu gezegenin tam şu anda Güneş ile Dünya arasındaki mesafe kadar uzakta olması şarttır. Bir başka deyişle, bir kırmızı devin, mavi devin ya da kütlesi Güneş'ten belirgin olarak farklı başka herhangi bir yıldızın etrafında dönen herhangi bir gezegen, hayat için bir barınak oluşturamaz. Hayatı destekleyecek tek enerji kaynağı Güneş gibi bir yıldızdır. Hayat için uygun tek gezegen mesafesi ise Dünya-Güneş mesafesidir.</text:p>
      <text:p text:style-name="P16">* * *</text:p>
      <text:p text:style-name="P15">Buraya kadar anlatılanlardan anlaşıldığı gibi, Dünya ve Güneş, aralarındaki uzaklık, yörüngeleri, eğimleri, yaydıkları ışık, enerji kısacası her türlü detayla birlikte Allah tarafından insanların yaşamasına en uygun olacak şekilde yaratılmıştır. Yalnızca Güneş ile Dünya arasındaki mesafenin tam gereken ölçüde olması dahi son derece mucizevi bir olayken, diğer yüzlerce hatta binlerce detayın da tam olması gerektiği ölçülerde olması kuşkusuz insan aklının sınırlarını aşan bir olaydır. Böyle muazzam bir sistemin tesadüflerin eseri olması, şuursuz atomların oluşturduğu gökcisimlerinin tesadüflerle tam olmaları gereken yerlere yerleşmeleri, aralarında canlılığın oluşumuna olanak sağlayacak dengeleri belirlemeleri ve bunlara uygun sistemler geliştirmeleri elbette ki mümkün değildir. Tüm bu kusursuz sistemler insanlar için, Allah'ın üstün kudretinin ve yaratışının birer delilidir. </text:p>
      <text:p text:style-name="P15">Kuran'da Allah'ın yüceliği, evrenin ve dünya üzerindeki hakimiyeti, tüm bunlar karşısında insana düşenin şükredici olmak olduğu şöyle bildirilmiştir:</text:p>
      <text:p text:style-name="P6">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Suresi, 54)</text:p>
      <text:p text:style-name="P6">Güneş’i ve Ay’ı hareketlerinde sürekli emrinize amade kılan, geceyi ve gündüzü de emrinize amade kılandır. Size her istediğiniz şeyi verdi. Eğer Allah'ın nimetini saymaya kalkışırsanız, onu sayıp-bitirmeye güç yetiremezsiniz. Gerçek şu ki, insan pek zalimdir, pek nankördür. (İbrahim Suresi, 33-34)</text:p>
      <text:p text:style-name="P23"/>
      <text:p text:style-name="P15"/>
      <text:h text:style-name="P43" text:outline-level="2">Atmosferdeki ideal oranlar</text:h>
      <text:p text:style-name="P15">Dünya'nın atmosferi de, yaşam için gerekli son derece özel şartların biraraya gelmesiyle tasarlanmış olağanüstü bir karışımdır. Dünya atmosferi, % 77 azot, % 21 oksijen ve % 1 oranında karbondioksit ve argon gibi diğer gazların karışımından oluşur. </text:p>
      <text:p text:style-name="P15">Öncelikle bu gazların en önemlisi olan oksijenle başlayalım. Oksijen çok önemlidir, çünkü insan gibiıkompleks bedenlere sahip canlıların enerji elde etmek için kullandıkları çoğu kimyasal reaksiyon oksijen sayesinde gerçekleşir. İşte biz de bu nedenle sürekli olarak oksijene ihtiyaç duyarız ve bu ihtiyacı karşılamak için solunum yaparız. İşin ilginç yanı, soluduğumuz havadaki oksijen oranının, son derece hassas dengelere dayalı oluşudur. Michael Denton, bu konuya şöyle dikkat çekmektedir:</text:p>
      <text:p text:style-name="P10"><text:span text:style-name="T1">Atmosferimiz daha fazla oksijen içerebilir ve buna rağmen hayatı destekleyebilir miydi? Hayır! Oksijen çok reaktif bir elementtir. Şu anda atmosferde bulunan oksijenin oranı, yani yüzde 21, yaşamın güvenliği için aşılmaması gereken sınırların tam ideal noktasındadır. Yüzde 21'in üzerine artan her yüzde birlik oksijen oranı, bir yıldırımın orman yangını başlatma olasılığını % 70 artıracaktır.</text:span><text:span text:style-name="T19">34 </text:span></text:p>
      <text:p text:style-name="P15">İngiliz biyokimyacı James Lovelock ise bu kritik dengeyi şu şekilde ifade etmektedir:</text:p>
      <text:p text:style-name="P10"><text:span text:style-name="T1">Yüzde 25'lik bir oksijen oranının daha yukarısında, şu anda besin olarak kullandığımız bitki türlerinin çoğu, tüm tropik ormanları ve arktik tundraları yok edecek olan dev yangınlarda yok olurdu... Atmosferin şu anki oksijen oranı, tehlikenin ve yararın çok iyi bir biçimde dengelendiği bir rakamdadır.</text:span><text:span text:style-name="T19">35</text:span><text:span text:style-name="T1"> </text:span></text:p>
      <text:p text:style-name="P15">Atmosferdeki oksijen oranının dengede kalması da, mükemmel bir "geri dönüşüm" sistemi sayesinde gerçekleşir. Hayvanlar devamlı olarak oksijen tüketirler ve kendileri için zehirli olan karbondioksiti üretirler. Bitkiler ise bu işlemin tam tersini gerçekleştirir ve karbondioksiti hayat verici oksijene çevirerek canlılığın devamını sağlarlar. Her gün bitkiler tarafından milyarlarca ton oksijen bu şekilde üretilerek atmosfere salınır.</text:p>
      <text:p text:style-name="P15">Bu iki canlı grubu, yani bitkiler ve hayvanlar, eğer aynı reaksiyonu gerçekleştirselerdi, Dünya çok kısa sürede yaşanılmaz bir gezegene dönüşürdü. Örneğin hem hayvanlar hem de bitkiler oksijen üretselerdi, atmosfer kısa sürede "yanıcı" bir özellik kazanır ve en ufak bir kıvılcım dev yangınlar çıkarırdı. Sonunda da Dünya dev bir "tüp patlaması"yla yanarak kavrulurdu. Öte yandan eğer hem bitkiler hem de hayvanlar karbondioksit üretselerdi, bu kez atmosferdeki oksijen hızla tükenir ve bir süre sonra canlılar nefes almalarına rağmen "boğularak" toplu halde ölmeye başlarlardı.</text:p>
      <text:p text:style-name="P12"><text:span text:style-name="T1">Ancak Allah canlılığın dengesini öylesine kusursuz bir sistemle kurmuştur ki, atmosferdeki oksijen oranı canlılık için en ideal olan oranda durmaktadır. Bu oran, Lovelock'ın ifadesiyle "</text:span><text:span text:style-name="T2">tehlikenin ve yararın çok iyi bir biçimde dengelendiği bir rakam</text:span><text:span text:style-name="T1">"dır.</text:span></text:p>
      <text:p text:style-name="P15">Atmosferdeki gazların karışımı yaşayan canlılar için çok hassas bir dengededir; her bir gaz doğru oranda ve doğru miktarda bulunur. Örneğin bizler için zararlı olan karbondioksit bile aslında çok çok önemlidir. Zira bu gaz Güneş'ten gelen ışınlardan bir kısmının yeryüzünden yansıyıp uzaya kaçmalarına engel olur ve böylece Dünya'nın sıcaklığının korunmasını sağlar. Atmosferi oluşturan bu gazların oranları Dünya'da meydana gelen biyolojik ve tektonik işlemler sayesinde devamlı olarak dengede tutulur. Bu dengenin binlerce yıldır korunması ve canlıların ihtiyaç duyduğu şekilde muhafaza edilmesi de yine bir düzenliliği ve dolayısıyla bu düzeni kusursuzca var eden Allah'ın varlığını göstermektedir. </text:p>
      <text:p text:style-name="P15"><text:soft-page-break/>Atmosferdeki bu karbondioksitin Dünya'nın ortalama yüzey ısısını 35 °C yükselttiği tespit edilmiştir. Bu demektir ki, eğer atmosferdeki bu karbondioksit olmasaydı, Dünyamızın ortalama ısısı 14 °C değil, -21 °C olacaktı. Bu durumda bütün okyanuslar donacak ve Dünyada yaşam imkansız hale gelecekti.</text:p>
      <text:p text:style-name="P15"/>
      <text:p text:style-name="P15"/>
      <text:h text:style-name="P43" text:outline-level="2">Havanın yoğunluğu</text:h>
      <text:p text:style-name="P15">Atmosferin çok iyi bir biçimde dengelenmiş bir başka yönü ise, onu soluyabilmemizi sağlayan ideal yoğunluğudur. </text:p>
      <text:p text:style-name="P12"><text:span text:style-name="T1">Havanın basıncı 760 mm Hg'dir. Yoğunluğu, deniz seviyesinde, litre başına bir gram civarındadır. Havanın, deniz yüzeyindeki akışkanlığı ise, suyun elli katı kadar fazladır. Herhangi birer değer gibi görünen bu rakamlar, gerçekte insan yaşamı için hayati önem taşımaktadır. Çünkü "hava soluyan canlıların var olabilmesi için, atmosferin genel karakteristik özellikleri -yoğunluğu, akışkanlığı, basıncı vs.- şu anda sahip oldukları değerlere çok benzer olmak zorundadır".</text:span><text:span text:style-name="T19">36</text:span></text:p>
      <text:p text:style-name="P15">Nefes alırken ciğerlerimiz "hava direnci" adı verilen bir güce karşı enerji kullanırlar. Hava direnci, havanın harekete karşı gösterdiği durgunluk eğilimidir. Ancak bu direnç, atmosferin özellikleri sayesinde çok zayıftır ve ciğerlerimiz kolaylıkla havayı içeri çekip dışarı itebilirler. Bu direncin biraz artması ise, ciğerlerimizin zorlanmaya başlamasına neden olacaktır. Buradaki mantık şöyle bir örnekle açıklanabilir: Bir enjektörün iğnesinden su çekmek kolaydır, ama aynı iğneyle bal çekmek çok daha zordur. Çünkü bal, sudan daha az akışkanlığa ve daha yüksek bir yoğunluğa sahiptir.</text:p>
      <text:p text:style-name="P15">İşte eğer atmosferin yoğunluk, akışkanlık, basınç gibi değerleri biraz farklılaşacak olsa, nefes almak bizim için bir enjektöre bal çekmek gibi zorlaşacaktır. Bu durum karşısında "o zaman enjektörün iğnesi kalınlaşabilir" diye düşünmek, yani akciğer kanallarının genişletilmesinden bahsetmek ise yanlıştır. Çünkü o zaman ciğerlerde bulunan ve çok geniş yüzey alanına sahip olan küçük kanalcıklar iptal olacaktır. Bu durumda ise ciğerlerin hava ile temas eden alanı çok küçülmekte ve ciğerler vücut için gerekli oksijeni alabilecek yapıdan uzaklaşmaktadır. Yani havanın yoğunluk, akışkanlık, basınç gibi değerlerinin mutlaka belirli bir aralık içinde olması şarttır. Bugün soluduğumuz havanın sahip olduğu değerler ise tam bu dar aralığın içindedir.</text:p>
      <text:p text:style-name="P15">Prof. Michael Denton, bu konu hakkında şu yorumu yapar:</text:p>
      <text:p text:style-name="P10"><text:span text:style-name="T1">Eğer havanın yoğunluğu ya da durgunluğu biraz daha fazla olsaydı, hava direnci çok büyük oranlara çıkacaktı ve hava soluyan bir canlıya ihtiyaç duyduğu oksijen oranını sağlayacak bir solunum sistemi tasarlamak imkansız hale gelecekti... Muhtemel atmosfer basınçları ile muhtemel oksijen oranlarını karşılaştırarak "hayat için uygun" bir rakamsal değer aradığımızda, çok sınırlı bir aralıkla karşılaşırız. Hayat için gerekli olan çok fazla şartın hepsinin bu küçük aralıkta gerçekleşmesi- ve atmosferin de bu aralıkta olması-elbette ki çok olağanüstü bir uyumdur.</text:span><text:span text:style-name="T19">37</text:span></text:p>
      <text:p text:style-name="P15">Atmosferin rakamsal değerleri, sadece bizim solunumumuz için değil, mavi gezegenin "mavi" olarak kalması için de önemlidir. Eğer atmosfer basıncı şu anki değerinden beşte bir kadar azalsa, denizlerdeki buharlaşma oranı çok fazla yükselecektir. Atmosferde çok yüksek oranlara varacak olan su buharı, tüm Dünya üzerinde bir "sera etkisi" oluşturarak gezegenin ısısını aşırı derecede yükseltecektir. Eğer atmosfer basıncı şu anki değerinden bir kat daha fazla olsa, bu kez de atmosferdeki su buharı oranı büyük ölçüde azalacak ve Dünya üzerindeki karaların tamamına yakını çölleşecektir. </text:p>
      <text:p text:style-name="P15">Ancak bu ihtimallerin hiçbiri gerçekleşmez, çünkü Allah Dünya’yı, Güneş Sistemi’ni ve onun içinde bulunduğu evreni kusursuz bir yaratılışla var etmiştir. Dünya üzerindeki tüm dengeleri bizim yaşamımızı sürdürebileceğimiz gibi birbiriyle uyum içinde yaratmıştır. Allah'ın bu kusursuz yaratışı Kuran'da şöyle haber verilmekte ve insanların da akıl kullanarak bu örnekler üzerinde düşünüp, Allah'ın yaratışını takdir etmeleri bildirilmektedir:</text:p>
      <text:p text:style-name="P6"><text:soft-page-break/>Allah O'dur ki, gökleri dayanak olmaksızın yükseltti; onları görmektesiniz. Sonra arşa istiva etti ve Güneş ile Ay’a boyun eğdirdi, her biri adı konulmuş bir süreye kadar akıp gitmektedirler. Her işi evirip düzenler, ayetleri birer birer açıklar. Umulur ki, Rabbinize kavuşacağınıza kesin bilgiyle inanırsınız. Ve O, yeri yayıp uzatan, onda sarsılmaz-dağlar ve ırmaklar kılandır. Orada ürünlerin her birinden ikişer çift yaratmıştır; geceyi gündüze bürümektedir. Şüphesiz bunlarda düşünen bir topluluk için gerçekten ayetler vardır. 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 (Rad Suresi, 2-4)</text:p>
      <text:p text:style-name="P26"/>
      <text:p text:style-name="P15"/>
      <text:h text:style-name="P43" text:outline-level="2">Görünen ışık mucizesi</text:h>
      <text:p text:style-name="P12"><text:span text:style-name="T1">Evrendeki yıldızların ve diğer ışık kaynaklarının hepsi aynı türde ışın yaymazlar. Bu farklı ışınlar, dalga boyuna göre sınıflandırılır. Farklı dalga boylarının oluşturduğu yelpaze ise çok geniştir. En küçük dalga boyuna sahip olan gama ışınları ile, en büyük dalga boyuna sahip olan radyo dalgaları arasında </text:span><text:span text:style-name="T2">10</text:span><text:span text:style-name="T18">25’</text:span><text:span text:style-name="T1">’te 1’lik bir fark vardır. Buradaki mucizevi yön ise, Güneş'in yaydığı ışınların tamamına yakınının, bu 10</text:span><text:span text:style-name="T17">25</text:span><text:span text:style-name="T1">’lik yelpazenin tek bir birimine sıkıştırılmış olmasıdır. Çünkü bu daracık alanda, yaşam için gerekli olan yegane ışınlar bulunmaktadır.</text:span></text:p>
      <text:p text:style-name="P12"><text:span text:style-name="T1">Burada dikkat edilmesi gereken nokta, dalga boylarının olağanüstü derecede geniş bir yelpazede dağılmış olmalarıdır. En kısa dalga boyu, en uzun dalga boyundan tam 10</text:span><text:span text:style-name="T17">25</text:span><text:span text:style-name="T1"> kat daha küçüktür. </text:span></text:p>
      <text:p text:style-name="P12"><text:span text:style-name="T1">10</text:span><text:span text:style-name="T17">25</text:span><text:span text:style-name="T1">, 1 rakamının yanına 25 tane sıfır eklenmesiyle oluşan bir sayıdır. 10.000.000.000.000.000.000.000.000 şeklinde yazabileceğimiz bu sayının büyüklüğünü daha iyi kavramak için bazı karşılaştırmalar yapmak yerinde olur. Örneğin Dünya'nın dört milyar yıllık ömrü boyunca geçen saniyelerin toplam sayısı, sadece 10</text:span><text:span text:style-name="T17">17</text:span><text:span text:style-name="T1">'dir. Eğer 10</text:span><text:span text:style-name="T17">25</text:span><text:span text:style-name="T1"> sayısını saymak istersek, gece gündüz hiç durmadan saymamız ve bu işi Dünya'nın yaşından 100 milyon kez daha uzun bir zaman boyunca sürdürmemiz gerekir! </text:span><text:span text:style-name="T2">Eğer 10</text:span><text:span text:style-name="T18">25</text:span><text:span text:style-name="T2"> tane iskambil kağıdını üst üste dizmeye kalksak, Samanyolu Galaksisi’nin çok dışına çıkmamız ve gözlemlenebilir evrenin yaklaşık yarısı kadar bir mesafe gitmemiz icap eder.</text:span><text:span text:style-name="T19">38</text:span></text:p>
      <text:p text:style-name="P15">Evrendeki farklı dalga boyları, işte bu kadar geniş bir yelpaze içine dağılmıştır. Ama ne ilginçtir ki, bizim Güneşimiz, bu geniş yelpazenin çok dar bir aralığına sıkıştırılmıştır. Güneş'ten yayılan farklı dalga boylarının %70'i, 0,3 mikronla 1,50 mikron arasındaki daracık bir sınırın içindedir. Bu aralıkta üç tür ışık vardır: Görülebilir ışık, yakın kızılötesi ışınlar ve biraz da yakın morötesi ışınlar.</text:p>
      <text:p text:style-name="P12"><text:span text:style-name="T1">Bu üç tür ışık sayıca çok gibi durabilir. Ama gerçekte üçünün toplamı, elektromanyetik yelpazenin içinde tek bir birim yer kaplamaktadır! Bir başka deyişle, Güneş'in ışığının tümü, üstüste dizdiğimiz 10</text:span><text:span text:style-name="T17">25</text:span><text:span text:style-name="T1"> tane iskambil kağıdının tek bir tanesine karşılık gelmektedir.</text:span></text:p>
      <text:p text:style-name="P15">Peki acaba neden Güneş'in ışınları bu daracık aralığa sıkıştırılmıştır?</text:p>
      <text:p text:style-name="P15">Cevap son derece önemlidir: Güneş ışığı bu daracık aralığa sıkıştırılmıştır, çünkü Dünya üzerindeki yaşamı destekleyecek olan ışınlar, sadece bu ışınlardır.</text:p>
      <text:p text:style-name="P12"><text:span text:style-name="T1">İngiliz fizikçi Ian Campbell, </text:span><text:span text:style-name="T4">Energy and the Atmosphere</text:span><text:span text:style-name="T1"> (Enerji ve Atmosfer) adlı kitabında bu konuya değinmekte ve "Güneş'ten yayılan ışınların, Dünya üzerindeki yaşamı desteklemek için gereken çok dar aralığa sıkıştırılmış olması gerçekten çok olağanüstü bir durumdur" demektedir. Campbell'e göre bu durum, "</text:span><text:span text:style-name="T2">inanılmaz derecede şaşırtıcı</text:span><text:span text:style-name="T1">"dır.</text:span><text:span text:style-name="T19">39</text:span></text:p>
      <text:p text:style-name="P15"/>
      <text:p text:style-name="P15"/>
      <text:h text:style-name="P43" text:outline-level="2">Güneş ışığı ile fotosentez arasındaki olağanüstü uyum</text:h>
      <text:p text:style-name="P15">Yüksek teknoloji ile donatılmış, uzman kişilerin faaliyet sürdürdüğü hiçbir laboratuvarın henüz başaramadığı bir işlemi bitkiler, yüz milyonlarca yıldır gerçekleştirirler. Güneş ışığını kullanarak "fotosentez" yapar ve besin üretirler. Ancak bu olağanüstü işlemin çok önemli bir şartı, bitkilere ulaşan ışığın fotosentez yapmaya uygun bir ışık olmasıdır.</text:p>
      <text:p text:style-name="P12"><text:span text:style-name="T1">Bitkilerin fotosentez yapmalarını sağlayan, hücrelerindeki klorofil moleküllerinin ışık enerjisine karşı duyarlı olmalarıdır. Ancak klorofil, sadece çok belirli bir dalga boyundaki ışınları kullanabilir. Güneş ise, tam da bu ışınları yaymaktadır. İşin en önemli yanı, fotosentez için kullanılabilen bu belirli dalga boyunun, ışığın 10</text:span><text:span text:style-name="T17">25</text:span><text:span text:style-name="T1"> farklı dalga boyundan sadece birisine karşılık gelmesidir.</text:span></text:p>
      <text:p text:style-name="P12"><text:span text:style-name="T1">Güneş'in yaydığı ışık ile fotosentez için gerekli olan ışığın birbiriyle yaklaşık olarak aynı olması, ışıktaki mükemmel yapıyı göstermektedir. Amerikalı astronom George Greenstein, </text:span><text:span text:style-name="T4">The Symbiotic Universe</text:span><text:span text:style-name="T1"> (Simbiyotik Evren) adlı kitabında bu konuyla ilgili şunları yazmaktadır:</text:span></text:p>
      <text:p text:style-name="P11">Fotosentezi gerçekleştiren molekül, klorofildir... Fotosentez mekanizması, bir klorofil molekülünün güneş ışığını absorbe etmesiyle başlar. Ama bunun gerçekleşebilmesi için, ışığın doğru renkte olması gerekir. Yanlış renkteki ışık, işe yaramayacaktır.</text:p>
      <text:p text:style-name="P10"><text:span text:style-name="T1">Bu konuda örnek olarak televizyonu verebiliriz. Bir televizyonun, bir kanalın yayınını yakalayabilmesi için, doğru frekansa ayarlanmış olması gerekir. Kanalı başka bir frekansa ayarlayın, görüntü elde edemezsiniz. Aynı şey fotosentez için de geçerlidir. </text:span><text:span text:style-name="T2">Güneş'i televizyon yayını yapan istasyon olarak kabul ederseniz, klorofil molekülünü de televizyona benzetebilirsiniz.</text:span><text:span text:style-name="T1"> Eğer bu molekül ve Güneş birbirlerine uyumlu olarak ayarlanmış olmasalar, fotosentez oluşmaz. Ve Güneş'e baktığımızda, ışınlarının renginin tam olması gerektiği gibi olduğunu görürüz.</text:span><text:span text:style-name="T17">40</text:span><text:span text:style-name="T1"> </text:span></text:p>
      <text:p text:style-name="P15">Bitkiler ve fotosentez konusunu yüzeysel olarak değerlendirenler belki, "Güneş ışığı daha farklı olsaydı, bitkiler de ona uygun şekilde gelişirdi" gibi bir düşünceye kapılabilirler. Oysa bu kesinlikle mümkün değildir. George Greenstein bir evrimci olmasına rağmen böyle bir şeyin mümkün olmadığını şöyle ifade eder:</text:p>
      <text:p text:style-name="P11">Belki insan burada bir tür adaptasyonun gerçekleştiğini düşünebilir: Bitkinin yaşamının güneş ışığının özelliklerine uyum sağladığını varsayabilir. Sonuçta, eğer Güneş farklı bir ısıda olsa (ve farklı bir ışık yaysa) klorofil yerine bir başka molekül bu ışığı kullanacak biçimde gelişemez mi?</text:p>
      <text:p text:style-name="P10"><text:span text:style-name="T1">Açıkçası, cevap "hayır"dır. Çünkü en geniş sınırlarda dahi, tüm farklı moleküller ışığın çok belirli bazı renklerini absorbe edebilirler. Işığın absorbe edilmesi işlemi, moleküllerin içindeki elektronların yüksek enerji seviyelerine olan duyarlılıklarıyla ilgilidir ve hangi molekülü ele alırsanız alın, bu işi gerçekleştirmek için gereken enerji aynıdır. Işık, fotonlardan oluşur ve yanlış enerji seviyesinde foton, hiçbir şekilde absorbe edilemez... Kısacası yıldızların fiziği ile, moleküllerin fiziği arasında çok iyi bir uyum vardır. Bu uyum olmasa, yaşam imkansız olurdu.</text:span><text:span text:style-name="T19">41</text:span><text:span text:style-name="T1"> </text:span></text:p>
      <text:p text:style-name="P15">Greenstein özetle şunu söylemektedir: Herhangi bir bitkinin fotosentez yapabilmesi, sadece ve sadece çok belirli bir ışık aralığında mümkündür. Bu aralık ise tam olarak Güneş'in yaydığı ışığa karşılık gelmektedir.</text:p>
      <text:p text:style-name="P12"><text:span text:style-name="T1">Greenstein'ın ifadesiyle "yıldızların fiziği ile moleküllerin fiziği arasındaki bu uyum", asla rastlantılarla açıklanamayacak kadar olağanüstü bir uyumdur. Güneş'in 10</text:span><text:span text:style-name="T17">25</text:span><text:span text:style-name="T1">'te 1 ihtimalle bizim için gerekli olan ışığı vermesi </text:span><text:soft-page-break/><text:span text:style-name="T1">ve yeryüzünde bu ışığı kullanacak kompleks moleküllerin bulunması, elbette söz konusu uyumu Allah’ın yarattığını göstermektedir.</text:span></text:p>
      <text:p text:style-name="P15"/>
      <text:h text:style-name="P43" text:outline-level="2">Güneş ışığı ile göz arasındaki olağanüstü uyum </text:h>
      <text:p text:style-name="P15">Biyolojik görme için uygun olan yegane ışınlar, "görülebilir ışık" olarak tanımladığımız dalga boylarıdır. Güneş'in yaydığı ışığın büyük bölümü bu dalga boyuna karşılık gelir.</text:p>
      <text:p text:style-name="P15">Dikkat edilirse, burada sistemin en temel şartı, retinadaki hücrenin fotonu algılayabilmesidir. İşte bunun gerçekleşebilmesi için, bu fotonun görülür ışık sınırları içinde kalması şarttır. Çünkü daha farklı bir dalga boyundaki fotonlar, hücreler için ya çok zayıf ya da çok güçlü kalacaklar ve gereken reaksiyonu başlatamayacaklardır. Gözün boyutlarının küçültülmesi ya da büyütülmesi bir şey değiştirmez. Önemli olan, hücrenin boyu ile, fotonun dalga boyu arasındaki uyumdur.</text:p>
      <text:p text:style-name="P15">Bilindiği gibi, canlı hücrelerinin yapı taşları organik moleküllerdir. Organik moleküller ise karbon atomunun sayısız farklı türevdeki bileşiklerinden meydana gelirler. Bu organik moleküllerin oluşturduğu görme hücrelerinin ise görünen ışığınkinden farklı dalga boylarındaki ışınları algılayabilecek kapasiteye sahip olmaları mümkün değildir. Kısaca, diğer ışınları algılayacak bir göz yapısının, yeryüzünde biyolojik olarak işlevsel olması imkansızdır. Sonuç olarak canlı gözlerinin görebilecekleri tek bir ışık aralığı vardır, o da Güneş'in yaydığı görünen ışıktır. Tesadüfen rastlaşmaları ihtimal dışı olan bu iki faktörün biraraya gelmesi ise hem gözü hem de onun görebileceği ideal ışık aralığını yayan Güneş'i var eden Allah'ın özel yaratması ile mümkün olmuştur.</text:p>
      <text:p text:style-name="P12"><text:span text:style-name="T1">Prof. Michael Denton, </text:span><text:span text:style-name="T4">Nature's Destiny </text:span><text:span text:style-name="T1">(Doğanın Kaderi) adlı kitabında bu konuyu detaylı olarak inceler ve organik bir gözün ancak "görülebilir ışık" sınırları içinde görebileceğini açıklar. Teorik olarak tasarlanabilecek başka hiçbir göz modelinin, farklı dalga boylarını görebilmesi mümkün değildir. Prof. Denton, bu konuda şunları söylemektedir:</text:span></text:p>
      <text:p text:style-name="P10"><text:span text:style-name="T1">Ultraviyole, X ve gama ışınları çok fazla enerji taşırlar ve yüksek derecede tahrip edicidirler. Uzak kızılötesi ve mikrodalga ışınları da yaşam için zararlıdırlar. Yakın kızılötesi ve radyo dalgaları ise çok zayıf enerjiye sahip oldukları için tespit edilemezler... Sonuçta şu ortaya çıkmaktadır ki, pek çok nedenden dolayı, elektromanyetik yelpazenin görülebilir bölgesi, biyolojik görme yeteneği için uygun olan yegane bölgedir. Özellikle de </text:span><text:span text:style-name="T2">insan gözüne benzer yüksek çözünürlü kamera tipi omurgalı gözleri için, bu ışık aralığından başka uygun bir dalga boyu yoktur</text:span><text:span text:style-name="T1">.</text:span><text:span text:style-name="T17">42</text:span><text:span text:style-name="T1"> </text:span></text:p>
      <text:p text:style-name="P12"><text:span text:style-name="T1">Tüm bunları bir arada düşündüğümüzde ise, şu sonuca varırız: Güneş öyle ince tasarlanmış bir aralıkta ışık yaymaktadır ki, muhtemel ışık türlerinin sadece 10</text:span><text:span text:style-name="T17">25</text:span><text:span text:style-name="T1">'te 1'ini oluşturan bu aralık, hem Dünya'nın ısınması, hem kompleks canlıların biyolojik işlevlerinin desteklenmesi, hem bitkilerin fotosentez yapması, hem de Dünya üzerindeki canlıların görme yeteneğine sahip olması için en ideal aralıktır. Elbette tüm bu hassas dengeler, tesadüf denen başıboş sürecin düzenlediği sistemler değildir. Tüm bunları yaratan, göklerin, yerin ve bu ikisi arasındaki herşeyin Rabbi ve Hakimi olan Allah'tır. Allah'ın yarattığı her detay bir mucizeler zinciri olarak yaşamın her aşamasında karşımıza çıkmakta ve bize, bizi Yaratan Rabbimiz olan Allah’ın sonsuz kudretini göstermektedir.</text:span></text:p>
      <text:p text:style-name="P15"/>
      <text:p text:style-name="P15"/>
      <text:h text:style-name="P43" text:outline-level="2">Atmosferin olağanüstü seçici özelliği</text:h>
      <text:p text:style-name="P15">Güneş ışınlarının yeryüzündeki canlı yaşamını desteklemek için özel tasarlandıkları gibi, bu ışınların ideal oranlarda yeryüzüne erişmesinde de çok önemli bir faktör rol oynar: Atmosfer.</text:p>
      <text:p text:style-name="P15">Uzaydan gelen ışınlar Dünya yüzeyine ulaşabilmek için, atmosferden geçmek zorundadırlar.</text:p>
      <text:p text:style-name="P15">Eğer atmosfer, bu ışınları geçirecek bir yapıya sahip olmasaydı, elbette bu ışınların bize hiçbir yararı olmazdı. Ama atmosferimiz, bu yararlı ışınların geçişine izin veren özel bir yapıya sahiptir.</text:p>
      <text:p text:style-name="P15">İşin asıl mucizevi olan yönü ise, atmosferin bu ışınların geçişine izin vermesi değil, sadece bu ışınların geçişine izin vermesidir. Çünkü atmosfer yaşam için gerekli olan görülebilir ve yakın kızılötesi ışınlarını geçirirken, yaşam için öldürücü olan diğer ışınların geçişini de kesin biçimde engellemektedir. Bu ise, Güneş dışı kaynaklardan Dünya'ya ulaşan kozmik ışınlara karşı çok önemli bir "süzgeç" oluşturmaktadır. Prof. Denton bu konuyu şöyle açıklar:</text:p>
      <text:p text:style-name="P10"><text:span text:style-name="T1">Atmosfer gazları, görülebilir ışığın ve yakın kızılötesinin hemen dışında kalan tüm diğer ışınları çok güçlü bir biçimde yutarlar. Dikkat edilirse, atmosferin, elektromanyetik yelpazenin çok geniş alternatifleri içinde, geçişine izin verdiği yegane ışınlar; görülebilir ışık ve yakın kızılötesini kapsayan daracık alandır. Neredeyse hiç gama, morötesi ve mikrodalga ışını Dünya yüzeyine ulaşmaz.</text:span><text:span text:style-name="T19">43</text:span><text:span text:style-name="T1"> </text:span></text:p>
      <text:p text:style-name="P12"><text:span text:style-name="T1">Buradaki yapının mükemmelliğini görmemek mümkün değildir. Güneş 10</text:span><text:span text:style-name="T17">25</text:span><text:span text:style-name="T1">’te 1 ihtimalin arasından sadece bize yararlı olan ışınları yollamakta, atmosfer de zaten sadece bu ışınları geçirmektedir. (Güneş'in yolladığı çok az orandaki yakın morötesi ışınların büyük bölümü de, ozon tabakasına takılmaktadır.)</text:span></text:p>
      <text:p text:style-name="P15">Konuyu daha da etkileyici hale getiren bir başka nokta ise, suyun da aynı atmosfer gibi son derece seçici bir geçirgenlik özelliğine sahip olmasıdır. Su içinde yayılabilen ışınlar, sadece görülebilir ışıktır. Atmosferden geçebilen (ve ısı sağlayan) yakın kızılötesi ışınlar bile, suyun içinde sadece birkaç milimetre ilerleyebilirler. Dolayısıyla Dünya üzerindeki denizlerde, sadece yüzeydeki birkaç milimetrelik tabaka Güneş'ten gelen ışınlarla ısınır. Bu ısı daha aşağı doğru kademeli bir biçimde iletilir. Böylece belirli bir derinliğin altında, Dünya'daki tüm denizlerin ısısı birbirine çok yakındır. Bu ise deniz yaşamı için çok uygun bir ortam meydana getirmektedir.</text:p>
      <text:p text:style-name="P15">Hem atmosfer hem de su, sadece bizim yaşamımız için gerekli olan ışınların geçmesine izin verirler. Uzak yıldızlardan gelen her türlü zararlı ve öldürücü kozmik ışın, bu mükemmel tasarlanmış filtreye takılır.</text:p>
      <text:p text:style-name="P12"><text:span text:style-name="T1">Tüm bunlar çok önemli gerçeklerdir. Işıkla ilgili hangi fiziksel kanunu incelesek, herşeyin tam yaşam için olması gerektiği gibi olduğu ortaya çıkmaktadır. </text:span><text:span text:style-name="T4">Encyclopaedia Britannica</text:span><text:span text:style-name="T1">'da yer alan bir yorum, bunun ne kadar olağanüstü bir durum olduğunu şöyle kabul etmektedir:</text:span></text:p>
      <text:p text:style-name="P10"><text:span text:style-name="T1">Dünya'daki yaşamın farklı yönleri için görülebilir ışığın ne kadar önem taşıdığını düşündüğümüzde, atmosfer ve suyun ışık geçirgenliğinin bu denli dar bir alana sıkıştırılmış olduğu gerçeği karşısında, insan kendisini şaşkınlığa düşmekten alıkoyamamaktadır.</text:span><text:span text:style-name="T19">44</text:span><text:span text:style-name="T1"> </text:span></text:p>
      <text:p text:style-name="P15">Yukarıda da ifade edildiği gibi, atmosferin ve suyun ışık geçirgenliğinin tam canlılık için gereken şekilde olması son derece mucizevi bir olaydır. Ancak burada belirtmeliyiz ki, şaşırtıcı olan, bazı insanların bu kusursuz dengeyi kuranın tesadüfler olduğunu iddia etmeleri, atmosferin ve suyun kendi geçirgenlik derecelerini kendilerinin ayarladıklarını zannetmeleridir. Elbette ne su, ne atmosfer, ne de evrendeki herhangi bir başka şuursuz varlık böyle olağanüstü bir dengeyi kurma yeteneğine sahip değildir. Tesadüf ismi verilen başıboş olayların, kontrolsüz gelişmelerin böyle ince hesapları yaparak, herşeyi birbiri ile uyum içinde biraraya getirmeleri asla mümkün değildir.</text:p>
      <text:p text:style-name="P15"><text:soft-page-break/>Kainatın ve içinde yaşadığımız dünyanın her noktasında, geçerli olan her fizik kanununda, her dengede ve ayarda kusursuz bir düzen vardır. Üstelik insanlar yüzbinlerce yıldır bu mucizevi olaylardan habersiz bir şekilde yaşamlarını sürdürmüşler, daha yeni yeni evrendeki ihtişamın detaylarını öğrenmeye başlamışlardır. Yeryüzündeki yegane akıl sahibi varlık olan insanın kavrayış kapasitesinin çok üstünde olan bu mucizevi detaylar, kendilerini yaratan sonsuz kudret sahibi bir Yaratıcı'nın varlığının açık delilleridir. </text:p>
      <text:p text:style-name="P15">İşte bu yüzden, bu ihtişama bakıp Allah'ın varlığını göremeyen, O'nun sonsuz aklını ve ilmini takdir edemeyen, Allah'ın herşeyin hakimi olduğunu ve herşeyi yeniden yaratmaya güç yetiren olduğunu kavrayamayan insanların varlığı, asıl şaşkınlık konusu olması gereken olaydır. Allah Kuran'da şöyle bildirmiştir:</text:p>
      <text:p text:style-name="P6">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Ki O, size yeşil ağaçtan bir ateş kılandır; siz de ondan yakıyorsunuz. Gökleri ve yeri yaratan, onların bir benzerini yaratmaya kadir değil mi? Elbette (öyledir); O, yaratandır, bilendir. Bir şeyi dilediği zaman, O'nun emri yalnızca: "Ol" demesidir; o da hemen olur. Herşeyin melekutu (hükümranlık ve mülkü) elinde bulunan <text:s text:c="2"/>(Allah) ne Yücedir. Siz O'na döndürüleceksiniz. (Yasin Suresi, 77-83)</text:p>
      <text:p text:style-name="P6">Eğer şaşıracaksan, asıl şaşkınlık konusu onların şöyle söylemeleridir: "Biz toprak iken mi, gerçekten biz mi yeniden yaratılacağız?" İşte onlar Rablerine karşı inkara sapanlar, işte onlar boyunlarına (ateşten) halkalar geçirilenler ve işte onlar -içinde ebedi kalacakları- ateşin arkadaşları olanlardır. (Rad Suresi, 5)</text:p>
      <text:p text:style-name="P15"/>
      <text:p text:style-name="P15"/>
      <text:h text:style-name="P43" text:outline-level="2">Suyun fiziksel özelliklerindeki ince ayarlar</text:h>
      <text:p text:style-name="P12"><text:span text:style-name="T1">Ünlü biyokimyacı Prof. A. E. Needham, </text:span><text:span text:style-name="T4">The Uniqueness of Biological Materials</text:span><text:span text:style-name="T1"> (Biyolojik Materyallerin Benzersizliği) adlı kitabında, yaşamın oluşması için mutlaka sıvı maddelerin varlığının zorunlu olduğunu anlatır. Eğer evrenin kanunları sadece maddenin katı ve gaz haline izin vermiş olsa, hayat hiçbir zaman var olamayacaktır. Çünkü katı maddelerde atomlar birbirleri ile çok içiçe ve durgundurlar ve canlı organizmaların gerçekleştirmek zorunda oldukları dinamik moleküler işlemlere kesinlikle izin vermezler. Gazlarda ise atomlar hiçbir istikrar göstermeden serbestçe uçuşurlar ve böyle bir yapı içinde canlı organizmaların kompleks mekanizmalarının işlemesi mümkün değildir.</text:span></text:p>
      <text:p text:style-name="P15">Kısacası, hayat için gerekli işlemlerin gerçekleştirilmesi için, sıvı bir ortamın varlığı zorunludur. Sıvıların en ideali -daha doğrusu tek ideal olanı- ise sudur. Suyun hayat için olağanüstü derecede uygun özelliklere sahip olduğu, eskiden beridir bilim adamlarının dikkatini çekmiştir. Suyun genel doğa kanunlarına aykırı gibi görünen bazı termal özellikleri de, bu maddenin yaşam için özel yaratıldığının bir kanıtıdır.</text:p>
      <text:p text:style-name="P12"><text:span text:style-name="T1">Bilinen tüm maddeler ısıları düştükçe büzüşürler. Bilinen tüm sıvılar da yine ısıları düştükçe büzüşür, hacim kaybederler. Hacim azalınca yoğunluk artar ve böylece soğuk olan kısımlar daha ağır hale gelir. Bu yüzden sıvı maddelerin katı halleri, sıvı hallerine göre daha ağırdır. Ama su, bilinen tüm sıvıların aksine, belirli bir ısıya (+4 </text:span><text:span text:style-name="T17">o</text:span><text:span text:style-name="T1">C'ye) düşene kadar büzüşür, ama sonra birdenbire genleşmeye başlar. Donduğunda ise daha da genleşir. Bu nedenle suyun katı hali, sıvı halinden daha hafiftir. Yani buz, aslında "normal" fizik kurallarına göre suyun dibine batması gerekirken, su üstünde yüzer.</text:span></text:p>
      <text:p text:style-name="P12"><text:span text:style-name="T1">Suyun yukarıda anlatılan özelliği, Dünya üzerindeki denizler açısından çok önemlidir. Eğer bu özellik olmasa, yani buz suyun üzerinde yüzmese, Dünya üzerindeki suyun çok büyük bir bölümü tamamen donar, göllerde ve denizlerde hiçbir yaşam kalmazdı. Bu gerçeği biraz daha detaylı olarak inceleyelim. Dünya'nın pek çok yerinde soğuk kış günlerinde ısı 0</text:span><text:span text:style-name="T17">o</text:span><text:span text:style-name="T1">C'nin altına düşer. Bu soğuk elbette denizleri ve gölleri de etkiler. Bu su kütleleri giderek soğurlar. Soğuyan tabakalar dibe doğru çöker, daha sıcak kısımlar yüzeye çıkar, ama bunlar da havanın etkisiyle soğur ve yine dibe doğru çöker. Ancak bu denge sıcaklık, 4</text:span><text:span text:style-name="T17">o</text:span><text:span text:style-name="T1">C'ye gelince birden değişir, bu kez ısının her düşüşünde, su genleşmeye ve hafiflemeye başlar. Böylece 4</text:span><text:span text:style-name="T17">o</text:span><text:span text:style-name="T1">C'lik su en altta kalır. Daha yukarıda 3</text:span><text:span text:style-name="T17">o</text:span><text:span text:style-name="T1">C, onun üstünde 2</text:span><text:span text:style-name="T17">o</text:span><text:span text:style-name="T1">C, böylece devam eder. Suyun yüzeyi ise 0</text:span><text:span text:style-name="T17">o</text:span><text:span text:style-name="T1">C'ye vararak donar. Ama sadece yüzey donmuştur. Yüzeyin altında kalan 4</text:span><text:span text:style-name="T17">o</text:span><text:span text:style-name="T1">C'lik bir su tabakası, balıkların ve diğer su canlılarının yaşamlarını sürdürmeleri için yeterlidir.</text:span></text:p>
      <text:p text:style-name="P15">Eğer böyle olmasa ne olurdu? Su "normal" davransaydı, tüm diğer sıvılar gibi onun da ısı kaybına paralel olarak yoğunluğu artsaydı, yani buz suyun dibine batsaydı ne olurdu?</text:p>
      <text:p text:style-name="P15">Bu durumda okyanuslar, denizler ve göllerde, donma alttan başlayacaktı. Alttan başlayan donma, yüzeyde soğuğu kesecek bir buz tabakası olmadığı için, yukarı doğru devam edecekti. Böylece Dünya'daki göllerin, denizlerin ve okyanusların çok büyük bölümü dev birer buz kütlesi haline gelecekti. Denizlerin yüzeyinde sadece birkaç metrelik bir su tabakası kalacak ve hava sıcaklığı artsa bile, dipteki buz asla çözülmeyecekti. Böyle bir Dünya'nın denizlerinde hiçbir canlı yaşayamazdı. Denizlerin ölü olduğu bir ekolojik sistemde kara canlılarının varlığı da mümkün olamazdı. Kısacası Dünya, eğer su "normal" davransaydı, ölü bir gezegen olacaktı.</text:p>
      <text:p text:style-name="P12"><text:span text:style-name="T1">Suyun neden "normal" davranmadığı, yani 4</text:span><text:span text:style-name="T17">o</text:span><text:span text:style-name="T1">C'ye kadar büzüştükten sonra neden birdenbire genleşmeye başladığı ise, hiç kimsenin cevaplayamadığı bir sorudur.</text:span></text:p>
      <text:p text:style-name="P15">Suyun bu kendine özgü termal özellikleri sayesinde, kış ile yaz ya da gece ile gündüz arasındaki sıcaklık farkı daima insanların ve diğer canlıların dayanabileceği bir sınırda kalmaktadır. Dünya üzerindeki su miktarı karalara <text:soft-page-break/>oranla daha az olmuş olsaydı, gece ile gündüz sıcaklıkları arasındaki fark çok artacak, karaların büyük kısmı çöle dönecek ve yaşam imkansızlaşacak ya da en azından çok zorlaşacaktı. Ya da suyun termal özellikleri farklı olsaydı, yine yaşama son derece elverişsiz bir gezegen ortaya çıkacaktı.</text:p>
      <text:p text:style-name="P15">Harvard Üniversitesi Biyolojik Kimya Bölümü Profesörü Lawrence Henderson, suyun tüm bu termal özelliklerini inceledikten sonra şu yorumu yapar:</text:p>
      <text:p text:style-name="P10"><text:span text:style-name="T1">Özetlemek gerekirse, suyun bu özelliği üç yönden büyük önem taşımaktadır. Öncelikle, Dünya'nın ısısını düzenlemeye ve dengelemeye yarar. İkincisi, canlıların bedenlerinin ısı dengesinin mükemmel bir biçimde korunmasını sağlar. Üçüncüsü, meteorolojik çevirimleri destekler. Tüm bu etkiler, olabilecek en yüksek uygunlukta gerçekleşmektedir ve başka hiçbir madde bu yönden su ile karşılaştırılamaz.</text:span><text:span text:style-name="T19">45</text:span><text:span text:style-name="T1"> </text:span></text:p>
      <text:p text:style-name="P15"/>
      <text:p text:style-name="P15"/>
      <text:h text:style-name="P43" text:outline-level="2">Suyun yüzey gerilimi yaşamın var olması için özel ayarlanmıştır</text:h>
      <text:p text:style-name="P15">Yüzey gerilimi, sıvıların içindeki moleküllerin birbirlerini çekim kuvvetlerinden kaynaklanır. Her sıvının yüzey gerilimi farklıdır. Suyun yüzey gerilimi, bilinen diğer sıvıların hemen hepsinden daha yüksektir ve bunun çok önemli bazı biyolojik etkileri vardır. Bitkilerdeki etki, bunların başında gelir.</text:p>
      <text:p text:style-name="P15">Bitkilerin, hiçbir pompaları, kas sistemleri vs. olmadan, toprağın derinliklerindeki suyu metrelerce yukarı nasıl taşıdıklarını düşündünüz mü? Bu sorunun cevabı, yüzey gerilimidir. Bitkilerin köklerindeki ve damarlarındaki kanallar, suyun yüzey geriliminden yararlanacak şekilde yaratılmışlardır. Yukarı doğru gidildikçe daralan bu kanallar, suyun yukarı doğru "tırmanmasına" neden olurlar.</text:p>
      <text:p text:style-name="P15">Bu üstün yapıyı mümkün kılan şey, biraz önce belirttiğimiz gibi suyun yüksek yüzey gerilimidir. Eğer suyun yüzey gerilimi diğer sıvıların çoğu gibi düşük düzeyde olsa, geniş karasal bitkilerin yaşaması fizyolojik olarak imkansız hale gelecektir. Elbette bitkilerin olmadığı bir ortamda insanların varlığından bahsetmek de mümkün değildir.</text:p>
      <text:p text:style-name="P15">Yüksek yüzey geriliminin bir başka önemli etkisi ise, kayaların parçalanmasıdır. Su, yüksek yüzey gerilimi nedeniyle, kayaların içinde bulunan küçük çatlakların en derinliklerine kadar sızar. Daha sonra havalar soğur ve sular donar. Donup buza dönüşen su, olağanüstü bir etki gösterip genleştiği için, kayaları zorlar ve zamanla parçalar. Bu, kayaların içindeki minerallerin doğaya kazandırılması ve aynı zamanda toprak oluşumu açısından hayati bir öneme sahiptir.</text:p>
      <text:p text:style-name="P15"/>
      <text:p text:style-name="P15"/>
      <text:h text:style-name="P43" text:outline-level="2">Sudaki kimyasal mucize</text:h>
      <text:p text:style-name="P15">Suyun tüm bu fiziksel özelliklerinin yanısıra, kimyasal özellikleri de yaşam için olağanüstü derecede idealdir. Bu özelliklerin başında, suyun çok iyi bir çözücü olması gelir. Neredeyse tüm kimyasal maddeler, suyun içinde uygun bir biçimde çözünürler.</text:p>
      <text:p text:style-name="P15">Bunun yaşam için çok önemli bir etkisi, suda çözünen sayısız yararlı mineral ve benzeri kimyasalların, nehirler aracılığıyla denizlere aktarılmasıdır. Bu şekilde denizlere, yılda 5 milyar ton kimyasal madde taşındığı hesaplanmaktadır. Bu maddeler, sudaki yaşam için zorunludurlar.</text:p>
      <text:p text:style-name="P15">Su, neredeyse bilinen tüm kimyasal reaksiyonları hızlandırır (katalize eder). Suyun bir başka kimyasal özelliği ise, kimyasal reaksiyonlara girme eğiliminin çok ideal bir düzeyde olmasıdır.</text:p>
      <text:p text:style-name="P12"><text:span text:style-name="T1">Su örneğin, ne sülfürik asit gibi aşırı derecede reaktif ve dolayısıyla parçalayıcı bir bileşim, ne de argon gibi hiçbir reaksiyona girmeyen durgun bir maddedir. Prof. Michael Denton'ın belirttiği gibi, "</text:span><text:span text:style-name="T4">suyun reaksiyona girme düzeyi, onun hem biyolojik hem de jeolojik görevleri açısından olabilecek en uygun değerdedir</text:span><text:span text:style-name="T1">".</text:span><text:span text:style-name="T19">46</text:span><text:span text:style-name="T1"> </text:span></text:p>
      <text:p text:style-name="P15">Suyun kimyasal özelliklerinin yaşam için uygunluğu, su hakkında yapılan her yeni araştırma ile biraz daha detaylı bir biçimde ortaya çıkmaktadır. Yale Üniversitesi'nden ünlü biyofizik profesörü Harold Morowitz, bu konuda şu yorumu yapar:</text:p>
      <text:p text:style-name="P10"><text:span text:style-name="T1">Son yıllarda, suyun daha önceden bilinmeyen bir özelliğinin anlaşılmasına yarayan gelişmeler olmuştur. Bu özelllik (proton iletkenliği), sadece suya has bir özellik olarak gözükmektedir ve biyolojik-enerji transferi ile hayatın kökeni açısından çok büyük öneme sahiptir. Bilgilerimiz arttıkça, doğanın (yaşam için) kusursuz uygunluğuna olan hayranlığımız da artmaktadır.</text:span><text:span text:style-name="T19">47</text:span></text:p>
      <text:p text:style-name="P26"/>
      <text:p text:style-name="P15"/>
      <text:h text:style-name="P43" text:outline-level="2">Suyun akışkanlık değeri de belli bir hesaba göredir</text:h>
      <text:p text:style-name="P15">Sıvı dendiğinde hepimizin gözünün önünde son derece akışkan bir madde canlanır. Oysa gerçekte sıvıların akışkanlıkları birbirinden çok farklı olabilir. Örneğin katran, gliserol, zeytin yağı ve sülfürik asit arasındaki akışkanlık farkları çok yüksektir. Bu sıvılar su ile karşılaştırıldıklarında ise, ortaya çok daha büyük farklar çıkar. Çünkü su, katrandan 10 milyar kat, gliserolden bin kat, zeytin yağından yüz kat ve sülfürik asitten de 25 kat daha akışkandır.</text:p>
      <text:p text:style-name="P15">Su, üstteki karşılaştırmadan da anlaşıldığı gibi, çok yüksek bir akışkanlığa sahiptir. Hatta, eter ve sıvı hidrojen gibi normal formu gaz olan maddeler bir kenara bırakılırsa, suyun tüm sıvılar içinde akışkanlık değeri en yüksek madde olduğunu söyleyebiliriz.</text:p>
      <text:p text:style-name="P15">Peki acaba suyun bu akışkanlık değerinin bizim için bir önemi var mıdır? Bu hayati sıvı, biraz daha az ya da fazla akışkan olsa, bizim için fark eder miydi? Prof. Denton bu sorulara şöyle cevap verir:</text:p>
      <text:p text:style-name="P11">Eğer akışkanlığı daha yüksek olsaydı, su, hayat için uygun bir temel olma özelliğini kesinlikle yitirirdi. Örneğin akışkanlığı sıvı hidrojen kadar yüksek olsaydı, canlıların yapıları, tahrip edici etkiler karşısında çok daha şiddetli hareketlere maruz kalacaktı... Hassas moleküler yapıların su tarafından desteklenmesi mümkün olmayacak, canlı hücresinin son derece hassas olan yapısı yaşamını sürdüremeyecekti...</text:p>
      <text:p text:style-name="P10"><text:span text:style-name="T1">Öte yandan, suyun akışkanlığı biraz daha az olsaydı, (proteinler, enzimler gibi) makromoleküllerin ve özellikle mitokondri gibi özelleşmiş yapılar ile küçük organellerin kontrollü hareketleri imkansız hale gelecekti. Aynı şekilde hücre bölünmesi de imkansızlaşacaktı. Hücrenin tüm yaşamsal faaliyetleri fiili olarak donacak ve bizim bildiğimize benzer bir hücre yaşamı mümkün olmayacaktı. Hücrelerin embriyogenez (anne rahmindeki gelişim) sırasındaki hareket etme ve sürünme yeteneklerine bağlı olan daha yüksek organizmaların gelişimi ise, suyun akışkanlığının çok az bile daha düşük olması durumunda, kesinlikle gerçekleşemeyecekti.</text:span><text:span text:style-name="T19">48</text:span><text:span text:style-name="T1"> </text:span></text:p>
      <text:p text:style-name="P15">Suyun yüksek akışkanlık değeri, bizim için hayati öneme sahiptir. Eğer suyun akışkanlık değeri biraz bile az olsaydı, kanın kılcal damarlar yoluyla taşınması imkansızlaşacaktı. Örneğin, karaciğerin kompleks damar ağı hiçbir zaman kurulamayacaktı.</text:p>
      <text:p text:style-name="P15">Suyun akışkanlık değeri, sadece hücre içindeki hareketler bakımından değil, aynı zamanda dolaşım sistemi açısından da çok önemlidir.</text:p>
      <text:p text:style-name="P15">Bir milimetrenin çeyrekte birinden daha büyük bir vücuda sahip olan tüm canlılar, merkezi bir dolaşım sistemine sahiptirler. Çünkü bu büyüklükten sonra, besinlerin ve oksijenin "difüzyon" yoluyla, yani doğrudan hücre içindeki sıvıya bırakılıp alınarak taşınması mümkün değildir. Vücudun içinde çok sayıda hücre vardır ve dışarıdan alınan havanın ve enerjinin, hücrelere birtakım "kanallar" yoluyla pompalanması, artıkların da başka birtakım "kanallar" tarafından toplanması gereklidir. Bu kanallar, damarlardır. Kalp ise bu damarlardaki akışı sağlayan pompadır. Damarların içinde akan ise, "kan" olarak bildiğimiz sıvıdır ki, aslında temel olarak sudan oluşur. (Kanın içindeki hücre, protein ve hormonlar çıkarıldığında geriye kalan ve "plazma" adı verilen sıvının % 95'i sudur.)</text:p>
      <text:p text:style-name="P15">İşte bu nedenle, suyun akışkanlığı, dolaşım sisteminin verimli çalışabilmesi açısından çok önemlidir. Örneğin eğer suyun akışkanlığı katranınkine benzer bir değerde olsa, elbette hiçbir kalp bunu pompalayamayacaktır. <text:soft-page-break/>Katranınkinden 100 milyon kat yüksek bir akışkanlık değerine sahip olan zeytinyağına benzer bir su bile, kalp tarafından pompalansa dahi, vücudun her tarafını kaplayan milyarlarca kılcal damarın içine giremeyecek ya da çok büyük bir akış zorluğu ile karşılaşacaktır.</text:p>
      <text:p text:style-name="P15">Bu kılcal damarlar konusunu biraz daha yakından ele alalım. Kılcal damarların amacı, vücudun dört bir yanındaki hücrelerin her birine gerekli oksijen, enerji, besin, hormon gibi maddeleri taşıyabilmektir. Bir hücrenin bir kılcal damardan yararlanabilmesi için de, ondan en fazla 50 mikronluk bir mesafe kadar uzak olması gerekir. (Bir mikron, milimetrenin binde biridir.) Daha uzakta kalan hücreler, beslenemeyerek öleceklerdir.</text:p>
      <text:p text:style-name="P12"><text:span text:style-name="T1">İşte bu nedenle insan vücudu öyle bir şekilde yaratılmıştır ki, kılcal damarlar vücudun her bir parçasını ağ gibi sarar. Vücudumuzdaki ortalama 5 milyar kılcal damarın toplam uzunluğu 950 km.'yi bulur. Bazı memelilerde, tek bir santimetrekarelik bir kas alanı içinde, 3000 tane açık kılcal damar yer alır. Eğer insan vücudunun en küçük kılcal damarlarının 10 bin tanesini yan yana getirirsek, toplam kalınlıkları ancak bir kurşun kalemin kurşun kısmı kadar olur. Bu kılcal damarların çapı, 3-5 mikron arasında değişir. Bu, milimetrenin binde üçü ya da beşi demektir.</text:span><text:span text:style-name="T19">49</text:span><text:span text:style-name="T1"> Ancak elbette kanın bu kadar daracık damarlar arasında tıkanmadan ve ağırlaşmadan hareket edebilmesi, suyun yüksek akışkanlığı sayesinde mümkün olmaktadır. Prof. Michael Denton, bu akışkanlığın birazcık bile daha düşük olması durumunda hiçbir kan dolaşımı sisteminin işe yaramayacağını şöyle anlatır: </text:span></text:p>
      <text:p text:style-name="P11">Bir kılcal damar sistemi, ancak kanalların içine pompalanan sıvının yüksek <text:s/>bir akışkanlığa sahip olması durumunda çalışır. Yüksek akışkanlık çok önemlidir, çünkü sıvının damar içindeki hareketi, sıvının akışkanlığına doğru orantı ile bağlıdır... Buradan açıklıkla görmek mümkündür ki, eğer suyun akışkanlığı sadece birkaç kat daha fazla olsa, kılcal damarlardaki kan akışı için çok büyük bir pompalama basıncı gerekecek ve herhangi bir kılcal damar sistemi işlemez hale gelecektir.</text:p>
      <text:p text:style-name="P10"><text:span text:style-name="T1">Eğer suyun akışkanlık değeri biraz az olmuş olsa ve en küçük kılcal damarın çapı 3 mikron yerine 10 mikron olmak zorunda kalsa, bu kılcal damarlar, yeterli oksijen ve glikoz oranını ulaştırabilmek için (beslemeleri gereken) kas dokusunun neredeyse tamamını kaplayacaklardır. Açıktır ki, (bu durumda) geniş yaşam formlarının dizaynı imkansız hale gelecek ya da olağanüstü derecede sınırlanacaktır. Dolayısıyla, suyun hayata uygun bir temel olabilmesi için, akışkanlığının şu anda sahip olduğu değere çok çok yakın olması, zorunludur.</text:span><text:span text:style-name="T19">50</text:span><text:span text:style-name="T1"> </text:span></text:p>
      <text:p text:style-name="P15">Bir başka deyişle, suyun tüm diğer özellikleri gibi akışkanlığı da, yaşam için olabilecek en ideal değerdedir. Sıvıların akışkanlıkları arasında milyarlarca kat farklılıklar vardır. Ama su, bu milyarlarca farklı akışkanlık değeri içinde tam olması gereken değerle yaratılmıştır. Her insan bu gibi bilgileri samimi ve Allah’a yönelerek düşünmelidir. </text:p>
      <text:p text:style-name="P15"/>
      <text:p text:style-name="P15"/>
      <text:h text:style-name="P35" text:outline-level="1"><text:span text:style-name="T1">SAYIN</text:span><text:span text:style-name="T5"> </text:span><text:span text:style-name="T1">ADNAN</text:span><text:span text:style-name="T5"> </text:span><text:span text:style-name="T1">OKTAR’IN İMTİHANIN SIRRI KONUSUNDAKİ AÇIKLAMALARI</text:span></text:h>
      <text:p text:style-name="P15"/>
      <text:p text:style-name="P15"/>
      <text:p text:style-name="P34"><text:span text:style-name="T22">ADNAN OKTAR: </text:span>İnsan, Allah'a kulluk yapması için yaratılmıştır. Kulluk görevi vardır. Fakat Allah bizleri imtihan eder; ama imtihanda bizim ne yaptığımızı kontrol ettikten sonra, tespit ettikten sonra bizim ne olduğumuzu anlamaya ihtiyacı yoktur Allah'ın. Allah zaten bunları sonsuz öncede bilendir. Çünkü tüm bunları Allah yaratmıştır. Allah bilir, ne yaptığımızı bilir. Allah'ın batındaki asıl amacı, bize kendi kendimizi tanıtmaktır; yani, biz nasıl bir insanız, ahlakımız nasıl, kişiliğimiz nasıl? ... Eğer Allah nasip eder de cennete gidersek, biz kendimiz için; "Çok iyi insandım, hizmet ederdim, konuşurduk, sohbet ederdik, tebliğ yapardım, fakirlere yardım ederdim, insanları zorluk anında desteklerdim" diyerek, kendimize sevgimiz oluşmuş olacak. Yani, cennette biz bir renk kazanmış olacağız. <text:span text:style-name="T22">(Sayın Adnan Oktar'ın 8 Nisan 2009 Tarihinde Canlı Olarak Yayınlanan Tempo Tv Röportajı'ndan)</text:span></text:p>
      <text:p text:style-name="P15"/>
      <text:p text:style-name="P15"/>
      <text:h text:style-name="P43" text:outline-level="2">Canlılığın temeli olan atomik bağların kurulması için gereken ısı yeryüzündeki ısı aralığıdır</text:h>
      <text:p text:style-name="P12"><text:span text:style-name="T1">Atomları ve molekülleri birarada tutan çeşitli kimyasal bağlar vardır. Bu bağlar iyonik, kovalent ve zayıf bağlar olarak üçe ayrılır. Bunlardan kovalent bağlar, proteinlerin yapı taşı olan amino asitlerdeki atomları birarada tutarlar. Zayıf bağlar ise amino asit zincirini, katlanarak aldığı özel üç boyutlu biçimde sabit tutarlar. Yani eğer zayıf bağlar olmasa, amino asitlerin biraraya gelmesiyle oluşan proteinlerin üç boyutlu fonksiyonel biçimlerini almaları imkansızdır. Proteinlerin olmadığı bir ortamda ise canlılıktan söz edilemez.</text:span><text:span text:style-name="T2"> </text:span></text:p>
      <text:p text:style-name="P15">İşin dikkat çekici yanı ise, hem kovalent bağların hem de zayıf bağların ihtiyaç duydukları ısı aralığının yeryüzünde hüküm süren ısı aralığı oluşudur. Oysa zayıf bağlar ile kovalent bağların yapıları ve özellikleri birbirinden tamamen farklıdır, aynı ısıya ihtiyaç duymalarını gerektiren hiçbir doğal sebep yoktur. </text:p>
      <text:p text:style-name="P12"><text:span text:style-name="T1">Buna rağmen her iki kimyasal bağ da, ancak yeryüzündeki dar ısı aralığı içinde kurulabilir. Eğer kovalent bağlar ile zayıf bağlar farklı ısı aralıklarında işleselerdi, canlılardaki protein oluşumu yine imkansız hale gelirdi. Çünkü proteinlerin oluşumu bu iki kimyasal bağın da aynı anda birlikte kurulmasına bağlıdır. Yani amino asit dizilimini sağlayan kovalent bağların kurulabildiği ısı aralığı, zayıf bağlar için uygun olmasa, protein üç boyutlu son şeklini alamaz, anlamsız ve etkisiz bir zincir olarak kalırdı. Aynı şekilde, zayıf bağların kurulabildiği bir ısıda kovalent bağlar kurulamasa amino asitler birleşemeyeceği için ortaya bir protein zinciri bile çıkamazdı.</text:span><text:span text:style-name="T2"> </text:span></text:p>
      <text:p text:style-name="P12"><text:span text:style-name="T1">Bu bilgiler bize, yaşamın temel malzemesi olan atom ile yaşamın barınağı olan Dünya gezegeninin koşulları arasında çok büyük bir uyum olduğunu göstermektedir. Prof. Michael Denton, </text:span><text:span text:style-name="T4">Nature's Destiny</text:span><text:span text:style-name="T1"> (Doğanın Kaderi) adlı kitabında bu gerçeği şöyle vurgular:</text:span></text:p>
      <text:p text:style-name="P10"><text:span text:style-name="T1">Evrendeki dev ısı yelpazesi içinde, tek ve daracık bir ısı aralığı vardır ki; bu aralıkta 1) sıvı suya, 2) metastabilite özelliğine sahip çok bol ve farklı organik bileşiklere ve 3) kompleks moleküllerin üç boyutlu şekillerini kararlı kılan zayıf bağlara sahibiz.</text:span><text:span text:style-name="T19">51</text:span><text:span text:style-name="T17"> </text:span></text:p>
      <text:p text:style-name="P15">Denton'un da belirttiği gibi, canlılık için gereken her türlü fiziksel ve kimyasal bağlar, birlikte ve etkili olarak ancak tek bir ısı aralığı içinde işleyebilirler. Bu daracık ısı aralığı ise, az önce belirttiğimiz gibi, bilinen bütün gök cisimleri arasında sadece Dünya'da vardır. </text:p>
      <text:p text:style-name="P15"/>
      <text:p text:style-name="P15"/>
      <text:h text:style-name="P43" text:outline-level="2">Oksijenin çözünürlüğü canlılık için en ideal değere sahiptir</text:h>
      <text:p text:style-name="P15">Vücudumuzun oksijeni kullanabilmesi, bu gazın suyun içinde çözünebilirlik özelliğinden kaynaklanır. Nefes aldığımızda ciğerlerimize giren oksijen, hemen çözünerek kana karışır. Kandaki hemoglobin adlı protein çözünmüş olan bu oksijen moleküllerini yakalayarak hücrelere taşır. Hücrelerde ise, özel enzim sistemleri sayesinde, bu oksijen kullanılarak ATP adı verilen karbon bileşikleri yakılır ve enerji elde edilir.</text:p>
      <text:p text:style-name="P15">Tüm kompleks canlılar bu sistemle enerjiye ulaşırlar. Ama elbette bu sistemin işleyebilmesi, öncelikle oksijenin çözünürlük özelliğine bağlıdır. Eğer oksijen yeterli derecede çözünür olmasa, kana çok az miktarda oksijen girecek ve bu da hücrelerin enerji ihtiyacının karşılanmasına yetmeyecekti. Oksijenin fazla çözünmesi ise, kandaki oksijen oranını aşırı derecede arttıracak ve "oksidasyon zehirlenmesi" meydana getirecektir.</text:p>
      <text:p text:style-name="P15">İşin ilginç yanı, farklı gazların su içinde çözünebilirlik oranlarının, birbirlerinden bir milyon kat farklı olabilmesidir. Yani en çok çözünen gaz ile en az çözünen gaz arasında, bir milyon katlık bir çözünebilirlik farkı vardır. Hemen hemen hiçbir gazın da çözünebilirlik oranı aynı değildir. Örneğin karbondioksit, oksijene göre su içinde yirmi kat daha fazla çözünür. Bu kadar farklı çözünebilirlik değerleri içinde oksijenin sahip olduğu değer ise tam bizim için uygun olan değerdir.</text:p>
      <text:p text:style-name="P15"/>
      <text:h text:style-name="P5" text:outline-level="4">Oksijenin çözünürlüğü acaba biraz daha az ya da fazla olsa ne olurdu?</text:h>
      <text:p text:style-name="P15">Önce birinci ihtimale bakalım. Eğer oksijen suyun (ve dolayısıyla kanın) içinde biraz daha az çözünecek olsa, kana daha az oksijen karışacak ve hücreler yeterince oksijen alamayacaktır. Bu durumda insan gibi yüksek metabolizmalı canlıların yaşaması çok zorlaşacaktır. Böyle bir durumda ne kadar çok nefes alırsak alalım, havadaki oksijen hücrelere yeterince ulaşmadığı için, kademeli bir biçimde boğulma tehlikesi ile karşı karşıya kalırız.</text:p>
      <text:p text:style-name="P15">Eğer oksijenin çözünürlüğü daha fazla olursa, bu kez az önce belirttiğimiz "oksidasyon zehirlenmesi" ortaya çıkar. Oksijen aslında çok tehlikeli bir gazdır ve normal sınırların üstünde alındığında canlılar için öldürücü bir etkiye sahiptir. Kanda oksijen oranı arttığında, bu oksijen su ile reaksiyona girerek son derece reaktif ve tahrip edici yan ürünler ortaya çıkarır. Vücutta, oksijenin bu etkisini gideren son derece kompleks enzim sistemleri vardır. Ama eğer oksijen oranı biraz daha fazlalaşsa, bu enzim sistemleri işe yaramayacak ve aldığımız her nefes vücudu biraz daha zehirleyerek bizi kısa sürede ölüme sürükleyecektir. Kimyacı Irwin Fridovich, bu konuda şöyle der:</text:p>
      <text:p text:style-name="P10"><text:span text:style-name="T1">Solunum yapan bütün organizmalar ilginç bir tuzağa yakalanmış durumdadırlar. Yaşamlarını destekleyen oksijen, aynı zamanda onlar için zehirleyici (toksik) özelliktedir ve bu tehlikeden sadece çok hassas bazı özel savunma mekanizmaları sayesinde korunurlar.</text:span><text:span text:style-name="T19">52</text:span></text:p>
      <text:p text:style-name="P15">İşte bizi söz konusu tuzaktan, yani oksijenle zehirlenme ya da oksijensiz kalarak boğulma tehlikelerinden koruyan, oksijenin çözünürlük oranının ve vücuttaki kompleks enzim sistemlerinin tam gerektiği biçimde belirlenmiş ve yaratılmış olmasıdır. Daha açık bir ifadeyle, herşeyden haberdar olan Rabbimiz Allah, soluduğumuz havayı da, bu havayı kullanmamızı sağlayan sistemlerimizi de kusursuz bir uyumla yaratmıştır.</text:p>
      <text:p text:style-name="P15"/>
      <text:p text:style-name="P15"/>
      <text:h text:style-name="P35" text:outline-level="1">3. BÖLÜM</text:h>
      <text:p text:style-name="P24"/>
      <text:h text:style-name="P37" text:outline-level="1">CANLILIĞIN YARATILIŞINDAKİ MUCİZE ÖRNEKLERİ</text:h>
      <text:p text:style-name="P12"/>
      <text:p text:style-name="P12"/>
      <text:p text:style-name="P45">O Allah ki, yaratandır, (en güzel bir biçimde) kusursuzca var edendir, 'şekil ve suret' verendir. En güzel isimler O'nundur. Göklerde ve yerde olanların tümü O'nu tesbih etmektedir. O, Aziz, Hakimdir. (Haşr Suresi, 24)</text:p>
      <text:p text:style-name="P12"/>
      <text:p text:style-name="P12"/>
      <text:h text:style-name="P40" text:outline-level="2">En basit canlı dahi tesadüfen var olamaz</text:h>
      <text:p text:style-name="P12"><text:span text:style-name="T1">Buraya kadar evrendeki, Güneş Sistemi ve Dünyamızdaki dengelerin rastlantısal olarak oluşmalarının mümkün olmadığını anlattık. Her dengenin mucizevi bir biçimde sayısız ihtimaller arasından en uygun ve en ideal değerlerde seçilmiş olduğunu gördük. Şimdi ise, en basit canlı organizmanın bile tesadüfen oluşamayacağını göreceğiz. Bu konuya açıklık getiren önemli çalışmalardan biri, New York Üniversitesi kimya profesörü ve DNA uzmanı Robert Shapiro'nun yaptığı bir hesaptır. Darwinist bir evrimci olan Shapiro, sadece basit bir bakteride bulunan 2000 çeşit proteinin rastlantısal olarak meydana gelme ihtimalini hesaplamıştır. (İnsan vücudunda ise yaklaşık 200.000 çeşit protein vardır.) Elde edilen rakam, 10</text:span><text:span text:style-name="T17">40.000 </text:span><text:span text:style-name="T1">'de 1 ihtimaldir. (Bu sayı, 1 rakamının yanına 40 bin tane sıfır gelmesiyle oluşan ve evrende karşılığı bulunmayan bir sayıdır.)</text:span></text:p>
      <text:p text:style-name="P12"><text:span text:style-name="T1">Basit bir bakteride bulunan 2000 çeşit proteinin rastlantısal olarak meydana gelme ihtimali 10</text:span><text:span text:style-name="T17">40.000 </text:span><text:span text:style-name="T1">'de 1 dir. İnsanda ise yaklaşık 200.000 çeşit protein bulunduğuna göre, böyle bir olasılığı tanımlamak için, "imkansız" kelimesi bile yetersiz kalır.</text:span></text:p>
      <text:p text:style-name="P15">Cardiff Üniversitesi'nden, Uygulamalı Matematik ve Astronomi Profesörü Chandra Wickramasinghe, Shapiro'nun hesapları üzerine şöyle demiştir:</text:p>
      <text:p text:style-name="P10"><text:span text:style-name="T1">Bu rakam (10</text:span><text:span text:style-name="T17">40.000</text:span><text:span text:style-name="T1">) Darwin'i ve tüm evrim teorisini gömmeye yeterlidir. Bu gezegenin ya da bir başkasının üzerinde hiçbir zaman (hayatın doğabileceği) bir ilkel çorba olmamıştır ve yaşamın başlangıcı rastlantısal olarak gerçekleşemeyeceğine göre, amaçlı bir aklın ürünüdür.</text:span><text:span text:style-name="T19">53</text:span><text:span text:style-name="T1"> </text:span></text:p>
      <text:p text:style-name="P26"/>
      <text:p text:style-name="P15"/>
      <text:h text:style-name="P43" text:outline-level="2">Canlılığın yapı taşlarının kendiliğinden oluşması imkansızdır</text:h>
      <text:p text:style-name="P12"><text:span text:style-name="T1">Canlıların yapı taşları proteinlerdir. Ne var ki proteinler, en basit türü dahi tesadüfen oluşamayacak derecede kompleks moleküllerdir. Örneğin, bileşiminde 288 amino asit bulunan ve 12 farklı amino asit türünden oluşan ortalama büyüklükteki bir protein molekülünün içerdiği amino asitler 10</text:span><text:span text:style-name="T17">300</text:span><text:span text:style-name="T1"> farklı biçimde dizilebilir. (Bu, 1 rakamının sağına 300 tane sıfır gelmesiyle oluşan astronomik bir sayıdır.) Ancak bu dizilimlerden yalnızca bir tanesi söz konusu proteini oluşturur. Geriye kalan tüm dizilimler hiçbir işe yaramayan, hatta kimi zaman canlılar için zararlı bile olabilecek anlamsız amino asit zincirleridir.</text:span></text:p>
      <text:p text:style-name="P12"><text:span text:style-name="T1">Dolayısıyla yukarıda örnek verdiğimiz protein moleküllerinden yalnızca bir tanesinin tesadüfen meydana gelme ihtimali "10</text:span><text:span text:style-name="T17">300</text:span><text:span text:style-name="T1">'de 1" ihtimaldir. Bu ihtimalin pratikte gerçekleşmesi ise imkansızdır. (Matematikte 10</text:span><text:span text:style-name="T17">50</text:span><text:span text:style-name="T1">'de 1'den küçük ihtimaller "sıfır ihtimal" kabul edilirler.)</text:span></text:p>
      <text:p text:style-name="P15">Dahası, 288 amino asitlik bir protein, canlıların yapısında bulunan binlerce amino asitlik dev proteinlerle kıyaslandığında oldukça mütevazi bir yapı sayılabilir. Aynı ihtimal hesaplarını bu dev moleküllere uyguladığımızda ise, "imkansız" kelimesinin bile yetersiz kaldığını görürüz.</text:p>
      <text:p text:style-name="P12"><text:span text:style-name="T1">Canlılığın gelişiminde bir basamak daha ilerlediğimizde, tek başına bir proteinin de hiçbir şey ifade etmediğini görürüz. Şimdiye kadar bilinen en küçük bakterilerden biri olan "Mycoplasma Hominis H 39"un bile 600 çeşit proteine sahip olduğu görülmüştür. Bu durumda, tek bir protein için yaptığımız üstteki ihtimal hesaplarını 600 çeşit protein üzerinden yapmamız gerekecektir. Sonuçta karşılaşacağımız rakamlar ise imkansız kavramının çok ötesindedir. Oysa ne kadar uzun bir zaman verilirse verilsin, amino asitlerin rastlantısal olarak protein oluşturmaları imkansızdır. Amerikalı jeolog William Stokes </text:span><text:span text:style-name="T4">Essentials of Earth History</text:span><text:span text:style-name="T1"> adlı kitabında bu gerçeği kabul ederken "eğer milyarlarca yıl boyunca, milyarlarca gezegenin yüzeyi gerekli amino asitleri içeren sulu bir konsantre tabakayla dolu olsaydı bile yine (protein) oluşamazdı" diyerek bir itirafta bulunur.</text:span><text:span text:style-name="T19">54</text:span><text:span text:style-name="T1"> Canlı organizmalarda bulunması zorunlu olan proteinlerden biri olan Sitokrom-C'nin tesadüfen oluşabilmesi ihtimali konusunda ise şunları söylemektedir:</text:span></text:p>
      <text:p text:style-name="P10"><text:span text:style-name="T1">Bir Sitokrom-C'nin dizilimini oluşturmak için olasılık sıfır denilecek kadar azdır... Ya da oluşumunda bizim tanımlayamayacağımız doğaüstü güçler görev yapmıştır. Bu sonuncusunu kabul etmek bilimsel amaca uygun değildir. O halde birinci varsayımı irdelemek gerekiyor.</text:span><text:span text:style-name="T19">55</text:span><text:span text:style-name="T1"> </text:span></text:p>
      <text:p text:style-name="P15">Görüldüğü gibi evrimci "bilim adamları", bilimin gözler önüne serdiği Yaratılış gerçeğini kabul etmektense, sahip oldukları maddeci ön yargı ve dogmalar nedeniyle "sıfır denecek kadar az" bir olasılığı kabul etmeyi "bilimsel" bir davranış sanmaktadırlar. Oysa bilimin ve mantığın kurallarına göre, bir konu hakkında sadece iki alternatif açıklama varsa ve bunların birinin doğru olabilmesi "sıfır ihtimal" ise, o takdirde diğer açıklama yüzde yüz doğrudur. Bu mantık kuralı doğrultusunda, yukarıdaki örnekte belirtilen Sitokrom-C proteininin tesadüfen oluşabilmesi "sıfır ihtimal" ise bu durumda var edildiği şüphesizdir. Yani yaratılmıştır. Bu, bilimin, mantığın ve aklın vardığı kesin sonuçtur. </text:p>
      <text:p text:style-name="P15">Ancak bir Yaratıcı'nın varlığını felsefi olarak kabul etmeyi baştan yasaklayan materyalist dünya görüşü, bu görüşe tabi olan bilim adamlarını felsefeleriyle çatışan bilimsel gerçekleri körü körüne reddetmeye zorlamaktadır. Bu da materyalist görüşe sahip bilim adamlarının işlerine gelmeyen konularda rahatlıkla bilimsel gerçeklere sırt çevirip kendi felsefelerini empoze etmeye çalışabileceklerinin açık bir göstergesidir. Bu nedenle materyalistlerin, "bilim adamı" dahi olsalar ne derece bilimsel güvenilirliğe ve dürüstlüğe sahip oldukları tartışma konusudur.</text:p>
      <text:p text:style-name="P15"><text:soft-page-break/></text:p>
      <text:p text:style-name="P15"/>
      <text:h text:style-name="P43" text:outline-level="2">Canlılardaki bütün proteinlerin sol-elli olmasını rastlantıyla açıklamak mümkün değildir</text:h>
      <text:p text:style-name="P15">"Anlamlı" bir proteinin meydana gelmesi için, az önce de anlattığımız gibi yalnızca bunu oluşturan amino asitlerin belli bir sayıda, kusursuz bir dizilimde ve özel bir üç boyutlu tasarıma uygun olarak birleşmeleri artık yeterli olmayacaktır. Bütün bunların yanında, bu amino asitlerin hepsinin sol-elli olanlar arasından seçilmiş olması ve içlerinde bir tane bile sağ-elli amino asit bulunmaması da zorunludur. </text:p>
      <text:p text:style-name="P15">Kimyasal olarak aynı amino asitin hem sağ-elli hem de sol-elli olmak üzere iki farklı türü vardır. Bunların aralarındaki fark, üç boyutlu yapılarının birbiriyle zıt yönlü olmasından kaynaklanır. Aynen insanın, sağ ve sol elleri arasındaki farklılık gibi...</text:p>
      <text:p text:style-name="P15">Her iki gruptan amino asitler de birbirleriyle rahatlıkla bağlanabilir. Ancak yapılan incelemelerde şaşırtıcı bir gerçek ortaya çıkmıştır: En basit organizmadan en mükemmeline kadar bütün canlılardaki proteinler, sadece sol-elli amino asitlerden oluşmaktadır. Proteinin yapısına katılacak tek bir sağ-elli amino asit bile o proteini işe yaramaz hale getirmektedir. Hatta bazı deneylerde bakterilere sağ-elli amino asitlerden verilmiş, ancak bakteriler bu amino asitleri derhal parçalamışlar, bazı durumlarda ise bu parçalardan yeniden kendi kullanabilecekleri sol-elli amino asitleri inşa etmişlerdir.</text:p>
      <text:p text:style-name="P15">Bir an için evrimcilerin dediği gibi canlılığın oluşumu için gereken amino asitlerin kendiliğinden meydana geldiğini varsayalım. Bu durumda, amino asitlerden doğada sağ ve sol-elli olmak üzere eşit miktarlarda bulunacaktı. Dolayısıyla, tüm canlıların bünyelerinde sağ ve sol-elli amino asitlerden karışık miktarlarda bulunması gerekirdi. Çünkü, kimyasal olarak her iki gruptan amino asitlerin de, birbirleriyle rahatlıkla birleşmesi mümkündür. Oysa bütün canlı organizmalardaki proteinler yalnızca sol-elli amino asitlerden oluşmaktadır.</text:p>
      <text:p text:style-name="P15">Proteinlerin nasıl olup da bunların içinden yalnızca sol-ellilerini ayıkladıkları ve nasıl olup da aralarına hiçbir sağ-elli amino asitin karışmadığı evrimcilerin hiçbir açıklama getiremedikleri konulardan birisi olarak kalmıştır. Evrimciler, böyle özel ve bilinçli bir seçiciliği hiçbir şekilde açıklayamamaktadırlar.</text:p>
      <text:p text:style-name="P12"><text:span text:style-name="T1">Dahası, açıkça görüldüğü gibi proteinlerin bu özelliği, evrimcilerin "tesadüf" açmazını daha da içinden çıkılmaz hale getirir: Bu durum evrimin gözü kapalı bir savunucusu olan </text:span><text:span text:style-name="T4">Britannica Bilim Ansiklopedisi</text:span><text:span text:style-name="T1">'nde şöyle ifade edilir:</text:span></text:p>
      <text:p text:style-name="P10"><text:span text:style-name="T1">... Yeryüzündeki tüm canlı organizmalardaki amino asitlerin tümü, proteinler gibi karmaşık polimerlerin yapı blokları, aynı asimetri tipindedir. Adeta tamamen sol-ellidirler. Bu, bir bakıma, </text:span><text:span text:style-name="T2">milyonlarca kez havaya atılan bir paranın hep tura gelmesine, hiç yazı gelmemesine</text:span><text:span text:style-name="T1"> benzer. Moleküllerin nasıl sol-el ya da sağ-el olduğu tamamen kavranılamaz. Bu seçim </text:span><text:span text:style-name="T2">anlaşılmaz bir biçimde</text:span><text:span text:style-name="T1">, yeryüzü üzerindeki yaşamın kaynağına bağlıdır.</text:span><text:span text:style-name="T17">56</text:span><text:span text:style-name="T12"> </text:span></text:p>
      <text:p text:style-name="P15">Bir para milyonlarca kez havaya atıldığında hep tura geliyorsa, bunu tesadüfle açıklamak mı, yoksa, birinin bilinçli bir şekilde havaya atılan paraya müdahale ettiğini kabul etmek mi daha mantıklıdır? Cevap ortadadır. Böyle bir olayın tesadüfen meydana gelmesi mümkün değildir. Üstelik burada söz ettiğimiz olay bir paranın milyonlarca defa tura gelmesinden çok daha zor bir ihtimaldir. Ancak evrimciler, bu açık gerçeğe rağmen, sırf "bir müdahale"nin varlığını kabul etmek istemedikleri için, tesadüfe sığınmaktadırlar. Amino asitlerin gerekli proteinleri oluşturabilmek için birbirleri ile anlaştıkları, özel bir planla yalnızca sol-elli olanları aralarına aldıkları gibi akıl dışı iddialara inanmaktadırlar. Oysa akıl sahibi her insan buraya kadar anlattığımız mucizevi olaylar karşısında açıkça bilir ki; canlılık, sonsuz kudret sahibi Allah tarafından her detayı ile kusursuzca yaratılmıştır.</text:p>
      <text:p text:style-name="P15"><text:soft-page-break/></text:p>
      <text:h text:style-name="P43" text:outline-level="2">Canlılar yeryüzünde birdenbire mucizevi bir biçimde ortaya çıkmışlardır</text:h>
      <text:p text:style-name="P15">Canlıların tesadüfen meydana gelmelerinin biyolojik imkansızlığı bir yana, arkeolojik kayıtlar da bize canlılığın yeryüzünde aniden mucizevi bir biçimde ortaya çıktığını göstermektedir.</text:p>
      <text:p text:style-name="P15">Yeryüzü tabakaları ve fosil kayıtları incelendiğinde, yeryüzündeki canlı hayatının birdenbire ortaya çıktığı görülür. Kompleks canlı yaratıkların fosillerine rastlanılan en derin yeryüzü tabakası, 520-530 milyon yıl yaşında olduğu hesaplanan "Kambriyen" tabakadır.</text:p>
      <text:p text:style-name="P15">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12"><text:span text:style-name="T1">Bu tabakadaki canlıların çoğunda, modern örneklerinden hiçbir farkı olmayan, göz, solungaç, kan dolaşımı gibi kompleks sistemler, ileri fizyolojik yapılar bulunur. Örneğin trilobitlerin çift mercekli petek göz yapısı, bir Yaratılış harikasıdır. Harvard, Rochester ve Chicago Üniversitelerinden Jeoloji Profesörü David Raup; "</text:span><text:span text:style-name="T4">Trilobitlerin gözü, ancak günümüzün iyi eğitim görmüş ve son derece yetenekli bir optik mühendisi tarafından geliştirilebilecek bir tasarıma sahipti</text:span><text:span text:style-name="T1">" demektedir.</text:span><text:span text:style-name="T19">57</text:span></text:p>
      <text:p text:style-name="P15">Bu kompleks omurgasızlar, kendilerinden önce yeryüzündeki yegane canlılar olan tek hücreli organizmalarla aralarında hiçbir bağlantı ya da geçiş formu bulunmadan birdenbire ve eksiksiz bir biçimde ortaya çıkmışlardır.</text:p>
      <text:p text:style-name="P12"><text:span text:style-name="T1">Evrim literatürünün popüler yayınlarından </text:span><text:span text:style-name="T4">Earth Sciences</text:span><text:span text:style-name="T1"> dergisinin editörü Richard Monestarsky, evrimcileri şaşırtan bu Kambriyen Patlaması hakkında şu bilgileri vermektedir:</text:span></text:p>
      <text:p text:style-name="P10"><text:span text:style-name="T1">Bugün görmekte olduğumuz oldukça kompleks hayvan formları aniden ortaya çıkmışlardır. Bu an, Kambriyen Devrin tam başına rastlar ki, denizlerin ve yeryüzünün ilk kompleks yaratıklarla dolması bu patlamayla başlamıştır. Günümüzde dünyanın her yanına yayılmış olan omurgasız takımları erken Kambriyen Devir'de zaten vardırlar ve yine bugün olduğu gibi birbirlerinden çok farklıdırlar.</text:span><text:span text:style-name="T19">58</text:span><text:span text:style-name="T1"> </text:span></text:p>
      <text:p text:style-name="P15">Dünyanın nasıl olup da böyle birdenbire birbirlerinden çok farklı omurgasız türleriyle dolup taştığı, hiçbir ortak ataya sahip olmayan ayrı türlerdeki canlıların nasıl ortaya çıktığı, evrimcilerin asla cevaplayamadıkları bir sorudur. Evrimci düşüncenin Dünya çapındaki en önde gelen savunucularından İngiliz biyolog Richard Dawkins, savunduğu tezleri temelinden geçersiz kılan bu gerçek hakkında şunları söylemektedir:</text:p>
      <text:p text:style-name="P10"><text:span text:style-name="T1">... Kambriyen katmanları, başlıca omurgasız gruplarını bulduğumuz en eski katmanlardır. Bunlar, ilk olarak ortaya çıktıkları halleriyle, oldukça evrimleşmiş bir şekildeler. Sanki hiçbir evrim tarihine sahip olmadan, o halde, orada meydana gelmiş gibiler. Tabii ki, bu ani ortaya çıkış, Yaratılış savunucularını oldukça memnun etmektedir.</text:span><text:span text:style-name="T19">59</text:span><text:span text:style-name="T1"> </text:span></text:p>
      <text:p text:style-name="P12"><text:span text:style-name="T1">Dawkins'in de kabul ettiği gibi, Kambriyen Patlaması Yaratılış’ın açık bir delilidir. Çünkü canlıların hiçbir evrimsel ataları olmadan aniden ortaya çıkmalarının tek açıklaması Yaratılış’tır. Evrimci biyolog Douglas Futuyma da, "</text:span><text:span text:style-name="T4">Canlılar Dünya üzerinde ya tamamen mükemmel ve eksiksiz bir biçimde ortaya çıkmışlardır ya da kendilerinden önce var olan bazı canlı türlerinden evrimleşerek meydana gelmişlerdir</text:span><text:span text:style-name="T1">." diye belirtir.</text:span><text:span text:style-name="T17">60</text:span><text:span text:style-name="T1"> Bugün bilimsel veriler canlıların aniden ortaya çıktıklarını gösterdiğine göre, evrim iddiası da tamamen geçersiz kalmaktadır. Nitekim evrimciler de artık bu gerçeği gizli veya açık kabul etmek zorunda kalmaktadırlar.</text:span></text:p>
      <text:p text:style-name="P17"><text:soft-page-break/></text:p>
      <text:h text:style-name="P42" text:outline-level="2"><text:span text:style-name="T1">DNA</text:span><text:span text:style-name="T27">,</text:span><text:span text:style-name="T1">daki mucize yapı</text:span></text:h>
      <text:p text:style-name="P15">Canlıların vücutlarıyla ilgili her türlü bilgi hücrelerindeki DNA adı verilen moleküllerde şifrelenmiştir. DNA molekülleri her hücrenin çekirdeğinde bulunan devasa moleküllerdir. Nükleotid adı verilen ve dört ayrı çeşidi bulunan küçük moleküllerin yüz binlercesinin o canlıya ait özel bir dizilimde dizilmesiyle canlının DNA'sı oluşur. Her canlının DNA moleküllerinde o canlının karakteristik özellikleriyle ilgili bilgiler kodlanmıştır. İnsanlar için de durum aynıdır. İnsanın diğer canlılardan farklı olması gibi her insanın birbirinden farklı olması da DNA'sındaki bu özel dizilimden kaynaklanır. DNA'yı oluşturan nükleotidleri alfabedeki harflere benzetebiliriz. Dört farklı nükleotid olduğuna göre, bir anlamda DNA molekülünü dört harften oluşan bir alfabeyle yazılmış dev bir ansiklopediye benzetebiliriz.</text:p>
      <text:p text:style-name="P15">DNA'daki harflerin diziliş sırası, insanın yapısını en ince ayrıntılarına dek belirler. Boy, göz, saç ve cilt rengi gibi özelliklerin yanısıra, vücuttaki 206 kemiğin, 600 kasın, 10.000 işitme siniri ağının, 2 milyon optik sinir ağının, 100 milyar sinir hücresinin ve toplam 100 trilyon hücrenin planları tek bir hücrenin DNA'sında mevcuttur. Eğer DNA'daki bu genetik bilgiyi kağıda dökmeye kalksak, yaklaşık 500'er sayfalık 900 ciltten oluşan dev bir kütüphane oluşturmamız gerekecekir. Ama bu akıl almaz hacimdeki bilgi, mikroskobik boyutlardaki hücrenin "çekirdeğinde" bulunan DNA'da şifrelenmiştir. </text:p>
      <text:p text:style-name="P15">İnsanın tek bir DNA molekülünde tam bir milyon ansiklopedi sayfasını dolduracak miktarda bilgi bulunur. Dikkat edin; tam 1.000.000 ansiklopedi sayfası... Yani, her bir hücrenin çekirdeğinde, insan vücudunun işlevlerini kontrol etmeye yarayan bir milyon sayfalık bir ansiklopedinin içerebileceği miktarda bilgi kodlanmıştır. Bir benzetme yapmak istersek, dünyanın en büyük ansiklopedilerinden birisi olan 23 ciltlik "Encyclopedia Britannica"nın bile toplam 25 bin sayfası vardır. Bu durumda, karşımıza hayranlık uyandıran bir tablo çıkar. Mikroskobik hücrenin içindeki, ondan çok daha küçük bir çekirdekte bulunan bir molekülde, milyonlarca bilgi içeren Dünya'nın en büyük ansiklopedisinin 40 katı büyüklüğünde bir bilgi deposu saklı durmaktadır. Bu da 920 ciltlik, dünyada başka eşi, benzeri olmayan dev bir ansiklopedi demektir. Yapılan tespitlere göre ise, bu dev ansiklopedi yaklaşık 5 milyar farklı bilgiye sahiptir.</text:p>
      <text:p text:style-name="P15">Üstelik bu olağanüstü bilgi dünya ilk var olduğundan bu yana yaşamış olan milyarlarca insanın her birinin 100 trilyonlarca hücrelerinin tamamında aynı şekilde mevcut olmuştur. Kuşkusuz bu, göklerin ve yerin Rabbi olan Allah'ın sonsuz kudretinin apaçık bir göstergesidir.</text:p>
      <text:p text:style-name="P15"/>
      <text:h text:style-name="P5" text:outline-level="4">- DNA'nın doğal şartlarla tesadüfen oluşması imkansızdır</text:h>
      <text:p text:style-name="P15">İnsan vücudunda 200 bin gen bulunduğu düşünülürse, bu genleri oluşturan milyonlarca nükleotidin doğru sıralamada tesadüfen oluşabilmelerinin kesinlikle imkansız olduğu görülür. Evrimci bir biyolog olan Frank Salisbury bu imkansızlıkla ilgili olarak şunları söyler:</text:p>
      <text:p text:style-name="P10"><text:span text:style-name="T1">Orta büyüklükteki bir protein molekülü, yaklaşık 300 amino asit içerir. Bunu kontrol eden DNA zincirinde ise, yaklaşık 1000 nükleotid bulunacaktır. Bir DNA zincirinde dört çeşit nükleotid bulunduğu hatırlanırsa, 1000 nükleotidlik bir dizi, 4</text:span><text:span text:style-name="T17">1000</text:span><text:span text:style-name="T1"> farklı şekilde olabilecektir. Küçük bir logaritma hesabıyla bulunan bu rakam ise, aklın kavrama sınırının çok ötesindedir.</text:span><text:span text:style-name="T19">61</text:span></text:p>
      <text:p text:style-name="P12"><text:soft-page-break/><text:span text:style-name="T1">4</text:span><text:span text:style-name="T17">1000</text:span><text:span text:style-name="T1">'de bir, "küçük bir logaritma hesabı" sonucunda, 10</text:span><text:span text:style-name="T17">620</text:span><text:span text:style-name="T1"> 'de bir anlamına gelir. Bu sayı 10'un yanına 620 sıfır eklenmesiyle elde edilir. 10'un yanında 11 tane sıfır 1 trilyonu ifade ederken, 620 tane sıfırlı bir rakamın gerçekten de kavranması mümkün değildir.</text:span></text:p>
      <text:p text:style-name="P15">Nükleotidlerin tesadüfen biraraya gelerek RNA ve DNA'yı oluşturmasının imkansızlığını, evrimci Fransız bilim adamı Paul Auger de şöyle ifade etmektedir:</text:p>
      <text:p text:style-name="P10"><text:span text:style-name="T1">Rastgele kimyasal olaylar sayesinde nükleotidler gibi karmaşık moleküllerin ortaya çıkışı konusunda bence iki aşamayı net bir biçimde birbirinden ayırmamız gerekir; tek tek nükleotidlerin üretilmesi -ki bu belki mümkün olabilir- ve bunların çok özel seriler halinde birbirine bağlanması. İşte bu ikincisi, olanaksızdır.</text:span><text:span text:style-name="T19">62</text:span><text:span text:style-name="T1"> </text:span></text:p>
      <text:p text:style-name="P15">Bu imkansızlık hakkında San Diego California Üniversitesi'nden Stanley Miller'in ve Francis Crick'in çalışma arkadaşı olan ünlü evrimci Dr. Leslie Orgel ise şöyle demektedir:</text:p>
      <text:p text:style-name="P10"><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9">63</text:span><text:span text:style-name="T17"> </text:span></text:p>
      <text:p text:style-name="P15">Aynı gerçek, diğer bazı ünlü evrimci bilim adamları tarafından da kabul edilir:</text:p>
      <text:p text:style-name="P10"><text:span text:style-name="T1">DNA, katalitik proteinlerin ve enzimlerin yardımı olamadan yaptığı işi, yeni DNA üretmek de dahil olmak üzere, yapamaz. Kısacası DNA olmadan proteinler var olmaz, ama DNA da proteinler olmadığı durumda oluşmaz.</text:span><text:span text:style-name="T19">64</text:span><text:span text:style-name="T1"> </text:span></text:p>
      <text:p text:style-name="P10"><text:span text:style-name="T1">Nasıl oldu da genetik bilgi, onu yorumlayan mekanizmalarla (ribozomlar ve RNA molekülleri ile) birlikte ortaya çıktı? Bu soru karşısında kendimizi bir cevapla değil, hayranlık ve şaşkınlık duyguları ile tatmin etmemiz gerekiyor.</text:span><text:span text:style-name="T19">65</text:span></text:p>
      <text:p text:style-name="P15"/>
      <text:p text:style-name="P15"/>
      <text:h text:style-name="P43" text:outline-level="2">Hücrelerin farklılaşmasındaki sır</text:h>
      <text:p text:style-name="P15">Bölünerek çoğalmanın gerçekleşmesi için, ilk hücrenin kendi kopyasını yapması, bu kopyaların da sıraları gelince bölünüp benzer kopyalar üretmeleri, böylelikle zamanla aynı hücreden milyonlarca kopya meydana gelmesi gerekir. Fakat tüm bu süreç, göründüğünden daha kompleks ve esrarengizdir. Çünkü bölünme sürecinin bir aşamasında, kopyalanan hücrelerden bazıları nereden geldiği anlaşılamayan bir emirle diğer kardeşlerinden farklılaşmaya ve tümüyle değişik bir yapı kazanmaya başlarlar. Bu şekilde, ortak bir ana hücreden gelen hücreler, bölünme süreci içinde zamanla farklılaşıp ayrı ayrı dokuları ve organ sistemlerini meydana getirirler. Kimi ışığa karşı duyarlı göz hücrelerini, kimi karaciğer hücrelerini, kimi sıcağı, soğuğu ya da acıyı algılayan sinir hücrelerini veya ses titreşimlerini hissedecek hücreleri oluştururlar.</text:p>
      <text:p text:style-name="P15">Peki nasıl böyle bir işbölümü oluşmaktadır; bir hücre, kendi kendine göz hücresi olmaya karar veremeyeceğine göre, bu karar kime aittir?</text:p>
      <text:p text:style-name="P15">Bu hücrelerin sahip oldukları DNA, yani genetik bilgi aynıdır. Aradaki fark ise ürettikleri proteinlerdedir. Farklı proteinleri üreten iki hücre, yapı olarak da farklılaşır. Bu kardeş hücreler aynı hücreden oluştukları, aynı genetik bilgiye sahip oldukları halde nasıl olur da birden farklı proteini üretip farklı yapı ve özellikler sergilemeye başlarlar? Tamamen birbirlerinin kopyası oldukları halde birbirlerinden farklı proteinler üretmeleri emrini kim vermiştir?</text:p>
      <text:p text:style-name="P15">Evrimin ısrarlı savunucularından Alman bilim adamı Hoimar von Ditfurth, anne karnındaki esrarengiz gelişmeden şöyle bahseder: </text:p>
      <text:p text:style-name="P10"><text:span text:style-name="T1">Tek bir yumurta hücresinin bölünmesinin, nasıl olup da birbirlerinden öylesine farklılaşmış sayısız hücrenin doğuşuna yol açtığı, bu hücreler arasında kendiliğinden olan iletişim ve işbirliği, bilim adamlarının akıl erdiremediği olayların başında gelmektedir.</text:span><text:span text:style-name="T19">66</text:span><text:span text:style-name="T1"> </text:span></text:p>
      <text:p text:style-name="P15">Evrimin diğer önde gelen savunucuları da, tek bir hücrenin gelişerek farklı farklı organ ve dokuları oluşturup 100 trilyon hücreli bir insan haline gelmesini açıklayamamakta, bu mucizeyi kendilerince “evrimin karanlık bir noktası” olarak tanımlamaktadırlar. Hücreyi ve bir hücreden insanı yaratan Allah’tır. Bir ayette Rabbimiz şöyle buyurmaktadır.</text:p>
      <text:p text:style-name="P6">O Allah ki, yaratandır, (en güzel bir biçimde) kusursuzca var edendir, 'şekil ve suret' verendir. En güzel isimler O'nundur. Göklerde ve yerde olanların tümü O'nu tesbih etmektedir. O, Aziz, Hakimdir. (Haşr Suresi, 24)</text:p>
      <text:p text:style-name="P23"/>
      <text:p text:style-name="P15"/>
      <text:h text:style-name="P43" text:outline-level="2">Bakterilerin aklı</text:h>
      <text:p text:style-name="P15">Son yıllarda bakteriler üzerinde yapılan gözlemler, bu tek hücreli canlıların son derece "akıllı" davrandıklarını, içinde bulundukları ortamı değerlendirip karar verdiklerini göstermiştir. Ünlü moleküler biyolog Michael Denton bu konu hakkında şöyle yazar:</text:p>
      <text:p text:style-name="P10"><text:span text:style-name="T1">Bir toz zerresinden bile daha küçük olmalarına rağmen, amipler, çok daha kompleks canlılara benzer yaşam stratejileri izlerler. Eğer bir amibi alıp onu bir kedinin boyutlarına getirebilseydik, bu memeliyle yaklaşık aynı derecede bir zekaya sahip olduğunu görecektik. Peki ama bu küçücük canlılar nasıl olup da bu denli iyi hesaplanmış kararlar alabilmektedirler?.. Bir amip yakalamak istediği avını bilinçli olarak kovalar, avı yön değiştirdiğinde o da onun ardından yön değiştirir, bu takibi uzun süre devam ettirir. Bu davranışlar moleküler düzeyde açıklanamamaktadır.</text:span><text:span text:style-name="T19">67</text:span><text:span text:style-name="T17"> </text:span></text:p>
      <text:p text:style-name="P15">Üstteki alıntının son cümlesine dikkat etmek gerekir. Amiplerin davranışları, "moleküler" düzeyde, yani kimyasal reaksiyonlarla, fiziksel etkilerle açıklanabilecek türden değildir. Bu canlılar, bilinçli olarak, karar vererek hareket etmektedirler. Ama ne ilginçtir ki, ne bir beyne, ne de sinir sistemine sahiptirler. Protein, yağ ve sudan oluşan bir hücredirler.</text:p>
      <text:p text:style-name="P12"><text:span text:style-name="T1">Bakterilerin akıllı davranışlarını gösteren başka örnekler de vardır. Ünlü Fransız bilim dergisi </text:span><text:span text:style-name="T4">Science et Vie</text:span><text:span text:style-name="T1">'nin Temmuz 1999 sayısında bildirildiğine göre, bakteriler birbirleri ile haberleşmekte ve bu haberlere dayanarak karar vermektedirler. </text:span></text:p>
      <text:p text:style-name="P12"><text:span text:style-name="T4">Science et Vie</text:span><text:span text:style-name="T1">'nin anlattığına göre, bu haberleşme son derece kompleks bir sistemle işlemektedir. Bakterilerin yüzeyinde elektrik sinyalleri yayan ve algılayan mekanizmalar vardır. Bakteriler bu sayede birbirlerine sinyaller yollar, içinde bulundukları ortamın özellikleri, bu ortamdaki besin durumu gibi bilgileri aktarırlar. Bu bilgilere göre de, daha ne kadar çoğalmaları ve çoğalmayı ne zaman durdurmaları gerektiği konusunda karar verirler.</text:span></text:p>
      <text:p text:style-name="P15">Kısacası, gözle görülemeyecek kadar küçük canlılar, etrafları hakkında bilgi toplamakta, sonra bunları yorumlayıp birbirlerine aktarmakta ve ardında da belirli bir yönde karar verip uygulamaktadırlar. Hem de grup halinde!</text:p>
      <text:p text:style-name="P15">Ciddi bir akıl, zeka ve bilinç gerektiren bu tür davranışların ne beyni ne de sinir sistemi olmayan bir mikro organizma tarafından gerçekleştirilmesi bu akılcı, planlı, hesaplı ve kararlı davranışların kaynağının kendisi olamayacağını göstermektedir. Bu durum ise açık bir mucizeyi ortaya koyar: Bakterileri yaratan ve her davranışlarını ilham eden Allah'tır. Bu gerçek yalnızca bakteriler için değil tüm canlılar için geçerlidir. Kuran'da Rabbimiz şöyle bildirmektedir:</text:p>
      <text:p text:style-name="P6">... O'nun, alnından yakalayıp-denetlemediği hiçbir canlı yoktur.... (Hud Suresi, 56)</text:p>
      <text:p text:style-name="P15"/>
      <text:p text:style-name="P15"/>
      <text:h text:style-name="P35" text:outline-level="1">SONUÇ</text:h>
      <text:p text:style-name="P12"/>
      <text:p text:style-name="P15"/>
      <text:p text:style-name="P12">B<text:span text:style-name="T1">uraya kadar canlı ve cansız varlıklar aleminde ele aldığımız mucize örnekleri, kitabın başında da belirttiğimiz gibi, sonsuz bir mucizeler zincirinin yalnızca birkaç halkasından ibarettir. Allah'ın hangi yaratmasına bakarsak bakalım mutlaka çok büyük bir mucize ile karşı karşıya geliriz. Ancak önemli olan, kişide bu mucizeleri farkedecek ve anlayacak ince bir kavrayışın olmasıdır. Çünkü bir mucize ne kadar açık ve büyük olursa olsun, bu mucizeden Allah'ın varlığına ve sonsuz büyüklüğüne varabilmek ancak iman edenlere özgü bir meziyettir. </text:span></text:p>
      <text:p text:style-name="P15">İnkar edenler en açık mucizeyle dahi karşılaşsalar, sahip oldukları ön yargı, kibir, dünya hırsı gibi olumsuz özelliklerden ötürü bunun mucize olduğunu kabul etmezler, görmezden gelirler. Ya da akılsızca ve gülünç yorumlar yaparak bu mucizeyi örtbas etmeye, sıradan, olağan ve önemsiz göstermeye çalışırlar. Oysa yalnızca bu kitapta bahsedilen mucize örneklerinden tek birisi dahi normal zekaya sahip vicdanlı bir kişinin iman etmesi için yeterlidir. Ancak, inkar edenler akıl ve şuurdan yoksun oldukları için Allah'-ın insanları çepeçevre saran mucizelerini kavrayamazlar. İnkar edenlerin mucizeler karşısındaki tutumu ayetlerde şöyle tarif edilir:</text:p>
      <text:p text:style-name="P6">Onlar bir ayet (mucize) görseler, sırt çevirirler ve: "(Bu,) Süregelen bir büyüdür" derler.</text:p>
      <text:p text:style-name="P6">Yalanladılar ve kendi heva (istek ve tutku)larına uydular; oysa her iş 'sonunda kendi amacına varıp karar kılacaktır.' (Kamer Suresi, 2-3)</text:p>
      <text:p text:style-name="P15">Ayetlerden de anlaşıldığı gibi inkar edenlerin mucizelere karşı olan kayıtsızlıkları ve yüz çevirmelerinin altında hevalarına uymak, yani nefslerinin sınırsız istek ve arzularının peşinden gitmek vardır. Dolayısıyla mucizeleri kabul etmek onlar için, Allah'ı ve ahiret gününü kabul etmeleri anlamına gelecektir. Aynı zamanda da Allah'a hesap vereceklerini, Allah'ı tanımamanın ve O'na boyun eğmemelerinin karşılığını göreceklerini kabul etmeleri anlamına gelecektir.</text:p>
      <text:p text:style-name="P12"><text:span text:style-name="T1">Elbette ki bu durum inkar edenlerin hiç işine gelmez. Bu yüzden yalanlarlar. Ancak gerçekleri kabul etseler de etmeseler de sonuç değişmeyecek, ayette bildirildiği gibi </text:span><text:span text:style-name="T2">"her iş 'sonunda kendi amacına varıp karar kılacaktır"</text:span><text:span text:style-name="T1">. (Kamer Suresi, 3). İnkar edenlerin apaçık olan mucizeleri yalanlaması, gerçekleri ve ahirette görecekleri karşılığı değiştirmeyecektir.</text:span></text:p>
      <text:p text:style-name="P15">İnkar edenlerin, Allah'ın yaratmasındaki hiçbir kuşku götürmeyen mucizeleri görmemeleri aslında Allah'ın her devirde inkar edenler üzerinde işleyen bir kanunudur. Bu gerçek ayetlerde şöyle anlatılır: </text:p>
      <text:p text:style-name="P6">Olanca yeminleriyle, eğer kendilerine bir ayet (mucize) gelse, kesin olarak ona inanacaklarına dair Allah'a yemin ettiler. De ki: "Ayetler (mucizeler), ancak Allah katındadır; onlara (mucizeler) gelse de kuşkusuz inanmayacaklarının şuurunda değil misiniz?</text:p>
      <text:p text:style-name="P6">Biz onların kalplerini ve gözlerini, ilkin inanmadıkları gibi tersine çeviririz ve onları tuğyanları içinde şaşkınca dolaşır bir durumda terkederiz. Gerçek şu ki, Biz onlara melekler indirseydik, onlarla ölüler konuşsaydı ve herşeyi karşılarına toplasaydık, -Allah'ın dilediği dışında- yine onlar inanmayacaklardı. Ancak onların çoğu cahillik ediyorlar. (Enam Suresi, 109-111)</text:p>
      <text:p text:style-name="P15"/>
      <text:p text:style-name="P15"/>
      <text:h text:style-name="P35" text:outline-level="1">Ek Bölüm:<text:line-break/>Evrim Yanılgısı</text:h>
      <text:p text:style-name="P12"/>
      <text:p text:style-name="P12"/>
      <text:p text:style-name="P12">D<text:span text:style-name="T6">arwinizm, </text:span><text:span text:style-name="T1">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5">Evrim teorisinin çöküşünü ve Yaratılış'ın delillerini diğer pek çok çalışmamızda bütün bilimsel detaylarıyla ele aldık ve almaya devam ediyoruz. Ancak konuyu, taşıdığı büyük önem nedeniyle, burada da özetlemekte yarar vardır.</text:p>
      <text:p text:style-name="P15"/>
      <text:h text:style-name="P39" text:outline-level="2">Darwin'i Yıkan Zorluklar</text:h>
      <text:p text:style-name="P12"><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4">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5">Darwinizm'in bilim karşısındaki yenilgisi, üç temel başlıkta incelenebilir:</text:p>
      <text:p text:style-name="P15">1) Teori, hayatın yeryüzünde ilk kez nasıl ortaya çıktığını asla açıklayamamaktadır.</text:p>
      <text:p text:style-name="P15"><text:soft-page-break/>2) Teorinin öne sürdüğü "evrim mekanizmaları"nın, gerçekte evrimleştirici bir etkiye sahip olduğunu gösteren hiçbir bilimsel bulgu yoktur.</text:p>
      <text:p text:style-name="P15">3) Fosil kayıtları, evrim teorisinin öngörülerinin tam aksine bir tablo ortaya koymaktadır. </text:p>
      <text:p text:style-name="P15">Bu bölümde, bu üç temel başlığı ana hatları ile inceleyeceğiz.</text:p>
      <text:p text:style-name="P15"/>
      <text:h text:style-name="P39" text:outline-level="2">Aşılamayan İlk Basamak: Hayatın Kökeni </text:h>
      <text:p text:style-name="P15">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5"/>
      <text:h text:style-name="P39" text:outline-level="2">"Hayat Hayattan Gelir"</text:h>
      <text:p text:style-name="P1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2"><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4">Türlerin Kökeni</text:span><text:span text:style-name="T1"> adlı kitabını yazdığı dönemde ise, bakterilerin cansız maddeden oluşabildikleri inancı, bilim dünyasında yaygın bir kabul görüyordu. </text:span></text:p>
      <text:p text:style-name="P12"><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2">"Cansız maddelerin hayat oluşturabileceği iddiası artık kesin olarak tarihe gömülmüştür." </text:span><text:span text:style-name="T1">(Sidney Fox, Klaus Dose, </text:span><text:span text:style-name="T4">Molecular Evolution and The Origin of Life</text:span><text:span text:style-name="T1">, New York: Marcel Dekker, 1977, s. 2.)</text:span></text:p>
      <text:p text:style-name="P1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5"/>
      <text:h text:style-name="P41" text:outline-level="2"><text:soft-page-break/>20. Yüzyıldaki Sonuçsuz Çabalar</text:h>
      <text:p text:style-name="P12"><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2"> "Maalesef hücrenin kökeni, evrim teorisinin tümünü içine alan en karanlık noktayı oluşturmaktadır." </text:span><text:span text:style-name="T1">(Alexander I. Oparin, </text:span><text:span text:style-name="T4">Origin of Life</text:span><text:span text:style-name="T1">, (1936) New York, Dover Publications, 1953 (Reprint), s. 196.)</text:span></text:p>
      <text:p text:style-name="P1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4"> Bulletin of the American Meteorological Society</text:span><text:span text:style-name="T1">, c. 63, Kasım 1982, s. 1328-1330)</text:span></text:p>
      <text:p text:style-name="P12"><text:span text:style-name="T1">Uzun süren bir sessizlikten sonra Miller'in kendisi de kullandığı atmosfer ortamının gerçekçi olmadığını itiraf etti. (Stanley Miller, </text:span><text:span text:style-name="T4">Molecular Evolution of Life: Current Status of the Prebiotic Synthesis of Small Molecules</text:span><text:span text:style-name="T1">, 1986, s. 7.)</text:span></text:p>
      <text:p text:style-name="P12"><text:span text:style-name="T1">Hayatın kökeni sorununu açıklamak için 20. yüzyıl boyunca yürütülen tüm evrimci çabalar hep başarısızlıkla sonuçlandı. San Diego Scripps Enstitüsü'nden ünlü jeokimyacı Jeffrey Bada, evrimci </text:span><text:span text:style-name="T4">Earth</text:span><text:span text:style-name="T1"> dergisinde 1998 yılında yayınlanan bir makalede bu gerçeği şöyle kabul eder:</text:span></text:p>
      <text:p text:style-name="P10"><text:span text:style-name="T1">Bugün, 20. yüzyılı geride bırakırken, hala, 20. yüzyıla girdiğimizde sahip olduğumuz en büyük çözülmemiş problemle karşı karşıyayız: Hayat yeryüzünde nasıl başladı? (Jeffrey Bada, </text:span><text:span text:style-name="T4">Earth,</text:span><text:span text:style-name="T1"> Şubat 1998, s. 40.)</text:span></text:p>
      <text:p text:style-name="P15"/>
      <text:h text:style-name="P41" text:outline-level="2">Hayatın Kompleks Yapısı </text:h>
      <text:p text:style-name="P15">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5">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5">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2">1.<text:tab/>Enzimler olmadan protein sentezlenemez ve enzimler de birer proteindir.</text:p>
      <text:p text:style-name="P32"><text:soft-page-break/>2.<text:tab/>Tek bir proteinin sentezlenmesi için 100'e yakın proteinin hazır bulunması gerekmektedir. Dolayısıyla proteinlerin varlığı için proteinler gerekir. </text:p>
      <text:p text:style-name="P32">3.<text:tab/>Proteinleri sentezleyen enzimleri DNA üretir. DNA olmadan protein sentezlenemez. Dolayısıyla proteinlerin oluşabilmesi için DNA da gerekir.</text:p>
      <text:p text:style-name="P32">4.<text:tab/>Protein sentezleme işleminde hücredeki tüm organellerin önemli görevleri vardır. Yani proteinlerin oluşabilmesi için, eksiksiz ve tam işleyen bir hücrenin tüm organelleri ile var olması gerekmektedir.</text:p>
      <text:p text:style-name="P15">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4">Scientific American </text:span><text:span text:style-name="T1">dergisinin Ekim 1994 tarihli sayısında bu gerçeği şöyle itiraf eder:</text:span></text:p>
      <text:p text:style-name="P10"><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4">The Origin of Life on Earth</text:span><text:span text:style-name="T1">, Scientific American, c. 271, Ekim 1994, s. 78.)</text:span></text:p>
      <text:p text:style-name="P15">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5"/>
      <text:h text:style-name="P41" text:outline-level="2">Evrimin Hayali Mekanizmaları</text:h>
      <text:p text:style-name="P15">Darwin'in teorisini geçersiz kılan ikinci büyük nokta, teorinin "evrim mekanizmaları" olarak öne sürdüğü iki kavramın da gerçekte hiçbir evrimleştirici güce sahip olmadığının anlaşılmış olmasıdır. </text:p>
      <text:p text:style-name="P12"><text:span text:style-name="T1">Darwin, ortaya attığı evrim iddiasını tamamen "doğal seleksiyon" mekanizmasına bağlamıştı. Bu mekanizmaya verdiği önem, kitabının isminden de açıkça anlaşılıyordu: </text:span><text:span text:style-name="T4">Türlerin Kökeni, Doğal Seleksiyon Yoluyla...</text:span></text:p>
      <text:p text:style-name="P12"><text:span text:style-name="T29">Doğal seleksiyon, doğal seçme demektir. Doğadaki yaşam mücadele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2"><text:span text:style-name="T1">Dolayısıyla doğal seleksiyon mekanizması hiçbir evrimleştirici güce sahip değildir. Darwin de bu gerçeğin farkındaydı ve </text:span><text:span text:style-name="T4">Türlerin Kökeni </text:span><text:span text:style-name="T1">adlı kitabında </text:span><text:span text:style-name="T2">"Faydalı değişiklikler oluşmadığı sürece doğal seleksiyon hiçbir şey yapamaz"</text:span><text:span text:style-name="T1"> demek zorunda kalmıştı. (Charles Darwin, </text:span><text:span text:style-name="T4">The Origin of Species: A Facsimile of the First Edition</text:span><text:span text:style-name="T1">, Harvard University Press, 1964, s. 184.)</text:span></text:p>
      <text:p text:style-name="P15"/>
      <text:h text:style-name="P41" text:outline-level="2"><text:soft-page-break/>Lamarck'ın Etkisi</text:h>
      <text:p text:style-name="P1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pan text:style-name="T1">Darwin de benzeri örnekler vermiş, örneğin </text:span><text:span text:style-name="T4">Türlerin Kökeni </text:span><text:span text:style-name="T1">adlı kitabında, yiyecek bulmak için suya giren bazı ayıların zamanla balinalara dönüştüğünü iddia etmişti. </text:span><text:span text:style-name="T4">(B. G. Ranganathan, Origins?, Pennsylvania: The Banner Of Truth Trust, 1988.)</text:span></text:p>
      <text:p text:style-name="P15">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5"/>
      <text:h text:style-name="P39" text:outline-level="2">Neo-Darwinizm ve Mutasyonlar</text:h>
      <text:p text:style-name="P12"><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2">Mutasyonlar canlıları geliştirmezler, aksine her zaman için canlılara zarar verirler.</text:span></text:p>
      <text:p text:style-name="P15">Bunun nedeni çok basittir: DNA çok kompleks bir düzene sahiptir. Bu molekül üzerinde oluşan herhangi bir tesadüfi etki ancak zarar verir. Amerikalı genetikçi B. G. Ranganathan bunu şöyle açıklar:</text:p>
      <text:p text:style-name="P10"><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4">The Origin of Species: A Facsimile of the First Edition</text:span><text:span text:style-name="T1">, Harvard University Press, 1964, s. 179)</text:span></text:p>
      <text:p text:style-name="P1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5"><text:soft-page-break/></text:p>
      <text:h text:style-name="P41" text:outline-level="2">Fosil Kayıtları: Ara Formlardan Eser Yok</text:h>
      <text:p text:style-name="P15">Evrim teorisinin iddia ettiği senaryonun yaşanmamış olduğunun en açık göstergesi ise fosil kayıtlarıdır.</text:p>
      <text:p text:style-name="P15">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5">Bu durumda, iddia edilen uzun dönüşüm süreci içinde sayısız "ara türler"in oluşmuş ve yaşamış olmaları gerekir. </text:p>
      <text:p text:style-name="P1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2"><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4">Türlerin Kökeni</text:span><text:span text:style-name="T1">'nde bunu şöyle açıklamıştır:</text:span></text:p>
      <text:p text:style-name="P10"><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3">The Origin of Species</text:span><text:span text:style-name="T1">, s. 172, 280.)</text:span></text:p>
      <text:p text:style-name="P12"><text:span text:style-name="T1">Ancak bu satırları yazan Darwin, bu ara formların fosillerinin bir türlü bulunamadığının da farkındaydı. Bunun teorisi için büyük bir açmaz oluşturduğunu görüyordu. Bu yüzden, </text:span><text:span text:style-name="T4">Türlerin Kökeni </text:span><text:span text:style-name="T1">kitabının "Teorinin Zorlukları" (Difficulties on Theory) adlı bölümünde şöyle yazmıştı:</text:span></text:p>
      <text:p text:style-name="P10"><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4"> (Charles Darwin, The Origin of Species, s. 172, 280) </text:span></text:p>
      <text:p text:style-name="P28"/>
      <text:h text:style-name="P41" text:outline-level="2">Darwin'in Yıkılan Umutları</text:h>
      <text:p text:style-name="P1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5">Ünlü İngiliz paleontolog (fosil bilimci) Derek W. Ager, bir evrimci olmasına karşın bu gerçeği şöyle itiraf eder:</text:p>
      <text:p text:style-name="P10"><text:span text:style-name="T1">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1">görürüz. (Derek A. Ager, </text:span><text:span text:style-name="T4">"The Nature of the Fossil Record"</text:span><text:span text:style-name="T1">, Proceedings of the British Geological Association, c. 87, 1976, s. 133.)</text:span></text:p>
      <text:p text:style-name="P1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0"><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4"> Science on Trial</text:span><text:span text:style-name="T1">, New York: Pantheon Books, 1983. s. 197.)</text:span></text:p>
      <text:p text:style-name="P12"><text:span text:style-name="T1">Fosiller ise, canlıların yeryüzünde eksiksiz ve mükemmel bir </text:span><text:span text:style-name="T2">biçimde ortaya çıktıklarını göstermektedir. Yani "türlerin kökeni", Darwin'in sandığının aksine, evrim değil Yaratılıştır.</text:span></text:p>
      <text:p text:style-name="P18"/>
      <text:h text:style-name="P41" text:outline-level="2">İnsanın Evrimi Masalı</text:h>
      <text:p text:style-name="P15">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7">1- Australopithecus</text:p>
      <text:p text:style-name="P7">2- Homo habilis</text:p>
      <text:p text:style-name="P7">3- Homo erectus</text:p>
      <text:p text:style-name="P7">4- Homo sapiens</text:p>
      <text:p text:style-name="P12"><text:span text:style-name="T1">Evrimciler, insanların sözde ilk maymunsu atalarına "güney maymunu" anlamına gelen </text:span><text:span text:style-name="T4">"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4">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4">"The Place of Australopithecines in Human Evolution: Grounds for Doubt"</text:span><text:span text:style-name="T1">, Nature, c. 258, s. 389)</text:span></text:p>
      <text:p text:style-name="P12"><text:span text:style-name="T1">Evrimciler insan evriminin bir sonraki safhasını da, "homo" yani insan olarak sınıflandırırlar. İddiaya göre homo serisindeki canlılar, </text:span><text:span text:style-name="T4">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4">Homo sapiens</text:span><text:span text:style-name="T1">'e uzanan zincir gerçekte kayıptır" diyerek bunu kabul eder. (J. Rennie, </text:span><text:span text:style-name="T4">"Darwin's Current Bulldog: Ernst Mayr"</text:span><text:span text:style-name="T1">, Scientific American, Aralık 1992)</text:span></text:p>
      <text:p text:style-name="P12"><text:soft-page-break/><text:span text:style-name="T1">Evrimciler "</text:span><text:span text:style-name="T4">Australopithecus </text:span><text:span text:style-name="T1">&gt; </text:span><text:span text:style-name="T4">Homo habilis</text:span><text:span text:style-name="T1"> &gt; </text:span><text:span text:style-name="T4">Homo erectus</text:span><text:span text:style-name="T1"> &gt; </text:span><text:span text:style-name="T4">Homo sapiens</text:span><text:span text:style-name="T1">" sıralamasını yazarken, bu türlerin her birinin, bir sonrakinin atası olduğu izlenimini verirler. Oysa paleoantropologların son bulguları, </text:span><text:span text:style-name="T4">Australopithecus</text:span><text:span text:style-name="T1">,</text:span><text:span text:style-name="T4"> Homo habilis</text:span><text:span text:style-name="T1"> ve </text:span><text:span text:style-name="T4">Homo erectus</text:span><text:span text:style-name="T1">'un dünya'nın farklı bölgelerinde aynı dönemlerde yaşadıklarını göstermektedir. (Alan Walker, </text:span><text:span text:style-name="T4">Science</text:span><text:span text:style-name="T1">, c. 207, 1980, s. 1103; A. J. Kelso, </text:span><text:span text:style-name="T4">Physical Antropology,</text:span><text:span text:style-name="T1"> 1. baskı, New York: J. B. Lipincott Co., 1970, s. 221; M. D. Leakey, Olduvai Gorge, c. 3, Cambridge: Cambridge University Press, 1971, s. 272.)</text:span></text:p>
      <text:p text:style-name="P12"><text:span text:style-name="T1">Dahası </text:span><text:span text:style-name="T4">Homo erectus</text:span><text:span text:style-name="T1"> sınıflamasına ait insanların bir bölümü çok modern zamanlara kadar yaşamışlar, </text:span><text:span text:style-name="T4">Homo sapiens neandertalensis</text:span><text:span text:style-name="T1"> ve </text:span><text:span text:style-name="T4">Homo sapiens sapiens</text:span><text:span text:style-name="T1"> (insan) ile aynı ortamda yan yana bulunmuşlardır. (</text:span><text:span text:style-name="T4">Time</text:span><text:span text:style-name="T1">, Kasım 1996)</text:span></text:p>
      <text:p text:style-name="P1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4">Natural History</text:span><text:span text:style-name="T1">, c. 85, 1976, s. 30.)</text:span></text:p>
      <text:p text:style-name="P12"><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4">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4">Beyond The Ivory Tower</text:span><text:span text:style-name="T1">, New York: Toplinger Publications, 1970, s. 19.)</text:span></text:p>
      <text:p text:style-name="P15">İşte insanın evrimi masalı da, teorilerine körü körüne inanan birtakım insanların buldukları bazı fosilleri ön yargılı bir biçimde yorumlamalarından ibarettir.</text:p>
      <text:p text:style-name="P15"/>
      <text:h text:style-name="P41" text:outline-level="2">Darwin Formülü!</text:h>
      <text:p text:style-name="P15">Şimdiye kadar ele aldığımız tüm teknik delillerin yanında, isterseniz evrimcilerin nasıl saçma bir inanışa sahip olduklarını bir de çocukların bile anlayabileceği kadar açık bir örnekle özetleyelim. </text:p>
      <text:p text:style-name="P15"><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5">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1">Kısacası, bilinçsiz </text:span><text:span text:style-name="T2">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2">Madde, ancak Yüce Allah'ın üstün yaratmasıyla hayat bulur.</text:span></text:p>
      <text:p text:style-name="P15">Bunun aksini iddia eden evrim teorisi ise, akla tamamen aykırı bir safsatadır. Evrimcilerin ortaya attığı iddialar üzerinde biraz bile düşünmek, üstteki örnekte olduğu gibi, bu gerçeği açıkça gösterir.</text:p>
      <text:p text:style-name="P15"/>
      <text:h text:style-name="P41" text:outline-level="2">Göz ve Kulaktaki Teknoloji</text:h>
      <text:p text:style-name="P15">Evrim teorisinin kesinlikle açıklama getiremeyeceği bir diğer konu ise göz ve kulaktaki üstün algılama kalitesidir.</text:p>
      <text:p text:style-name="P1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text:soft-page-break/>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5">Şimdiye kadar insanoğlunun yaptığı hiçbir görüntü ve ses cihazı, göz ve kulak kadar hassas ve başarılı birer algılayıcı olamamıştır. Ancak görme ve işitme olayında, tüm bunların ötesinde, çok büyük bir gerçek daha vardır.</text:p>
      <text:p text:style-name="P15"/>
      <text:h text:style-name="P41" text:outline-level="2">Beynin İçinde Gören ve Duyan Şuur Kime Aittir?</text:h>
      <text:p text:style-name="P15">Beynin içinde, ışıl ışıl renkli bir dünyayı seyreden, senfonileri, kuşların cıvıltılarını dinleyen, gülü koklayan kimdir?</text:p>
      <text:p text:style-name="P15"><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5">Beynin içinde göze, kulağa, burna ihtiyaç duymadan tüm bunları algılayan bir şuur bulunmaktadır. Bu şuur kime aittir?</text:p>
      <text:p text:style-name="P1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5"/>
      <text:h text:style-name="P41" text:outline-level="2">Materyalist Bir İnanç</text:h>
      <text:p text:style-name="P1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5">Bazen bunu açıkça itiraf da ederler. Harvard Üniversitesi'nden ünlü bir genetikçi ve aynı zamanda önde gelen bir evrimci olan Richard Lewontin, "önce materyalist, sonra bilim adamı" olduğunu şöyle itiraf etmektedir:</text:p>
      <text:p text:style-name="P10"><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4">"The Demon-Haunted World"</text:span><text:span text:style-name="T1">, The New York Review of Books, 9 Ocak, 1997, s. 28.)</text:span></text:p>
      <text:p text:style-name="P1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text:soft-page-break/>aykırı bir kabuldür. Ama Darwinistler kendilerince Allah'ın apaçık olan varlığını kabul etmemek için, bu akıl ve bilim dışı kabulü cehaletle savunmaya devam etmektedirler. </text:p>
      <text:p text:style-name="P1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5"/>
      <text:h text:style-name="P41" text:outline-level="2">Evrim Teorisi Dünya Tarihinin En Etkili Büyüsüdür</text:h>
      <text:p text:style-name="P1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6">Şüphesiz, inkar edenleri uyarsan da, uyarmasan da, onlar için fark etmez; inanmazlar. Allah, onların kalplerini ve kulaklarını mühürlemiştir; gözlerinin üzerinde perdeler vardır. Ve büyük azap onlaradır. (Bakara Suresi, 6-7)</text:p>
      <text:p text:style-name="P6">…<text:span text:style-name="T15"> </text:span>Kalpleri vardır bununla kavrayıp-anlamazlar, gözleri vardır bununla görmezler, kulakları vardır bununla işitmezler. Bunlar hayvanlar gibidir, hatta daha aşağılıktırlar. İşte bunlar gafil olanlardır. (Araf Suresi, 179)</text:p>
      <text:p text:style-name="P15">Allah, Hicr Suresi'nde ise, bu insanların mucizeler görseler bile inanmayacak kadar büyülendiklerini şöyle bildirmektedir:</text:p>
      <text:p text:style-name="P6">Onların üzerlerine gökyüzünden bir kapı açsak, ordan yukarı yükselseler de, mutlaka: "Gözlerimiz döndürüldü, belki biz büyülenmiş bir topluluğuz" diyeceklerdir. (Hicr Suresi, 14-15)</text:p>
      <text:p text:style-name="P1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text:soft-page-break/>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5">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6">(Musa:) "Siz atın" dedi. (Asalarını) atıverince, insanların gözlerini büyüleyiverdiler, onları dehşete düşürdüler ve (ortaya) büyük bir sihir getirmiş oldular. (Araf Suresi, 116)</text:p>
      <text:p text:style-name="P1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text:span text:style-name="T2">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5"/>
      <text:p text:style-name="P15"/>
      <text:h text:style-name="P36" text:outline-level="1">Notlar</text:h>
      <text:p text:style-name="P15"/>
      <text:p text:style-name="P15"/>
      <text:p text:style-name="P12">1 <text:tab/>Heeren, F. 1995. Show Me God. Wheeling, IL, Searchlight Publications, s. 200.</text:p>
      <text:p text:style-name="P12">2 <text:tab/>The Anthropic Principle: Laws and Envirnoments. The Anthropic Principle, F. Bertola and U.Curi, ed. New York, Cambridge University Press, 1993, s. 30. </text:p>
      <text:p text:style-name="P12">3 <text:tab/>Davies, P. 1984. Superforce:The Search for a Grand Unified Theory of Nature. (New York: Simon &amp; Schuster, 1984), s. 243.</text:p>
      <text:p text:style-name="P12">4 <text:tab/>Heeren, F. 1995. Show Me God. Wheeling, IL, Searchlight Publications, s. 233.</text:p>
      <text:p text:style-name="P12">5 <text:tab/>Fred Hoyle, The Intelligent Universe, London, 1984, s. 184-185.</text:p>
      <text:p text:style-name="P12">6<text:tab/>Willford, J.N. March 12, 1991. Sizing up the Cosmos: An Atronomers Quest. New York Times, s. B9.</text:p>
      <text:p text:style-name="P12">7<text:tab/>Paul Davies, Superforce: The Search for a Grand Unified Theory of Nature, 1984, s. 184.</text:p>
      <text:p text:style-name="P12">8<text:tab/>Bilim ve Teknik, say. 201, s. 16 (Science dergisinden tercüme).</text:p>
      <text:p text:style-name="P12">9<text:tab/>Stephen Hawking, A Brief History Of Time, Bantam Press, London: 1988, s. 121-125.</text:p>
      <text:p text:style-name="P12">10<text:tab/>Guth A. H. "Inflationary Universe: a possible solution to the horizon and flatness problems", in Physical Review D, 23. (1981), s. 348.</text:p>
      <text:p text:style-name="P12">11 <text:tab/>Paul Davies. God and the New Physics. New York: Simon &amp; Schuster, 1983, s. 189.</text:p>
      <text:p text:style-name="P12">12 <text:tab/>Michael Denton, Nature's Destiny, s. 11.</text:p>
      <text:p text:style-name="P12">13 <text:tab/>George Greenstein, The Symbiotic Universe. New York: William Morrow, 1988, s. 21</text:p>
      <text:p text:style-name="P12">14 <text:tab/>Paul Davies, "The Unreasonable Effectiveness of Science", Evidence of Purpose, edited by John Marks Templeton, 1994, The Cotinuum Publishing Company, New York, s.49.</text:p>
      <text:p text:style-name="P12">15 <text:tab/>George Greenstein, The Symbiotic Universe, s. 43-44.</text:p>
      <text:p text:style-name="P12">16 <text:tab/>Paul Davies. The Final Three Minutes, New York: BasicBooks, 1994, s. 49-50 (Hoyle'dan alıntı).</text:p>
      <text:p text:style-name="P12">17 <text:tab/>Paul Davies. The Accidental Universe, Cambridge: Cambirdge University Press, 1982, s. 118 (Hoyle'dan alıntı).</text:p>
      <text:p text:style-name="P12">18 <text:tab/>Fred Hoyle, Religion and the Scientists, London: SCM, 1959; M. A. Corey, The Natural History of Creation, Maryland: University Press of America, 1995, s. 341.</text:p>
      <text:p text:style-name="P12">19 <text:tab/>Michael Denton, Nature's Destiny: How the Laws of Biology Reveal Purpose in the Universe, The New York: The Free Press, 1998, s. 12-13.</text:p>
      <text:p text:style-name="P12">20 <text:tab/>Paul Davies. The Accidental Universe, Cambridge: Cambirdge University Press, 1982, Önsöz.</text:p>
      <text:p text:style-name="P12">21 <text:tab/>Hugh Ross, The Creator and the Cosmos: How Greatest Scientific Discoveries of The Century RevealGod, Colorado: NavPress, revised edition, 1995, s. 122-123.</text:p>
      <text:p text:style-name="P12">22<text:tab/>Jastrow, R. 1978. God and the Astronomers. NewYork, W.W. Norton, s. 116.</text:p>
      <text:p text:style-name="P12"><text:soft-page-break/>23 <text:tab/>George Greenstein, The Symbiotic Universe, s. 64-65.</text:p>
      <text:p text:style-name="P12">24 <text:tab/>Roger Penrose, The Emperor's New Mind, 1989; Michael Denton, Nature's Destiny, The New York: The Free Press, 1998, s. 9.</text:p>
      <text:p text:style-name="P12">25 <text:tab/>Michael Denton, Nature's Destiny, s. 262.</text:p>
      <text:p text:style-name="P12">26 <text:tab/>Mishurov, Y.N. and L.A. Zenina. 1999. Yes, The Sun is Located Near the Corotation Circle. Astronomy &amp; Astrophsica 341: s. 81-85.</text:p>
      <text:p text:style-name="P12">27 <text:tab/>Peter D. Ward and Donald Brownlee, "Rare Earth: Why Complex Life is Uncommon in the Universe".</text:p>
      <text:p text:style-name="P15">28 <text:tab/>G.W. Wetherill, "How Special is Jupiter?", Nature, vol. 373, 1995, s. 470.</text:p>
      <text:p text:style-name="P12">29 <text:tab/>Innanen, Kimmo, S. Mikkola, and P.Wiegert. 1998. The Earth-Moon System and the Dynamical Stability of the Inner Solar System. The Astronomical Journal 116: s. 2055-2057.</text:p>
      <text:p text:style-name="P12">30 <text:tab/>Hugh Ross, The Fingerprint of God: Recent Scientific Discoveries Reval the Unmistakable Identity of the Creator, Oranga, California, Promise Publishing, 1991, s. 129-132.</text:p>
      <text:p text:style-name="P12">31 <text:tab/>F. Press, R. Siever, Earth, New York: W. H. Freeman, 1986, s. 4.</text:p>
      <text:p text:style-name="P12">32 <text:tab/>F. Press, R. Siever, Earth, New York: W. H. Freeman, 1986, s. 4.</text:p>
      <text:p text:style-name="P12">33 <text:tab/>F. Press, R. Siever, Earth, New York: W. H. Freeman, 1986, s. 4.</text:p>
      <text:p text:style-name="P12">34 <text:tab/>Michael Denton, Nature's Destiny, s. 121.</text:p>
      <text:p text:style-name="P12">35 <text:tab/>James J. Lovelock, Gaia, Oxford: Oxford University Press, 1987, s. 71.</text:p>
      <text:p text:style-name="P12">36 <text:tab/>Michael Denton, Nature's Destiny, s. 127.</text:p>
      <text:p text:style-name="P12">37 <text:tab/>Michael Denton, Nature's Destiny, s. 128.</text:p>
      <text:p text:style-name="P12">38-<text:tab/>Michael Denton, Nature's Destiny, s. 51.</text:p>
      <text:p text:style-name="P12">39 <text:tab/>Ian M. Campbell, Energy and the Atmosphere, London: Wiley, 1977, s. 1-2.</text:p>
      <text:p text:style-name="P12">40 <text:tab/>George Greenstein, The Symbiotic Universe, s. 96.</text:p>
      <text:p text:style-name="P12">41 <text:tab/>George Greenstein, The Symbiotic Universe, s. 96-97.</text:p>
      <text:p text:style-name="P12">42 <text:tab/>Michael Denton, Nature's Destiny, s. 62, 69.</text:p>
      <text:p text:style-name="P12">43 <text:tab/>Michael Denton, Nature's Destiny, s. 55.</text:p>
      <text:p text:style-name="P12">44 <text:tab/>Encyclopaedia Britannica, 1994, 15th ed., cilt 18, s. 203.</text:p>
      <text:p text:style-name="P12">45 <text:tab/>Lawrence Henderson, The Fitness of the Environment, Boston: Beacon Press, 1958, s. 105.</text:p>
      <text:p text:style-name="P12">46 <text:tab/>Michael Denton, Nature's Destiny, s. 32.</text:p>
      <text:p text:style-name="P12">47 <text:tab/>Harold J. Morowitz, Cosmic Joy and Local Pain, New York: Scribner, 1987, s. 152-153.</text:p>
      <text:p text:style-name="P12">48 <text:tab/>Michael Denton, Nature's Destiny, s. 33.</text:p>
      <text:p text:style-name="P12">49 <text:tab/>Michael Denton, Nature's Destiny, s. 35.</text:p>
      <text:p text:style-name="P12">50<text:tab/>Michael Denton, Nature's Destiny, s. 35-36.</text:p>
      <text:p text:style-name="P12">51<text:tab/>Michael Denton, Nature's Destiny, s. 115-116.</text:p>
      <text:p text:style-name="P12"><text:soft-page-break/>52<text:tab/>Irwin Fridovich, "Oxygen Radicals, Hydrogen Peroxide, and Oxygen Toxicity", Free Radicals in Biology, (ed. W. A. Pryor), New York: Academic Press, 1976, s. 239-240.</text:p>
      <text:p text:style-name="P12">53<text:tab/>Fred Hoyle, Chandra Wickramasinghe, Evolution from Space, New York, Simon &amp; Schuster, 1984, s. 148.</text:p>
      <text:p text:style-name="P12">54<text:tab/>W. R. Bird, The Origin of Species Revisited, Nashville: Thomas Nelson Co., 1991, s. 305.</text:p>
      <text:p text:style-name="P12">55 <text:tab/>Ali Demirsoy, Kalıtım ve Evrim, Ankara: Meteksan Yayınları, 1984, s. 61. </text:p>
      <text:p text:style-name="P12">56 <text:tab/>Fabbri Britannica Bilim Ansiklopedisi, c. 2, say. 22, s. 519</text:p>
      <text:p text:style-name="P12">57 <text:tab/>David Raup, "Conflicts Between Darwin and Paleontology", Bulletin, Field Museum of Natural History, Cilt 50, Ocak 1979, s. 24. </text:p>
      <text:p text:style-name="P12">58 <text:tab/>Richard Monestarsky, "Mysteries of the Orient", Discover, Nisan 1993, s. 40. </text:p>
      <text:p text:style-name="P12">59 <text:tab/>Richard Dawkins, The Blind Watchmaker, London: W. W. Norton 1986, s. 229.</text:p>
      <text:p text:style-name="P12">60 <text:tab/>Douglas J. Futuyma, Science on Trial, New York: Pantheon Books, 1983. s. 197.</text:p>
      <text:p text:style-name="P12">61 <text:tab/>Frank B. Salisbury, "Doubts about the Modern Synthetic Theory of Evolution", American Biology Teacher, Eyl.l 1971, s. 336.</text:p>
      <text:p text:style-name="P12">62 <text:tab/>Paul Auger, De La Physique Theorique a la Biologie, 1970, s. 118.</text:p>
      <text:p text:style-name="P12">63 <text:tab/>Leslie E. Orgel, "The Origin of Life on Earth", Scientific American, c. 271, Ekim 1994, s. 78.</text:p>
      <text:p text:style-name="P12">64 <text:tab/>John Horgan, "In the Beginning", Scientific American, c. 264, Şubat 1991, s. 119.</text:p>
      <text:p text:style-name="P12">65<text:tab/>Douglas R. Hofstadter, Gıdel, Escher, Bach: An Eternal Golden Braid, New York: Vintage Books, 1980, s. 548. </text:p>
      <text:p text:style-name="P12">66<text:tab/>Hoimar Von Dithfurth, "Dinozorların Sessiz Gecesi", Alan Yayıncılık, c. 2, s.126.</text:p>
      <text:p text:style-name="P12">67<text:tab/>Michael Denton, Nature's Destiny, s. 228.</text:p>
      <text:p text:style-name="P12"/>
      <text:p text:style-name="P12"/>
      <text:p text:style-name="P12"/>
      <text:p text:style-name="P3">... Sen Yücesin, bize öğrettiğinden başka bizim hiçbir bilgimiz yok. Gerçekten Sen, herşeyi bilen, hüküm ve hikmet sahibi olansın. (Bakara Suresi, 32)</text:p>
      <text:p text:style-name="P15"/>
      <text:p text:style-name="P15"/>
      <text:h text:style-name="P35" text:outline-level="1">RESİM ALTI YAZILARI</text:h>
      <text:p text:style-name="P15"/>
      <text:p text:style-name="P15"/>
      <text:p text:style-name="P12">s.15</text:p>
      <text:p text:style-name="P12"><text:span text:style-name="T1">Patlamalar her zaman maddeyi da</text:span>ğ<text:span text:style-name="T1">ıtır ve düzensizle</text:span>ş<text:span text:style-name="T1">tirir.</text:span></text:p>
      <text:p text:style-name="P15"/>
      <text:p text:style-name="P15">s.16</text:p>
      <text:p text:style-name="P12">İ<text:span text:style-name="T1">çinde ya</text:span>ş<text:span text:style-name="T1">adı</text:span>ğ<text:span text:style-name="T1">ımız evren yakla</text:span>ş<text:span text:style-name="T1">ık 15 milyar yıl önce tek bir noktada meydana gelen büyük bir patlama sonucunda ortaya çıktı ve geni</text:span>ş<text:span text:style-name="T1">leyerek </text:span>ş<text:span text:style-name="T1">imdiki </text:span>ş<text:span text:style-name="T1">eklini aldı. Fakat, bütün evrenin maddesini içeren bu muhte</text:span>ş<text:span text:style-name="T1">em patlama sonucunda ola</text:span>ğ<text:span text:style-name="T1">anüstü bir biçimde </text:span>ş<text:span text:style-name="T1">imdiki düzenli evren meydana geldi.</text:span></text:p>
      <text:p text:style-name="P15"/>
      <text:p text:style-name="P15">s.18</text:p>
      <text:p text:style-name="P12"><text:span text:style-name="T1">Evrenin geni</text:span>ş<text:span text:style-name="T1">leme hızı son derece hassas bir de</text:span>ğ<text:span text:style-name="T1">ere sahiptir. Bu denge milyar kere milyarda bir oranda farklı olsa </text:span>ş<text:span text:style-name="T1">u an içinde ya</text:span>ş<text:span text:style-name="T1">adı</text:span>ğ<text:span text:style-name="T1">ımız evren olu</text:span>ş<text:span text:style-name="T1">amazdı. Bu, bir kalemi sivri ucu üzerinde bir milyar yıl sonra da durabilecek biçimde yerle</text:span>ş<text:span text:style-name="T1">tirmeye benzer... Üstelik evren geni</text:span>ş<text:span text:style-name="T1">ledikçe, bu denge daha da hassasla</text:span>ş<text:span text:style-name="T1">maktadır.</text:span></text:p>
      <text:p text:style-name="P15"/>
      <text:p text:style-name="P15">s.19</text:p>
      <text:p text:style-name="P12"><text:span text:style-name="T1">Evrenin yo</text:span>ğ<text:span text:style-name="T1">unlu</text:span>ğ<text:span text:style-name="T1">u ve geni</text:span>ş<text:span text:style-name="T1">leme hızı arasında son derece kritik bir denge vardır.</text:span></text:p>
      <text:p text:style-name="P15"/>
      <text:p text:style-name="P15">s.21</text:p>
      <text:p text:style-name="P12">Dünya</text:p>
      <text:p text:style-name="P12"/>
      <text:p text:style-name="P12">280 metre</text:p>
      <text:p text:style-name="P12"/>
      <text:p text:style-name="P12">Güneş</text:p>
      <text:p text:style-name="P12"/>
      <text:p text:style-name="P12">78.000 km</text:p>
      <text:p text:style-name="P12"/>
      <text:p text:style-name="P12">Alpha Centauri</text:p>
      <text:p text:style-name="P12"/>
      <text:p text:style-name="P12"><text:span text:style-name="T1">Dünya'nın misket büyüklü</text:span>ğ<text:span text:style-name="T1">ünde oldu</text:span>ğ<text:span text:style-name="T1">unu ve Güne</text:span>ş<text:span text:style-name="T1"> ile Dünya arasının 280 metre oldu</text:span>ğ<text:span text:style-name="T1">unu farz edersek, Alpha Centauri yıldızını Güne</text:span>ş<text:span text:style-name="T1">'in 78 bin kilometre uza</text:span>ğ<text:span text:style-name="T1">ına koymamız gerekir!</text:span></text:p>
      <text:p text:style-name="P15"><text:soft-page-break/></text:p>
      <text:p text:style-name="P15">s.22</text:p>
      <text:p text:style-name="P12">SAMANYOLU GALAKSİSİ</text:p>
      <text:p text:style-name="P27"/>
      <text:p text:style-name="P12"><text:span text:style-name="T1">Samanyolu Galaksisi içinde, aralarında ola</text:span>ğ<text:span text:style-name="T1">anüstü mesafeler bulunan, 250 milyar yıldız vardır. </text:span></text:p>
      <text:p text:style-name="P12"><text:span text:style-name="T1">Spiral </text:span>ş<text:span text:style-name="T1">eklindeki bu galaksinin kollarının birinde ise bizim Güne</text:span>ş<text:span text:style-name="T1">imiz yer almaktadır.</text:span></text:p>
      <text:p text:style-name="P15"/>
      <text:p text:style-name="P15">s.23</text:p>
      <text:p text:style-name="P15">SAMANYOLU GALAKSİSİ</text:p>
      <text:p text:style-name="P15"/>
      <text:p text:style-name="P15">GÜNEŞ SİSTEMİ</text:p>
      <text:p text:style-name="P15"/>
      <text:p text:style-name="P12"><text:span text:style-name="T1">Uzay bo</text:span>ş<text:span text:style-name="T1">lu</text:span>ğ<text:span text:style-name="T1">unda yakla</text:span>ş<text:span text:style-name="T1">ık 300 M</text:span>İ<text:span text:style-name="T1">LYAR GALAKS</text:span>İ<text:span text:style-name="T1"> vardır.</text:span></text:p>
      <text:p text:style-name="P12"><text:span text:style-name="T1">Bu galaksiler arasındaki mesafeler ise, Güne</text:span>ş<text:span text:style-name="T1"> ile Alpha Century arasında bo</text:span>ş<text:span text:style-name="T1">lu</text:span>ğ<text:span text:style-name="T1">un milyonlarca katı kadardır. </text:span></text:p>
      <text:p text:style-name="P15"/>
      <text:p text:style-name="P15">Prof. Michael Denton</text:p>
      <text:p text:style-name="P15"/>
      <text:p text:style-name="P15">s.27</text:p>
      <text:p text:style-name="P12"><text:span text:style-name="T1">Karbon atomunu olu</text:span>ş<text:span text:style-name="T1">turan nükleer reaksiyonlar dev yıldızların çekirdeklerinde meydana gelir.</text:span></text:p>
      <text:p text:style-name="P15"/>
      <text:p text:style-name="P27">1</text:p>
      <text:p text:style-name="P12"><text:span text:style-name="T1">Karbon atomunun olu</text:span>ş<text:span text:style-name="T1">ması için önce iki protonlu iki helyum atomu birle</text:span>ş<text:span text:style-name="T1">erek dört protonlu bir berilyum atomunu meydana getirir. (1) Ardından bu </text:span>ş<text:span text:style-name="T1">ekilde olu</text:span>ş<text:span text:style-name="T1">mu</text:span>ş<text:span text:style-name="T1"> bir berilyum atomu bir ba</text:span>ş<text:span text:style-name="T1">ka helyum atomu ile birle</text:span>ş<text:span text:style-name="T1">erek altı protonlu karbon atomunu olu</text:span>ş<text:span text:style-name="T1">tururlar. (2)</text:span></text:p>
      <text:p text:style-name="P15"/>
      <text:p text:style-name="P12">2</text:p>
      <text:p text:style-name="P12"><text:span text:style-name="T1">Berilyum atomu olu</text:span>ş<text:span text:style-name="T1">tuktan 0,000000000000001 saniye sonra parçalanır.</text:span></text:p>
      <text:p text:style-name="P15"/>
      <text:p text:style-name="P12"><text:span text:style-name="T1">Ancak mucize olan, normalde olu</text:span>ş<text:span text:style-name="T1">tuktan 0,000000000000001 saniye gibi ola</text:span>ğ<text:span text:style-name="T1">anüstü kısa bir sürede ayrı</text:span>ş<text:span text:style-name="T1">an berilyum atomlarının nasıl bundan daha kısa bir sürede, parçalanmadan ba</text:span>ş<text:span text:style-name="T1">ka bir helyumla birle</text:span>ş<text:span text:style-name="T1">ip karbon atomunu olu</text:span>ş<text:span text:style-name="T1">turdu</text:span>ğ<text:span text:style-name="T1">udur. (3) Bilim adamları bu olayın ola</text:span>ğ<text:span text:style-name="T1">anüstü oldu</text:span>ğ<text:span text:style-name="T1">u konusunda birle</text:span>ş<text:span text:style-name="T1">mektedir.</text:span></text:p>
      <text:p text:style-name="P15"/>
      <text:p text:style-name="P12"><text:soft-page-break/><text:span text:style-name="T1">Dünyamızda saf olarak kömür ya da elmas halinde bulunan karbon elementi aslında dev yıldızların çekirdeklerinde olu</text:span>ş<text:span text:style-name="T1">mu</text:span>ş<text:span text:style-name="T1">tur. Daha sonra bu yıldızların patlaması sonucunda uzaya da</text:span>ğ<text:span text:style-name="T1">ılan karbon kütleleri di</text:span>ğ<text:span text:style-name="T1">er yıldız ve gezegenlere da</text:span>ğ<text:span text:style-name="T1">ılmı</text:span>ş<text:span text:style-name="T1">tır. Dünyamız da bu gezegenlerden biridir. </text:span></text:p>
      <text:p text:style-name="P15"/>
      <text:p text:style-name="P15">s.28</text:p>
      <text:p text:style-name="P12"><text:span text:style-name="T1">Yeryüzündeki tüm canlı varlıkların temel yapı ta</text:span>ş<text:span text:style-name="T1">ı karbon elementidir. Canlıların bedenlerini olu</text:span>ş<text:span text:style-name="T1">turan organik moleküller, yani proteinler, ya</text:span>ğ<text:span text:style-name="T1">lar, karbonhidratlar hep karbon atomlarının farklı bile</text:span>ş<text:span text:style-name="T1">iklerinden meydana gelmi</text:span>ş<text:span text:style-name="T1">tir. </text:span>İş<text:span text:style-name="T1">in ilginç yanı, </text:span>ş<text:span text:style-name="T1">u an bu kitabı okurken vücudunuzda bulunan karbon atomları gerçekte milyarlarca yıl önce uzayın derinliklerindeki bir süpernova patlamasından arta kalan ve sonra Dünyamıza ula</text:span>ş<text:span text:style-name="T1">mı</text:span>ş<text:span text:style-name="T1"> karbon atomlarıdır.</text:span></text:p>
      <text:p text:style-name="P15"/>
      <text:p text:style-name="P15">s.31</text:p>
      <text:p text:style-name="P12"><text:span text:style-name="T1">Evrendeki düzene etki eden kuvvetlerin en önemlilerinden biri "yerçekimi" kuvvetidir. Newton, bu gücün yalnızca elmaları a</text:span>ğ<text:span text:style-name="T1">açtan dü</text:span>ş<text:span text:style-name="T1">ürmeye de</text:span>ğ<text:span text:style-name="T1">il, aynı zamanda gezegenleri de yörüngelerinde tutmaya yarayan esrarlı bir güç oldu</text:span>ğ<text:span text:style-name="T1">unu söylemi</text:span>ş<text:span text:style-name="T1">ti. </text:span></text:p>
      <text:p text:style-name="P15"/>
      <text:p text:style-name="P15">s.32</text:p>
      <text:p text:style-name="P12"><text:span text:style-name="T1">Yerçekimi kuvveti biraz daha az olsa Dünyamız Güne</text:span>ş<text:span text:style-name="T1">'in çekim alanından çıkarak uzaya fırlardı. Biraz daha fazla olsa bu sefer de Güne</text:span>ş<text:span text:style-name="T1">'e çarpıp yok olurdu.</text:span></text:p>
      <text:p text:style-name="P15"/>
      <text:p text:style-name="P12">s.34</text:p>
      <text:p text:style-name="P12"><text:span text:style-name="T1">Atomun içinde protonları ve elektronları birbirine ba</text:span>ğ<text:span text:style-name="T1">layan kuvvet, elektromanyetik kuvvettir. </text:span></text:p>
      <text:p text:style-name="P15"/>
      <text:p text:style-name="P15">s.35</text:p>
      <text:p text:style-name="P12"><text:span text:style-name="T1">Elektromanyetik kuvvetin biraz daha güçlü ya da zayıf olması halinde, atomlar birbirleriyle birle</text:span>ş<text:span text:style-name="T1">emezlerdi. Sonuçta ise canlılık için gereken moleküller meydana gelemezdi.</text:span></text:p>
      <text:p text:style-name="P15"/>
      <text:p text:style-name="P15">s.36</text:p>
      <text:p text:style-name="P15">Güçlü nükleer kuvvetin muazzam etkisine somut bir örnek atom bombası ya da hidrojen bombası patlamalarıdır.</text:p>
      <text:p text:style-name="P15"/>
      <text:p text:style-name="P15">s.37</text:p>
      <text:p text:style-name="P12"><text:span text:style-name="T1">Güçlü nükleer kuvvet atom çekirde</text:span>ğ<text:span text:style-name="T1">indeki proton ve nötronları birarada tutan en büyük evrensel kuvvettir.</text:span></text:p>
      <text:p text:style-name="P15"/>
      <text:p text:style-name="P15">s.38</text:p>
      <text:p text:style-name="P12"><text:soft-page-break/><text:span text:style-name="T1">Atom altı parçacıklar tarafından ta</text:span>ş<text:span text:style-name="T1">ınan zayıf nükleer kuvvet, bugün içinde ya</text:span>ş<text:span text:style-name="T1">adı</text:span>ğ<text:span text:style-name="T1">ımız evrenin ortaya çıkması için son derece hassas bir de</text:span>ğ<text:span text:style-name="T1">erde yaratılmı</text:span>ş<text:span text:style-name="T1">tır.</text:span></text:p>
      <text:p text:style-name="P15"/>
      <text:p text:style-name="P15">s.40</text:p>
      <text:p text:style-name="P15">Dünya</text:p>
      <text:p text:style-name="P15"/>
      <text:p text:style-name="P12">s.41</text:p>
      <text:p text:style-name="P12"><text:span text:style-name="T1">Atomu olu</text:span>ş<text:span text:style-name="T1">turan temel parçacıklardan protonların ve elektronların kütleleri çok farklı olmasına ra</text:span>ğ<text:span text:style-name="T1">men elektrik yükleri birbiriyle mucizevi bir biçimde aynı yaratılmı</text:span>ş<text:span text:style-name="T1">tır. </text:span></text:p>
      <text:p text:style-name="P12"><text:span text:style-name="T1">Bu ola</text:span>ğ<text:span text:style-name="T1">anüstü uyum </text:span>ş<text:span text:style-name="T1">u an içinde ya</text:span>ş<text:span text:style-name="T1">adı</text:span>ğ<text:span text:style-name="T1">ımız evrenin dengesini olu</text:span>ş<text:span text:style-name="T1">turması bakımından çok önemlidir.</text:span></text:p>
      <text:p text:style-name="P15"/>
      <text:p text:style-name="P15">s.43</text:p>
      <text:p text:style-name="P12"><text:span text:style-name="T1">Evrendeki protonların ve elektronların sayısı da çok ince bir ölçüyle hesaplanmı</text:span>ş<text:span text:style-name="T1">tır. Her iki parçacık da gözardı edilebilecek bir farkla e</text:span>ş<text:span text:style-name="T1">it sayıdadır.</text:span></text:p>
      <text:p text:style-name="P12"><text:span text:style-name="T1">Bu e</text:span>ş<text:span text:style-name="T1">itlik evrendeki elektromanyetik dengenin sa</text:span>ğ<text:span text:style-name="T1">lanması açısından çok kritik bir öneme sahiptir. </text:span></text:p>
      <text:p text:style-name="P15"/>
      <text:p text:style-name="P15">s.45</text:p>
      <text:p text:style-name="P12"><text:span text:style-name="T1">10</text:span><text:span text:style-name="T17">3</text:span><text:span text:style-name="T1">, 1000 sayısını ifade eder. 10 üzeri 10</text:span><text:span text:style-name="T17">3</text:span><text:span text:style-name="T1"> ise, 1 rakamının yanına 1000 tane sıfır gelmesiyle olu</text:span>ş<text:span text:style-name="T1">an sayı demektir.</text:span></text:p>
      <text:p text:style-name="P15"/>
      <text:p text:style-name="P15">s.47</text:p>
      <text:p text:style-name="P12"><text:span text:style-name="T1">Ünlü </text:span>İ<text:span text:style-name="T1">ngiliz matematikçi Prof. Roger Penrose bize hayat imkanı veren böyle bir evrenin tesadüfen olu</text:span>ş<text:span text:style-name="T1">abilme ihtimalini hesaplamı</text:span>ş<text:span text:style-name="T1">tır. Penrose, tüm fiziksel de</text:span>ğ<text:span text:style-name="T1">i</text:span>ş<text:span text:style-name="T1">kenleri hesaba katmı</text:span>ş<text:span text:style-name="T1">, bunların kaç farklı biçimde dizilebilece</text:span>ğ<text:span text:style-name="T1">ini dikkate almı</text:span>ş<text:span text:style-name="T1"> ve içinde canlıların ya</text:span>ş<text:span text:style-name="T1">ayabilece</text:span>ğ<text:span text:style-name="T1">i bir ortamın olu</text:span>ş<text:span text:style-name="T1">masının, Big Bang'in di</text:span>ğ<text:span text:style-name="T1">er muhtemel sonuçları içinde kaçta kaç ihtimale sahip oldu</text:span>ğ<text:span text:style-name="T1">unu tespit etmi</text:span>ş<text:span text:style-name="T1">tir.</text:span></text:p>
      <text:p text:style-name="P12"><text:span text:style-name="T1">Penrose'un buldu</text:span>ğ<text:span text:style-name="T1">u </text:span></text:p>
      <text:p text:style-name="P12"><text:span text:style-name="T1">ihtimal </text:span>ş<text:span text:style-name="T1">udur:</text:span></text:p>
      <text:p text:style-name="P12"><text:span text:style-name="T1">"10 üzeri 10</text:span><text:span text:style-name="T17">123</text:span><text:span text:style-name="T1">"te "1" ihtimal! </text:span></text:p>
      <text:p text:style-name="P12"><text:span text:style-name="T1">Bu sayının ne anlama geldi</text:span>ğ<text:span text:style-name="T1">ini dü</text:span>ş<text:span text:style-name="T1">ünmek bile zordur. Matematikte 10</text:span><text:span text:style-name="T17">123</text:span><text:span text:style-name="T1"> </text:span>ş<text:span text:style-name="T1">eklinde yazılan bir rakam, 1 sayısının yanına 123 tane sıfır gelmesiyle olu</text:span>ş<text:span text:style-name="T1">ur (sol üstte.) </text:span></text:p>
      <text:p text:style-name="P12"><text:span text:style-name="T1">Bu sayı, evrendeki tüm atomların sayısının toplamından, yani 10</text:span><text:span text:style-name="T17">78</text:span><text:span text:style-name="T1">'den bile büyük, astronomik bir sayıdır. Ama Penrose'un buldu</text:span>ğ<text:span text:style-name="T1">u sayı, bunun çok daha üstündedir. Çünkü Penrose'un buldu</text:span>ğ<text:span text:style-name="T1">u sayı, 10</text:span><text:span text:style-name="T17">123</text:span><text:span text:style-name="T1"> tane sıfırın 1 rakamının yanına gelmesiyle olu</text:span>ş<text:span text:style-name="T1">maktadır. </text:span></text:p>
      <text:p text:style-name="P12"><text:span text:style-name="T1">Penrose, "e</text:span>ğ<text:span text:style-name="T1">er evrendeki tüm protonların ve tüm nötronların üzerine birer tane sıfır yazsa bile, yine de bu sayıyı yazmaktan çok çok geride kalacaktır" demektedir.</text:span></text:p>
      <text:p text:style-name="P15"><text:soft-page-break/></text:p>
      <text:p text:style-name="P15">s.51</text:p>
      <text:p text:style-name="P12"><text:span text:style-name="T1">Güne</text:span>ş<text:span text:style-name="T1"> Sistemi'nin Samanyolu Galaksisi’ndeki yeri de kusursuz bir yapının ürünüdür. Galaksi içindeki farklı bir konum Dünya'da ya</text:span>ş<text:span text:style-name="T1">amın var olmaması anlamına gelecekti.</text:span></text:p>
      <text:p text:style-name="P15"/>
      <text:p text:style-name="P15">GÜNEŞ SİSTEMİ</text:p>
      <text:p text:style-name="P15"/>
      <text:p text:style-name="P12">s.54</text:p>
      <text:p text:style-name="P12"><text:span text:style-name="T1">Yeryüzünde ya</text:span>ş<text:span text:style-name="T1">amın var olması için Jüpiter gezegeni adeta koruyucu bir kalkan olarak yaratılmı</text:span>ş<text:span text:style-name="T1">tır. Jüpiter gerek dev kütlesi gerekse güçlü manyetik alanıyla Dünya üzerinde önemli bir koruma görevi üstlenmi</text:span>ş<text:span text:style-name="T1">tir. Jüpiter sayesinde binlerce gökta</text:span>ş<text:span text:style-name="T1">ının yeryüzüne dü</text:span>ş<text:span text:style-name="T1">mesi ve büyük felaketlere yol açması engellenir.</text:span></text:p>
      <text:p text:style-name="P15"/>
      <text:p text:style-name="P15">s.55</text:p>
      <text:p text:style-name="P12"><text:span text:style-name="T1">Güne</text:span>ş<text:span text:style-name="T1"> Sistemi’ndeki gezegenlerin tümünün kütleleri, büyüklükleri ve aralarındaki mesafeler kusursuz bir denge olu</text:span>ş<text:span text:style-name="T1">turacak biçimde yaratılmı</text:span>ş<text:span text:style-name="T1">tır.</text:span></text:p>
      <text:p text:style-name="P15"/>
      <text:p text:style-name="P15">s.56-57</text:p>
      <text:p text:style-name="P15">YERYÜZÜNDEKİ DENGELER</text:p>
      <text:p text:style-name="P15"/>
      <text:p text:style-name="P12">s.56</text:p>
      <text:p text:style-name="P32">YERÇEKİMİ</text:p>
      <text:p text:style-name="P32">Eğer daha güçlü olsaydı:</text:p>
      <text:p text:style-name="P12">Dünya atmosferi çok fazla amonyak ve metan biriktirir, bu da yaşam için çok olumsuz olurdu.</text:p>
      <text:p text:style-name="P32">Eğer daha zayıf olsaydı:</text:p>
      <text:p text:style-name="P12">Dünya atmosferi çok fazla su kaybeder, canlılık mümkün olmazdı.</text:p>
      <text:p text:style-name="P12"/>
      <text:p text:style-name="P32">GÜNEŞ'E UZAKLIK</text:p>
      <text:p text:style-name="P32">Eğer daha fazla olsaydı:</text:p>
      <text:p text:style-name="P12">Gezegen çok soğur, atmosferdeki su döngüsü olumsuz etkilenir, gezegen buzul çağına girerdi.</text:p>
      <text:p text:style-name="P32">Eğer daha yakın olsaydı:</text:p>
      <text:p text:style-name="P12">Gezegen kavrulur, atmosferdeki su döngüsü olumsuz etkilenir, yaşam imkansızlaşırdı.</text:p>
      <text:p text:style-name="P12"/>
      <text:p text:style-name="P32">YER KABUĞUNUN KALINLIĞI</text:p>
      <text:p text:style-name="P32"><text:soft-page-break/>Eğer daha kalın olsaydı:</text:p>
      <text:p text:style-name="P12">Atmosferden yer kabuğuna çok fazla miktarda oksijen transfer edilirdi.</text:p>
      <text:p text:style-name="P32">Eğer daha ince olsaydı:</text:p>
      <text:p text:style-name="P12">Hayatı imkansız kılacak kadar fazla sayıda volkanik hareket olurdu.</text:p>
      <text:p text:style-name="P12"/>
      <text:p text:style-name="P12">s.57</text:p>
      <text:p text:style-name="P32">DÜNYA'NIN EKSENİNİN EĞİMİ</text:p>
      <text:p text:style-name="P32">Eğer daha fazla olsaydı:</text:p>
      <text:p text:style-name="P12">Yeryüzünün farklı bölgelerindeki sıcaklık farkları çok fazla olurdu.</text:p>
      <text:p text:style-name="P32">Eğer daha az olsaydı:</text:p>
      <text:p text:style-name="P12">Yeryüzünün farklı bölgelerindeki sıcaklık farkları yine çok fazla olurdu.</text:p>
      <text:p text:style-name="P12"/>
      <text:p text:style-name="P32">DÜNYA'NIN KENDİ ÇEVRESİNDEKİ DÖNME HIZI</text:p>
      <text:p text:style-name="P32">Eğer daha yavaş olsaydı:</text:p>
      <text:p text:style-name="P12">Gece gündüz arası ısı farkları çok yüksek olurdu.</text:p>
      <text:p text:style-name="P32">Eğer daha hızlı olsaydı:</text:p>
      <text:p text:style-name="P12">Atmosfer rüzgarları çok çok büyük hızlara ulaşır, kasırgalar ve tufanlar hayatı imkansızlaştırırdı.</text:p>
      <text:p text:style-name="P12"/>
      <text:p text:style-name="P32">AY İLE DÜNYA ARASINDAKİ ÇEKİM ETKİSİ</text:p>
      <text:p text:style-name="P32">Eğer daha fazla olsaydı:</text:p>
      <text:p text:style-name="P12">Ay'ın şiddetli çekiminin, atmosfer şartları, Dünya'nın kendi eksenindeki dönüş hızı ve okyanuslardaki gelgitler üzerinde çok sert etkileri olurdu.</text:p>
      <text:p text:style-name="P32">Eğer daha az olsaydı:</text:p>
      <text:p text:style-name="P12">Şiddetli iklim değişikliklerine neden olurdu.</text:p>
      <text:p text:style-name="P12"/>
      <text:p text:style-name="P12">s.58</text:p>
      <text:p text:style-name="P32">DÜNYA'NIN MANYETİK ALANI</text:p>
      <text:p text:style-name="P32">Eğer daha güçlü olsaydı:</text:p>
      <text:p text:style-name="P12">Çok sert elektromanyetik fırtınalar olurdu.</text:p>
      <text:p text:style-name="P32">Eğer daha zayıf olsaydı:</text:p>
      <text:p text:style-name="P12">Güneş Rüzgarı denilen ve Güneş'ten fırlatılan zararlı parçacıklara karşı Dünya'nın koruması kalkardı. Her iki durumda da yaşam imkansız olurdu.</text:p>
      <text:p text:style-name="P12"><text:soft-page-break/></text:p>
      <text:p text:style-name="P32">ALBEDO ETKİSİ</text:p>
      <text:p text:style-name="P34">(Yeryüzünden yansıyan Güneş ışığının, yeryüzüne ulaşan güneş ışığına oranı)</text:p>
      <text:p text:style-name="P32">Eğer daha fazla olsaydı:</text:p>
      <text:p text:style-name="P12">Hızla buzul çağına girilirdi.</text:p>
      <text:p text:style-name="P32">Eğer daha az olsaydı:</text:p>
      <text:p text:style-name="P12">Sera etkisi aşırı ısınmaya neden olur, Dünya önce buzdağlarının erimesiyle sular altında kalır daha sonra kavrulurdu.</text:p>
      <text:p text:style-name="P12"/>
      <text:p text:style-name="P32">ATMOSFERDEKİ OKSİJEN VE AZOT ORANI</text:p>
      <text:p text:style-name="P32">Eğer daha fazla olsaydı:</text:p>
      <text:p text:style-name="P12">Yaşamsal fonksiyonlar olumsuz şekilde hızlanırdı.</text:p>
      <text:p text:style-name="P32">Eğer daha az olsaydı:</text:p>
      <text:p text:style-name="P12">Yaşamsal fonksiyonlar olumsuz şekilde yavaşlardı.</text:p>
      <text:p text:style-name="P12"/>
      <text:p text:style-name="P12">s.59</text:p>
      <text:p text:style-name="P12">Burada sayılanlar Dünya'da yaşamın oluşabilmesi ve canlılığın devam edebilmesi için gereken son derece hassas dengelerden sadece birkaçıdır. Yalnızca bunlar bile evrenin ve Dünya'nın tesadüfler sonucu meydana gelemeyeceğini kesin olarak ortaya koymaya yeterlidir.<text:span text:style-name="T16">30</text:span></text:p>
      <text:p text:style-name="P31"/>
      <text:p text:style-name="P32">ATMOSFERDEKİ KARBONDİOKSİT VE SU MİKTARLARI</text:p>
      <text:p text:style-name="P32">Eğer daha fazla olsaydı:</text:p>
      <text:p text:style-name="P12">Atmosfer çok fazla ısınırdı.</text:p>
      <text:p text:style-name="P32">Eğer daha az olsaydı:</text:p>
      <text:p text:style-name="P12">Atmosfer ısısı düşerdi.</text:p>
      <text:p text:style-name="P12"/>
      <text:p text:style-name="P32">ATMOSFERDEKİ OKSİJEN MİKTARI</text:p>
      <text:p text:style-name="P32">Eğer daha fazla olsaydı:</text:p>
      <text:p text:style-name="P12">Bitkiler ve hidrokarbonlar çok kolaylıkla tutuşurdu.</text:p>
      <text:p text:style-name="P32">Eğer daha az olsaydı:</text:p>
      <text:p text:style-name="P12">Canlılar solunum yapamazlardı.</text:p>
      <text:p text:style-name="P12"/>
      <text:p text:style-name="P12">OZON TABAKASININ KALINLIĞI</text:p>
      <text:p text:style-name="P32"><text:soft-page-break/>Eğer daha fazla olsaydı:</text:p>
      <text:p text:style-name="P12">Yeryüzü ısısı çok düşerdi.</text:p>
      <text:p text:style-name="P32">Eğer daha az olsaydı:</text:p>
      <text:p text:style-name="P12">Yeryüzü aşırı ısınır, Güneş'ten gelen zararlı ultraviole ışınlarına karşı bir koruma kalmazdı.</text:p>
      <text:p text:style-name="P12"/>
      <text:p text:style-name="P12">s.60</text:p>
      <text:p text:style-name="P12"><text:span text:style-name="T1">Yeryüzünün çekirde</text:span>ğ<text:span text:style-name="T1">indeki a</text:span>ğ<text:span text:style-name="T1">ır elementlerin cinsi, oranı ve reaksiyon hızları Dünya'nın etrafındaki koruyucu manyetik alanın olu</text:span>ş<text:span text:style-name="T1">masında çok önemli rol oynar. Bu manyetik kalkan ise Dünya'yı uzaydan gelecek her türlü zararlı ı</text:span>ş<text:span text:style-name="T1">ına ve maddeye kar</text:span>ş<text:span text:style-name="T1">ı korur. </text:span></text:p>
      <text:p text:style-name="P15"/>
      <text:p text:style-name="P15">s.62</text:p>
      <text:p text:style-name="P12"><text:span text:style-name="T1">Dünya'nın ekseninin 23 derece 27 dakikalık e</text:span>ğ<text:span text:style-name="T1">imi, kutuplarla ekvator arasındaki atmosferin olu</text:span>ş<text:span text:style-name="T1">masında engel olu</text:span>ş<text:span text:style-name="T1">turabilecek a</text:span>ş<text:span text:style-name="T1">ırı sıcaklı</text:span>ğ<text:span text:style-name="T1">ı önler. E</text:span>ğ<text:span text:style-name="T1">er bu e</text:span>ğ<text:span text:style-name="T1">im olmasaydı, kutup bölgeleriyle ekvator arasındaki sıcaklık farkı çok daha artacak ve ya</text:span>ş<text:span text:style-name="T1">anabilir bir atmosferin var olması imkansızla</text:span>ş<text:span text:style-name="T1">acaktı.</text:span></text:p>
      <text:p text:style-name="P15"/>
      <text:p text:style-name="P12">s.64</text:p>
      <text:p text:style-name="P12"><text:span text:style-name="T1">Dünya'nın Güne</text:span>ş<text:span text:style-name="T1">'e olan uzaklı</text:span>ğ<text:span text:style-name="T1">ı, kendi etrafındaki dönü</text:span>ş<text:span text:style-name="T1"> hızı, ekseninin e</text:span>ğ<text:span text:style-name="T1">imi, yeryüzü </text:span>ş<text:span text:style-name="T1">ekilleri gibi birbirinden ba</text:span>ğ<text:span text:style-name="T1">ımsız pek çok etken, gezegenin ya</text:span>ş<text:span text:style-name="T1">ama uygun bir biçimde ısınmasını ve ısının gezegene dengeli bir biçimde yayılmasını sa</text:span>ğ<text:span text:style-name="T1">lar. </text:span></text:p>
      <text:p text:style-name="P15"/>
      <text:p text:style-name="P15">Dünya</text:p>
      <text:p text:style-name="P27"/>
      <text:p text:style-name="P12">s.68</text:p>
      <text:p text:style-name="P12"><text:span text:style-name="T1">Atmosferdeki oksijen oranı biraz daha artsaydı Dünya çok kısa sürede ya</text:span>ş<text:span text:style-name="T1">anılmaz bir gezegene döner, küçük bir kıvılcım dev yangınlara yol açar ve tüm Dünya kısa zamanda yanıp kavrulurdu.</text:span></text:p>
      <text:p text:style-name="P15"/>
      <text:p text:style-name="P15">s.71</text:p>
      <text:p text:style-name="P12"><text:span text:style-name="T1">Atmosferdeki karbondioksit oranı biraz daha azalsaydı Dünya'nın yüzey ısısı korunamayacaktı. Bu durumda yeryüzü sürekli ısı kaybedecek, bütün okyanuslar donacak ve Dünya'da ya</text:span>ş<text:span text:style-name="T1">am imkansız hale gelecekti.</text:span></text:p>
      <text:p text:style-name="P15"/>
      <text:p text:style-name="P15">s.72</text:p>
      <text:p text:style-name="P12"><text:span text:style-name="T1">E</text:span>ğ<text:span text:style-name="T1">er atmosferin yo</text:span>ğ<text:span text:style-name="T1">unluk ve akı</text:span>ş<text:span text:style-name="T1">kanlık de</text:span>ğ<text:span text:style-name="T1">erleri biraz fazla olsaydı, ci</text:span>ğ<text:span text:style-name="T1">erimize hava çekmek bizim için bir enjektöre bal çekmek kadar zorla</text:span>ş<text:span text:style-name="T1">acaktı.</text:span></text:p>
      <text:p text:style-name="P15"/>
      <text:p text:style-name="P15"><text:soft-page-break/>s.75</text:p>
      <text:p text:style-name="P12">MOR ÖTESİ</text:p>
      <text:p text:style-name="P12"/>
      <text:p text:style-name="P12">KIZIL ÖTESİ</text:p>
      <text:p text:style-name="P12"/>
      <text:p text:style-name="P12">GÖRÜNEN IŞIK</text:p>
      <text:p text:style-name="P12"/>
      <text:p text:style-name="P12"><text:span text:style-name="T1">Güne</text:span>ş<text:span text:style-name="T1">’in yaydı</text:span>ğ<text:span text:style-name="T1">ı görünen ı</text:span>ş<text:span text:style-name="T1">ık evrendeki 10</text:span><text:span text:style-name="T17">25</text:span><text:span text:style-name="T1"> farklı dalgaboyu içinde tek bir birimi kaplar. Ne ilginçtir ki Dünya üzerindeki ya</text:span>ş<text:span text:style-name="T1">amı destekleyecek olan ı</text:span>ş<text:span text:style-name="T1">ınlar da sadece bu 10</text:span><text:span text:style-name="T17">25</text:span><text:span text:style-name="T1">'te 1 aralı</text:span>ğ<text:span text:style-name="T1">ındaki ı</text:span>ş<text:span text:style-name="T1">ınlardır. </text:span></text:p>
      <text:p text:style-name="P12"><text:span text:style-name="T1">Güne</text:span>ş<text:span text:style-name="T1">’ten yayılan ı</text:span>ş<text:span text:style-name="T1">ı</text:span>ğ<text:span text:style-name="T1">ın Dünya'daki canlı ya</text:span>ş<text:span text:style-name="T1">amına tam uyumlu olacak 10</text:span><text:span text:style-name="T17">25</text:span><text:span text:style-name="T1">’te 1’lik aralı</text:span>ğ<text:span text:style-name="T1">a sıkı</text:span>ş<text:span text:style-name="T1">tırılmı</text:span>ş<text:span text:style-name="T1"> olması hiçbir tesadüfle açıklanmayacak üstün bir düzeni gösterir. Güne</text:span>ş<text:span text:style-name="T1">’in yaydı</text:span>ğ<text:span text:style-name="T1">ı ı</text:span>ş<text:span text:style-name="T1">ının cinsi dahi trilyon kere trilyonlarca ihtimal arasından en ideali olacak biçimde seçilmi</text:span>ş<text:span text:style-name="T1">tir.</text:span></text:p>
      <text:p text:style-name="P15"/>
      <text:p text:style-name="P15">s.77</text:p>
      <text:p text:style-name="P12"><text:span text:style-name="T1">Fotosentez sonucunda güne</text:span>ş<text:span text:style-name="T1"> enerjisi bitki yapraklarının hücrelerinde besin olarak depo edilir. Yeryüzündeki tüm canlılık da do</text:span>ğ<text:span text:style-name="T1">rudan ya da dolaylı olarak enerjisini bu yoldan elde eder. Herhangi bir bitkinin fotosentez yapabilmesi ise sadece ve sadece çok belirli bir ı</text:span>ş<text:span text:style-name="T1">ık aralı</text:span>ğ<text:span text:style-name="T1">ında mümkündür. Bu aralık ise tam olarak Güne</text:span>ş<text:span text:style-name="T1">'in yaydı</text:span>ğ<text:span text:style-name="T1">ı ı</text:span>ş<text:span text:style-name="T1">ı</text:span>ğ<text:span text:style-name="T1">a kar</text:span>ş<text:span text:style-name="T1">ılık gelmektedir.</text:span></text:p>
      <text:p text:style-name="P15"/>
      <text:p text:style-name="P15">s.78</text:p>
      <text:p text:style-name="P12"><text:span text:style-name="T1">Görünebilir ı</text:span>ş<text:span text:style-name="T1">ıkla ilgili dikkat çekici bir ba</text:span>ş<text:span text:style-name="T1">ka nokta ise, bu ı</text:span>ş<text:span text:style-name="T1">ı</text:span>ğ<text:span text:style-name="T1">ın farklı renklerinin suyun içinde farklı mesafelere kadar gidebilmesidir. Örne</text:span>ğ<text:span text:style-name="T1">in 18 metrenin altında kırmızı ı</text:span>ş<text:span text:style-name="T1">ık sona erer. Sarı ı</text:span>ş<text:span text:style-name="T1">ık 100 metre kadar bir derinli</text:span>ğ<text:span text:style-name="T1">e ilerleyebilir. Ye</text:span>ş<text:span text:style-name="T1">il ve mavi ı</text:span>ş<text:span text:style-name="T1">ık ise, 240 metreye kadar iner. Bu ise son derece önemli bir düzendir. Çünkü fotosentez için gerekli olan ı</text:span>ş<text:span text:style-name="T1">ık, öncelikle mavi ve ye</text:span>ş<text:span text:style-name="T1">il ı</text:span>ş<text:span text:style-name="T1">ıktır. Suyun bu ı</text:span>ş<text:span text:style-name="T1">ık rengini di</text:span>ğ<text:span text:style-name="T1">erlerinden çok daha fazla geçirmesi sayesinde, fotosentez yapan bitkiler denizlerin 240 metre derinliklerine kadar ya</text:span>ş<text:span text:style-name="T1">ayabilirler.</text:span></text:p>
      <text:p text:style-name="P15"/>
      <text:p text:style-name="P27">s.79</text:p>
      <text:p text:style-name="P12"><text:span text:style-name="T28">Güneş ı</text:span>şığı</text:p>
      <text:p text:style-name="P27"/>
      <text:p text:style-name="P12"><text:span text:style-name="T1">Güne</text:span>ş<text:span text:style-name="T1"> ı</text:span>ş<text:span text:style-name="T1">ı</text:span>ğ<text:span text:style-name="T1">ı yapra</text:span>ğ<text:span text:style-name="T1">ın üzerine dü</text:span>ş<text:span text:style-name="T1">tü</text:span>ğ<text:span text:style-name="T1">ünde yapraktaki tabakalar boyunca ilerler. Yaprak hücrelerindeki kloroplast organellerinin içindeki klorofiller bu ı</text:span>ş<text:span text:style-name="T1">ı</text:span>ğ<text:span text:style-name="T1">ın enerjisini kimyasal enerjiye çevirir. Bu kimyasal enerjiyi elde eden bitki ise bunu hemen besin elde etmekte kullanır. Bilim adamlarının birkaç cümlede özetlenen bu bilgiyi elde etmeleri 20. yüzyılın ortalarını bulmu</text:span>ş<text:span text:style-name="T1">tur. Fotosentez i</text:span>ş<text:span text:style-name="T1">lemini anlamak için sayfalarca reaksiyon zincirleri yazılmaktadır. Fakat hala bu zincirlerde bilinmeyen halkalar mevcuttur. Oysa bitkiler yüz milyonlarca yıldır bu i</text:span>ş<text:span text:style-name="T1">lemleri hiç </text:span>ş<text:span text:style-name="T1">a</text:span>ş<text:span text:style-name="T1">madan gerçekle</text:span>ş<text:span text:style-name="T1">tirip dünyaya oksijen ve besin sa</text:span>ğ<text:span text:style-name="T1">lamaktadırlar.</text:span></text:p>
      <text:p text:style-name="P12"><text:soft-page-break/><text:span text:style-name="T1">Bitki hücrelerindeki klorofillerde fotosentez için gereken ı</text:span>ş<text:span text:style-name="T1">ın cinsi evrendeki 10</text:span><text:span text:style-name="T17">25</text:span><text:span text:style-name="T1"> farklı ı</text:span>ş<text:span text:style-name="T1">ın arasından yalnızca Güne</text:span>ş<text:span text:style-name="T1">'in yaydı</text:span>ğ<text:span text:style-name="T1">ı ı</text:span>ş<text:span text:style-name="T1">ındır. </text:span></text:p>
      <text:p text:style-name="P15"/>
      <text:p text:style-name="P12">Thylakoidler</text:p>
      <text:p text:style-name="P12"/>
      <text:p text:style-name="P27">Işığa bağlı reaksiyonlar</text:p>
      <text:p text:style-name="P27"/>
      <text:p text:style-name="P12">Işığa bağlı olmayan reaksiyonlar</text:p>
      <text:p text:style-name="P12"/>
      <text:p text:style-name="P27">Calvin Çevrimi</text:p>
      <text:p text:style-name="P27"/>
      <text:p text:style-name="P12">s.81</text:p>
      <text:p text:style-name="P12"><text:span text:style-name="T1">Dünya üzerindeki canlıların görme yetene</text:span>ğ<text:span text:style-name="T1">ine sahip olması için en ideal aralık Güne</text:span>ş<text:span text:style-name="T1">'in yaydı</text:span>ğ<text:span text:style-name="T1">ı ı</text:span>ş<text:span text:style-name="T1">ık aralı</text:span>ğ<text:span text:style-name="T1">ıdır.</text:span></text:p>
      <text:p text:style-name="P15"/>
      <text:p text:style-name="P12">s.83</text:p>
      <text:p text:style-name="P12"><text:span text:style-name="T1">Atmosferin yalnızca bizim yararımıza olan ı</text:span>ş<text:span text:style-name="T1">ınları geçirip zararlı olanları engellemesi gerçekte ola</text:span>ğ<text:span text:style-name="T1">anüstü bir seçicilik gerektirir. Canlı ya</text:span>ş<text:span text:style-name="T1">amına son derece uygun böyle bir seçicilik açıktır ki, kusursuz bir yaratılı</text:span>ş<text:span text:style-name="T1">ın eseridir.</text:span></text:p>
      <text:p text:style-name="P15"/>
      <text:p text:style-name="P27">s.87</text:p>
      <text:p text:style-name="P12"><text:span text:style-name="T1">Sular her zaman yüzeyden donarlar ve buz her zaman suyun üzerinde yüzer, dibe batmaz. E</text:span>ğ<text:span text:style-name="T1">er suyun tüm di</text:span>ğ<text:span text:style-name="T1">er sıvılar gibi so</text:span>ğ<text:span text:style-name="T1">udukça yo</text:span>ğ<text:span text:style-name="T1">unlu</text:span>ğ<text:span text:style-name="T1">u artsaydı, yani buz suyun dibine batsaydı, bu durumda okyanuslar, denizler ve göllerde, donma alttan ba</text:span>ş<text:span text:style-name="T1">layacaktı. Alttan ba</text:span>ş<text:span text:style-name="T1">layan donma yüzeyde so</text:span>ğ<text:span text:style-name="T1">u</text:span>ğ<text:span text:style-name="T1">u kesecek bir buz tabakası olmadı</text:span>ğ<text:span text:style-name="T1">ı için, yukarı do</text:span>ğ<text:span text:style-name="T1">ru devam edecekti. Böylece Dünya'daki göllerin, denizlerin ve okyanusların çok büyük bölümü dev birer buz kütlesi haline gelecekti. Böyle bir Dünya'nın denizlerinde hiçbir canlı ya</text:span>ş<text:span text:style-name="T1">ayamazdı. Denizlerin ölü oldu</text:span>ğ<text:span text:style-name="T1">u bir ekolojik sistemde kara canlılarının varlı</text:span>ğ<text:span text:style-name="T1">ı da mümkün olamazdı. Kısacası Dünya, e</text:span>ğ<text:span text:style-name="T1">er su "normal" davransaydı, ölü bir gezegen olacaktı.</text:span></text:p>
      <text:p text:style-name="P15"/>
      <text:p text:style-name="P15">s.89</text:p>
      <text:p text:style-name="P12"><text:span text:style-name="T1">Bitkiler hiçbir pompaları veya kas sistemleri olmadı</text:span>ğ<text:span text:style-name="T1">ı halde, topra</text:span>ğ<text:span text:style-name="T1">ın derinliklerindeki suyu metrelerce yukarı ta</text:span>ş<text:span text:style-name="T1">ırlar. Bunun sebebi yüzey gerilimidir. Bitkilerin köklerindeki ve damarlarındaki kanallar, suyun yüzey geriliminden yararlanacak </text:span>ş<text:span text:style-name="T1">ekilde düzenlenmi</text:span>ş<text:span text:style-name="T1">tir. Yukarı do</text:span>ğ<text:span text:style-name="T1">ru gidildikçe daralan bu kanallar, suyun yukarı do</text:span>ğ<text:span text:style-name="T1">ru "tırmanmasına" neden olurlar. Suyun yüzey gerilimi di</text:span>ğ<text:span text:style-name="T1">er sıvılarda oldu</text:span>ğ<text:span text:style-name="T1">u gibi az olsaydı, bitkiler beslenemeyecek, dolayısıyla ya</text:span>ş<text:span text:style-name="T1">amlarını sürdüremeyeceklerdi. Bitki örtüsü olmayan bir dünyada ise insan ya</text:span>ş<text:span text:style-name="T1">amından söz etmek mümkün de</text:span>ğ<text:span text:style-name="T1">ildir.</text:span></text:p>
      <text:p text:style-name="P15"/>
      <text:p text:style-name="P15"><text:soft-page-break/>s.91</text:p>
      <text:p text:style-name="P12"><text:span text:style-name="T1">Suyun gerek kimyasal gerekse fiziksel özellikleri insan ya</text:span>ş<text:span text:style-name="T1">amına ve ihtiyaçlarına en uygun olacak biçimde yaratılmı</text:span>ş<text:span text:style-name="T1">tır.</text:span></text:p>
      <text:p text:style-name="P15"/>
      <text:p text:style-name="P15">s.94</text:p>
      <text:p text:style-name="P12"><text:span text:style-name="T1">Suyun akı</text:span>ş<text:span text:style-name="T1">kanlık de</text:span>ğ<text:span text:style-name="T1">eri canlılar için hayati öneme sahiptir. E</text:span>ğ<text:span text:style-name="T1">er bu de</text:span>ğ<text:span text:style-name="T1">er biraz daha az olsaydı kanın kılcal damarlar yoluyla ta</text:span>ş<text:span text:style-name="T1">ınması imkansız olurdu.</text:span></text:p>
      <text:p text:style-name="P15"/>
      <text:p text:style-name="P15">s.96</text:p>
      <text:p text:style-name="P12"><text:span text:style-name="T1">Kanın %95 i sudur. E</text:span>ğ<text:span text:style-name="T1">er suyun akı</text:span>ş<text:span text:style-name="T1">kanlı</text:span>ğ<text:span text:style-name="T1">ı balınki ya da katranınki kadar olsaydı, hiçbir kalp böyle bir kanı pompalayamazdı.</text:span></text:p>
      <text:p text:style-name="P15"/>
      <text:p text:style-name="P15">s.99</text:p>
      <text:p text:style-name="P12"><text:span text:style-name="T1">Canlılı</text:span>ğ<text:span text:style-name="T1">ın tek bir hücresindeki milyonlarca proteinden biri dahi tesadüfen olu</text:span>ş<text:span text:style-name="T1">amayacak derecede kompleks bir yapıya sahiptir.</text:span></text:p>
      <text:p text:style-name="P15"/>
      <text:p text:style-name="P15">s.101</text:p>
      <text:p text:style-name="P12"><text:span text:style-name="T1">Soludu</text:span>ğ<text:span text:style-name="T1">umuz hava da, bu havayı kullanmamızı sa</text:span>ğ<text:span text:style-name="T1">layan sistemlerimiz de kusursuz bir uyumla yaratılmı</text:span>ş<text:span text:style-name="T1">tır.</text:span></text:p>
      <text:p text:style-name="P15"/>
      <text:p text:style-name="P15">s.104</text:p>
      <text:p text:style-name="P12">İ<text:span text:style-name="T1">lk bakı</text:span>ş<text:span text:style-name="T1">ta basit görünen canlılar dahi tesadüflerle olu</text:span>ş<text:span text:style-name="T1">amayacak derecede kompleks yapılara ve sistemlere sahiptir.</text:span></text:p>
      <text:p text:style-name="P15"/>
      <text:p text:style-name="P15">s.105</text:p>
      <text:p text:style-name="P12"><text:span text:style-name="T1">Vücuttaki sayısız kompleks i</text:span>ş<text:span text:style-name="T1">lemlerden birinde görev yapan bir protein molekülü </text:span></text:p>
      <text:p text:style-name="P15"/>
      <text:p text:style-name="P15">s.106</text:p>
      <text:p text:style-name="P12"><text:span text:style-name="T1">Canlı hücrelerinin temel yapı ta</text:span>ş<text:span text:style-name="T1">ları olan proteinler, en basiti dahi tesadüflerle meydana gelemeyecek derecede kompleks moleküllerdir.</text:span></text:p>
      <text:p text:style-name="P15"/>
      <text:p text:style-name="P15">s.107</text:p>
      <text:p text:style-name="P12"><text:span text:style-name="T1">Deniz kenarında kumdan yapılmı</text:span>ş<text:span text:style-name="T1"> bir kale gören kimse bunun dalgalarla ve do</text:span>ğ<text:span text:style-name="T1">a </text:span>ş<text:span text:style-name="T1">artlarıyla meydana geldi</text:span>ğ<text:span text:style-name="T1">ini aklına bile getirmez. Bir protein molekülü ise kumdan kaleden trilyonlarca kat daha kompleks bir yapıdır. Dolayısıyla tesadüflerle ve do</text:span>ğ<text:span text:style-name="T1">a </text:span>ş<text:span text:style-name="T1">artlarıyla olu</text:span>ş<text:span text:style-name="T1">ması aynı oranda imkansızdır.</text:span></text:p>
      <text:p text:style-name="P15"><text:soft-page-break/></text:p>
      <text:p text:style-name="P15">s.109</text:p>
      <text:p text:style-name="P12">L - amino asit</text:p>
      <text:p text:style-name="P12"/>
      <text:p text:style-name="P27">D - amino asit</text:p>
      <text:p text:style-name="P27"/>
      <text:p text:style-name="P12"><text:span text:style-name="T1">Bir amino asitin hem sa</text:span>ğ<text:span text:style-name="T1">-elli hem de sol elli olma ihtimali yüzde elli oldu</text:span>ğ<text:span text:style-name="T1">u halde tüm canlılardaki amino asitlerin yalnızca sol-elli olmaları üstün bir yaratılı</text:span>ş<text:span text:style-name="T1">ı göstermektedir.</text:span></text:p>
      <text:p text:style-name="P27"/>
      <text:p text:style-name="P27">s.110</text:p>
      <text:p text:style-name="P12"><text:span text:style-name="T1">Bir para milyonlarca kez havaya atıldı</text:span>ğ<text:span text:style-name="T1">ında hep tura geliyorsa, bunu tesadüfle açıklamak mı, yoksa, birinin bilinçli bir </text:span>ş<text:span text:style-name="T1">ekilde havaya atılan paraya müdahale etti</text:span>ğ<text:span text:style-name="T1">ini kabul etmek mi daha mantıklıdır?</text:span></text:p>
      <text:p text:style-name="P15"/>
      <text:p text:style-name="P15">s.111</text:p>
      <text:p text:style-name="P12"><text:span text:style-name="T1">Kambriyen devirde yeryüzünde birdenbire ortaya çıkan ve hiçbir sözde evrimsel ataya sahip olmayan kompleks canlılar evrim teorisinin iddialarını kökünden yıkmaktadır. Çünkü böyle mucizevi bir ortaya çıkı</text:span>ş<text:span text:style-name="T1"> "Yaratılı</text:span>ş<text:span text:style-name="T1">"tan ba</text:span>ş<text:span text:style-name="T1">ka bir anlama gelmemektedir.</text:span></text:p>
      <text:p text:style-name="P15"/>
      <text:p text:style-name="P15">s.112</text:p>
      <text:p text:style-name="P12"><text:span text:style-name="T1">Bundan yakla</text:span>ş<text:span text:style-name="T1">ık 500 milyon yıl önce Kambriyen devirde yeryüzünde bir anda beliren trilobitler son derece kompleks organlara sahipti. Üstte bir trilobit fosilinin petek gözü görülüyor. Bu göz günümüzde ya</text:span>ş<text:span text:style-name="T1">ayan arılarda ve sineklerde bulunan kompleks göz yapısıyla aynıdır. </text:span></text:p>
      <text:p text:style-name="P15"/>
      <text:p text:style-name="P15">s.117</text:p>
      <text:p text:style-name="P12">İ<text:span text:style-name="T1">nsanın tek bir DNA molekülünde tam bir milyon ansiklopedi sayfasını dolduracak miktarda bilgi bulunur.</text:span></text:p>
      <text:p text:style-name="P15"/>
      <text:p text:style-name="P15">s.119</text:p>
      <text:p text:style-name="P15">(1)</text:p>
      <text:p text:style-name="P15"/>
      <text:p text:style-name="P15">(4)</text:p>
      <text:p text:style-name="P15"/>
      <text:p text:style-name="P15">(3)</text:p>
      <text:p text:style-name="P15"/>
      <text:p text:style-name="P15"><text:soft-page-break/>(2)</text:p>
      <text:p text:style-name="P15"/>
      <text:p text:style-name="P12">İ<text:span text:style-name="T1">nsan vücudundaki yakla</text:span>ş<text:span text:style-name="T1">ık 200 tür hücrenin kayna</text:span>ğ<text:span text:style-name="T1">ı kök hücreleridir. (1) Birbirlerinin kopyaları olan kök hücreleri bir süre sonra aniden di</text:span>ğ<text:span text:style-name="T1">er hücrelerden farklıla</text:span>ş<text:span text:style-name="T1">maya ba</text:span>ş<text:span text:style-name="T1">lar. Bu farklıla</text:span>ş<text:span text:style-name="T1">ma ile kök hücrelerinden vücuttaki dokular geli</text:span>ş<text:span text:style-name="T1">ir. Enerji veren ya</text:span>ğ<text:span text:style-name="T1"> hücreleri (2), yaraları iyile</text:span>ş<text:span text:style-name="T1">tiren hücreler (3) ve damar hücreleri (4) bu dokulardan birkaçıdır</text:span><text:span text:style-name="T33">.</text:span></text:p>
      <text:p text:style-name="P29"/>
      <text:p text:style-name="P12">s.121</text:p>
      <text:p text:style-name="P12"><text:span text:style-name="T1">Son yıllarda bakteriler üzerinde yapılan gözlemler, bu tek hücreli canlıların içinde bulundukları ortamı de</text:span>ğ<text:span text:style-name="T1">erlendirip karar verdiklerini göstermi</text:span>ş<text:span text:style-name="T1">tir. Ciddi bir akıl, zeka ve bilinç gerektiren bu tür davranı</text:span>ş<text:span text:style-name="T1">ların ne beyni ne de sinir sistemi olmayan bir mikro organizma tarafından gerçekle</text:span>ş<text:span text:style-name="T1">tirilmesi bu <text:s/>akılcı, planlı, hesaplı ve kararlı davranı</text:span>ş<text:span text:style-name="T1">ların kayna</text:span>ğ<text:span text:style-name="T1">ının kendisi olamayaca</text:span>ğ<text:span text:style-name="T1">ını göstermektedir. Bu durum ise açık bir mucizeyi ortaya koyar. Tüm canlıları oldu</text:span>ğ<text:span text:style-name="T1">u gibi bakterileri de yaratan ve her davranı</text:span>ş<text:span text:style-name="T1">larını ilham eden Allah'tır. </text:span></text:p>
      <text:p text:style-name="P15"/>
      <text:p text:style-name="P27">s.126</text:p>
      <text:p text:style-name="P15">Charles Darwin</text:p>
      <text:p text:style-name="P15"/>
      <text:p text:style-name="P15">s.127</text:p>
      <text:p text:style-name="P15">Fransız biyolog</text:p>
      <text:p text:style-name="P15">Louis Pasteur</text:p>
      <text:p text:style-name="P15"/>
      <text:p text:style-name="P15">s.128</text:p>
      <text:p text:style-name="P15">Rus biyolog</text:p>
      <text:p text:style-name="P15">Alexander Oparin</text:p>
      <text:p text:style-name="P15"/>
      <text:p text:style-name="P12"><text:span text:style-name="T1">En son evrimci kaynakların da kabul etti</text:span>ğ<text:span text:style-name="T1">i gibi, hayatın kökeni, hala evrim teorisi için son derece büyük bir açmazdır. </text:span></text:p>
      <text:p text:style-name="P15"/>
      <text:p text:style-name="P15">s.131</text:p>
      <text:p text:style-name="P12"><text:span text:style-name="T1">Do</text:span>ğ<text:span text:style-name="T1">al seleksiyona göre, güçlü olan ve yaﬂadı</text:span>ğ<text:span text:style-name="T1">ı çevreye uyum sa</text:span>ğ<text:span text:style-name="T1">layabilen canlılar <text:s/>hayatta kalır, di</text:span>ğ<text:span text:style-name="T1">erleri ise yok olurlar. Evrimciler ise do</text:span>ğ<text:span text:style-name="T1">al seleksiyonun canlıları evrimleﬂtirdi</text:span>ğ<text:span text:style-name="T1">ini, yeni türler meydana getirdi</text:span>ğ<text:span text:style-name="T1">ini öne sürerler. Oysa do</text:span>ğ<text:span text:style-name="T1">al seleksiyonun böyle bir sonucu yoktur ve bu iddiayı do</text:span>ğ<text:span text:style-name="T1">rulayan tek bir delil dahi bulunmamaktadır.</text:span></text:p>
      <text:p text:style-name="P15"/>
      <text:p text:style-name="P15">s.132</text:p>
      <text:p text:style-name="P12"><text:soft-page-break/><text:span text:style-name="T1">Evrimciler yüzyılın ba</text:span>ş<text:span text:style-name="T1">ından beri sinekleri mutasyona u</text:span>ğ<text:span text:style-name="T1">ratarak, faydalı mutasyon örne</text:span>ğ<text:span text:style-name="T1">i olu</text:span>ş<text:span text:style-name="T1">turmaya çalı</text:span>ş<text:span text:style-name="T1">tılar. Ancak on yıllarca süren bu çabaların sonucunda elde edilen tek sonuç, sakat, hastalıklı ve kusurlu sinekler oldu. En solda, normal bir meyve sine</text:span>ğ<text:span text:style-name="T1">inin kafası ve sa</text:span>ğ<text:span text:style-name="T1">da mutasyona u</text:span>ğ<text:span text:style-name="T1">ramı</text:span>ş<text:span text:style-name="T1"> di</text:span>ğ<text:span text:style-name="T1">er bir meyve sine</text:span>ğ<text:span text:style-name="T1">i.</text:span></text:p>
      <text:p text:style-name="P15"/>
      <text:p text:style-name="P15">bacak</text:p>
      <text:p text:style-name="P15"/>
      <text:p text:style-name="P15">anten</text:p>
      <text:p text:style-name="P15"/>
      <text:p text:style-name="P15">gözler</text:p>
      <text:p text:style-name="P15"/>
      <text:p text:style-name="P12"><text:span text:style-name="T1">a</text:span>ğ<text:span text:style-name="T1">ız</text:span></text:p>
      <text:p text:style-name="P15"/>
      <text:p text:style-name="P15">s.134</text:p>
      <text:p text:style-name="P32">Yaşayan Fosiller Evrimi Yalanlıyor</text:p>
      <text:p text:style-name="P12"><text:span text:style-name="T1">Fosiller, evrimin hiçbir zaman ya</text:span>ş<text:span text:style-name="T1">anmadı</text:span>ğ<text:span text:style-name="T1">ının ispatıdır. Fosil kayıtlarının ortaya koydu</text:span>ğ<text:span text:style-name="T1">u gibi, canlılar sahip oldukları tüm özelliklerle bir anda var olmu</text:span>ş<text:span text:style-name="T1">lar ve soyları devam etti</text:span>ğ<text:span text:style-name="T1">i müddetçe en küçük bir de</text:span>ğ<text:span text:style-name="T1">i</text:span>ş<text:span text:style-name="T1">iklik geçirmemi</text:span>ş<text:span text:style-name="T1">lerdir. Balıklar hep balık, böcekler hep böcek, sürüngenler hep sürüngen olarak var olmu</text:span>ş<text:span text:style-name="T1">tur. Türlerin a</text:span>ş<text:span text:style-name="T1">ama a</text:span>ş<text:span text:style-name="T1">ama olu</text:span>ş<text:span text:style-name="T1">tu</text:span>ğ<text:span text:style-name="T1">u iddiasının bilimsel hiçbir geçerlili</text:span>ğ<text:span text:style-name="T1">i yoktur.</text:span></text:p>
      <text:p text:style-name="P15"/>
      <text:p text:style-name="P15">Güneş Balığı </text:p>
      <text:p text:style-name="P15">Dönem: Senozoik zaman, Eosen dönemi</text:p>
      <text:p text:style-name="P15">Yaş: 54 – 37 milyon yıl</text:p>
      <text:p text:style-name="P15"/>
      <text:p text:style-name="P15">Deniz Kestanesi</text:p>
      <text:p text:style-name="P15">Dönem: Paleozoik zaman, Karbonifer dönemi</text:p>
      <text:p text:style-name="P15">Yaş: 295 milyon yıl</text:p>
      <text:p text:style-name="P15"/>
      <text:p text:style-name="P15">Çayır Sivrisineği</text:p>
      <text:p text:style-name="P15">Dönem: Senozoik zaman, Eosen dönemi</text:p>
      <text:p text:style-name="P15">Yaş: 48-37 milyon yıl</text:p>
      <text:p text:style-name="P15"/>
      <text:p text:style-name="P15">s.135</text:p>
      <text:p text:style-name="P15">Deniz Yıldızı</text:p>
      <text:p text:style-name="P15"><text:soft-page-break/>Dönem: Paleozoik zaman, Ordovisyen dönemi</text:p>
      <text:p text:style-name="P15">Yaş: 490 – 443 milyon yıl</text:p>
      <text:p text:style-name="P15"/>
      <text:p text:style-name="P15">Huş Ağacı Yaprağı</text:p>
      <text:p text:style-name="P15">Dönem: Senozoik zaman, Eosen dönemi</text:p>
      <text:p text:style-name="P15">Yaş: 50 milyon yıl</text:p>
      <text:p text:style-name="P15"/>
      <text:p text:style-name="P15">Köpüklü Ağustos Böceği</text:p>
      <text:p text:style-name="P15">Dönem: Mezozoik zaman, Kretase dönemi</text:p>
      <text:p text:style-name="P15">Yaş: 125 milyon yıl</text:p>
      <text:p text:style-name="P15"/>
      <text:p text:style-name="P15">Sekoya Yaprağı</text:p>
      <text:p text:style-name="P15">Dönem: Senozoik zaman, Eosen dönemi</text:p>
      <text:p text:style-name="P15">Yaş: 50 milyon yıl</text:p>
      <text:p text:style-name="P15"/>
      <text:p text:style-name="P15">s.140</text:p>
      <text:p text:style-name="P12"><text:span text:style-name="T1">Evrimcilerin istedikleri tüm </text:span>ş<text:span text:style-name="T1">artlar sa</text:span>ğ<text:span text:style-name="T1">lansa bir canlı olu</text:span>ş<text:span text:style-name="T1">abilir mi? Elbette ki hayır. Bunu daha iyi anlamak için </text:span>ş<text:span text:style-name="T1">öyle bir deney yapalım. Üsttekine benzer bir varile canlıların olu</text:span>ş<text:span text:style-name="T1">umu için gerekli olan bütün atomları, enzimleri, hormonları, proteinleri kısacası evrimcilerin istedikleri, gerekli gördükleri tüm elementleri koyalım.Olabilecek her türlü kimyasal ve fiziksel yöntemi kullanarak bu elementleri karı</text:span>ş<text:span text:style-name="T1">tıralım ve istedikleri kadar bekleyelim. Ne yapılırsa yapılsın, ne kadar beklenirse beklensin bu varilden canlı tek bir varlık bile çıkaramayacaklardır. </text:span></text:p>
      <text:p text:style-name="P15"/>
      <text:p text:style-name="P15">s.142</text:p>
      <text:p text:style-name="P12"><text:span text:style-name="T1">Bir cisimden gelen uyarılar elektrik sinyaline dönü</text:span>ş<text:span text:style-name="T1">erek beyinde bir etki olu</text:span>ş<text:span text:style-name="T1">tururlar. Görüyorum derken, aslında zihnimizdeki elektrik sinyallerinin etkisini seyrederiz. Beyin ı</text:span>ş<text:span text:style-name="T1">ı</text:span>ğ<text:span text:style-name="T1">a kapalıdır. Yani beynin içi kapkaranlıktır, ı</text:span>ş<text:span text:style-name="T1">ık beynin bulundu</text:span>ğ<text:span text:style-name="T1">u yere kadar giremez. Görüntü merkezi denilen yer kapkaranlık, ı</text:span>ş<text:span text:style-name="T1">ı</text:span>ğ<text:span text:style-name="T1">ın asla ula</text:span>ş<text:span text:style-name="T1">madı</text:span>ğ<text:span text:style-name="T1">ı, belki de hiç kar</text:span>ş<text:span text:style-name="T1">ıla</text:span>ş<text:span text:style-name="T1">madı</text:span>ğ<text:span text:style-name="T1">ınız kadar karanlık bir yerdir. Ancak siz bu zifiri karanlıkta ı</text:span>ş<text:span text:style-name="T1">ıklı, pırıl pırıl bir dünyayı seyredersiniz.</text:span></text:p>
      <text:p text:style-name="P15"/>
      <text:p text:style-name="P15"/>
      <text:h text:style-name="P35" text:outline-level="1">ARKA KAPAK</text:h>
      <text:p text:style-name="P12"/>
      <text:p text:style-name="P12"/>
      <text:p text:style-name="P12"><text:span text:style-name="T1">Evrenimizi, içinde bulundu</text:span>ğ<text:span text:style-name="T1">umuz Samanyolu Galaksisi'ni, Güne</text:span>ş<text:span text:style-name="T1"> sistemimizi ve üzerinde ya</text:span>ş<text:span text:style-name="T1">adı</text:span>ğ<text:span text:style-name="T1">ımız Dünya gezegenini ku</text:span>ş<text:span text:style-name="T1">atan sayısız kanun, denge ve ölçü vardır. Bunların her biri, insan ya</text:span>ş<text:span text:style-name="T1">amına olanak sa</text:span>ğ<text:span text:style-name="T1">layacak bir biçimde, özel olarak hesaplanmı</text:span>ş<text:span text:style-name="T1"> ve düzenlenmi</text:span>ş<text:span text:style-name="T1">tir. Gerçekte, evrende insano</text:span>ğ<text:span text:style-name="T1">lunun var olması ve ya</text:span>ş<text:span text:style-name="T1">amını sürdürmesi için gereken </text:span>ş<text:span text:style-name="T1">artların her biri, "tek tek" birer mucize niteli</text:span>ğ<text:span text:style-name="T1">indedir. Gereken milyonlarca </text:span>ş<text:span text:style-name="T1">artın bir araya gelmesi ise uçsuz bucaksız bir "mucizeler zinciri" olu</text:span>ş<text:span text:style-name="T1">turur. Bir </text:span>ş<text:span text:style-name="T1">eyin mucize olması ise, elbette onun Allah Katından geldi</text:span>ğ<text:span text:style-name="T1">inin bir delilidir. Her karesi ayrı bir mucize olan evren de, çok açıktır ki onu e</text:span>ş<text:span text:style-name="T1">siz bir ilim, kudret ve sanatla var eden Yüce Allah'ın eseridir.</text:span></text:p>
      <text:p text:style-name="P15"/>
      <text:p text:style-name="P32">YAZAR HAKKINDA</text:p>
      <text:p text:style-name="P12"><text:span text:style-name="T1">Harun Yahya müstear ismini kullanan Adnan Oktar, 1956 yılında Ankara'da do</text:span>ğ<text:span text:style-name="T1">du. 1980'li yıllardan bu yana, imani, bilimsel ve siyasi konularda pek çok eser hazırladı. Bunların yanı sıra, yazarın evrimcilerin sahtekarlıklarını, iddialarının geçersizli</text:span>ğ<text:span text:style-name="T1">ini ve Darwinizm'in kanlı ideolojilerle olan karanlık ba</text:span>ğ<text:span text:style-name="T1">lantılarını ortaya koyan çok önemli eserleri bulunmaktadır.</text:span></text:p>
      <text:p text:style-name="P12"><text:span text:style-name="T1">Yazarın tüm çalı</text:span>ş<text:span text:style-name="T1">malarındaki ortak hedef, Kuran'ın tebli</text:span>ğ<text:span text:style-name="T1">ini dünyaya ula</text:span>ş<text:span text:style-name="T1">tırmak, böylelikle insanları Allah'ın varlı</text:span>ğ<text:span text:style-name="T1">ı, birli</text:span>ğ<text:span text:style-name="T1">i ve ahiret gibi temel imani konular üzerinde dü</text:span>ş<text:span text:style-name="T1">ünmeye sevk etmek ve inkarcı sistemlerin çürük temellerini ve sapkın uygulamalarını gözler önüne sermektir. Nitekim yazarın, bugüne kadar 73 ayrı dile çevrilen 300’den fazla eseri, dünya çapında geni</text:span>ş<text:span text:style-name="T1"> bir okuyucu kitlesi tarafından takip edilmektedir.</text:span></text:p>
      <text:p text:style-name="P12"><text:span text:style-name="T1">Harun Yahya Külliyatı, -Allah'ın izniyle- 21. yüzyılda dünya insanlarını Kuran'da tarif edilen huzur ve barı</text:span>ş<text:span text:style-name="T1">a, do</text:span>ğ<text:span text:style-name="T1">ruluk ve adalete, güzellik ve mutlulu</text:span>ğ<text:span text:style-name="T1">a ta</text:span>ş<text:span text:style-name="T1">ımaya bir vesile olacaktır.</text:span></text:p>
      <text:p text:style-name="P14"/>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Industria-Solid" svg:font-family="Industria-Solid, Cambria"/>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onaco" svg:font-family="Monaco"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resim_20_altlar_203a__20_zeminsiz" style:display-name="resim altlar› zeminsiz"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2cm" fo:margin-right="1.85cm" fo:margin-top="0cm" fo:margin-bottom="0.07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uust" style:family="paragraph">
      <style:paragraph-properties fo:margin-left="2.2cm" fo:margin-right="1.85cm" fo:margin-top="0.071cm" fo:margin-bottom="0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ucukbaslik" style:display-name="ALT Kucukbaslik" style:family="paragraph">
      <style:paragraph-properties fo:margin-left="1.85cm" fo:margin-right="1.85cm" fo:margin-top="0cm" fo:margin-bottom="0.199cm" loext:contextual-spacing="false" fo:line-height="0.49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0cm" fo:margin-right="0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_203a_" style:display-name="resim alt›"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rrrrrrrrrr" style:family="paragraph">
      <style:paragraph-properties fo:margin-left="0.801cm" fo:margin-right="0cm" fo:margin-top="0.076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rrrrr" style:display-name="ARA BASLIKKrrrrr" style:family="paragraph">
      <style:paragraph-properties fo:margin-left="0.801cm" fo:margin-right="0cm" fo:margin-top="0cm" fo:margin-bottom="0.15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 style:display-name="ARA BASLIKK" style:family="paragraph">
      <style:paragraph-properties fo:margin-left="0.801cm" fo:margin-right="0cm" fo:margin-top="0cm" fo:margin-bottom="0.101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rrrrrrr" style:display-name="ANA METINrrrrrrr"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top="0.3cm" fo:margin-bottom="0.4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SU" style:display-name="AYET KUTUSU" style:family="paragraph">
      <style:paragraph-properties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rop_20_caseli" style:display-name="drop caseli"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1.251cm" fo:margin-right="0cm" fo:margin-top="0cm" fo:margin-bottom="0.199cm" loext:contextual-spacing="false" fo:line-height="0.441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na_20_Metin_20_Italic" style:display-name="TR Ana Metin Italic" style:family="paragraph" style:parent-style-name="TR_20_Ana_20_Metin">
      <style:text-properties fo:language="tr" fo:country="TR" fo:font-style="italic" style:font-style-asian="italic"/>
    </style:style>
    <style:style style:name="DEN" style:family="paragraph">
      <style:paragraph-properties fo:margin-left="0cm" fo:margin-right="0cm" fo:margin-top="0.212cm" fo:margin-bottom="0.212cm" loext:contextual-spacing="false" fo:line-height="0.67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 style:display-name="RESIM 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UCİZELER ZİNCİRİ</dc:title>
    <dc:subject>MUCİZELER ZİNCİRİ</dc:subject>
    <meta:initial-creator>Harun Yahya</meta:initial-creator>
    <meta:creation-date>2012-03-01T20:43:00</meta:creation-date>
    <dc:date>2019-10-14T21:46:19.917163778</dc:date>
    <meta:print-date>2012-02-09T12:44:00</meta:print-date>
    <meta:editing-cycles>51</meta:editing-cycles>
    <meta:editing-duration>PT3H23M34S</meta:editing-duration>
    <meta:generator>LibreOffice/6.3.2.2$Linux_X86_64 LibreOffice_project/ddcf6633b674837c71d3649d97a9cb3c0d392a84</meta:generator>
    <meta:document-statistic meta:table-count="0" meta:image-count="0" meta:object-count="0" meta:page-count="97" meta:paragraph-count="937" meta:word-count="28735" meta:character-count="217231" meta:non-whitespace-character-count="189195"/>
  </office:meta>
</office:document-meta>
</file>